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9.1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1.04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44.66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32.67mm"/>
    </style:style>
    <style:style style:name="co22" style:family="table-column">
      <style:table-column-properties fo:break-before="auto" style:column-width="34.03mm"/>
    </style:style>
    <style:style style:name="co23" style:family="table-column">
      <style:table-column-properties fo:break-before="auto" style:column-width="32.12mm"/>
    </style:style>
    <style:style style:name="co24" style:family="table-column">
      <style:table-column-properties fo:break-before="auto" style:column-width="32.4mm"/>
    </style:style>
    <style:style style:name="co25" style:family="table-column">
      <style:table-column-properties fo:break-before="auto" style:column-width="33.76mm"/>
    </style:style>
    <style:style style:name="co26" style:family="table-column">
      <style:table-column-properties fo:break-before="auto" style:column-width="31.57mm"/>
    </style:style>
    <style:style style:name="co27" style:family="table-column">
      <style:table-column-properties fo:break-before="auto" style:column-width="23.69mm"/>
    </style:style>
    <style:style style:name="co28" style:family="table-column">
      <style:table-column-properties fo:break-before="auto" style:column-width="24.24mm"/>
    </style:style>
    <style:style style:name="co29" style:family="table-column">
      <style:table-column-properties fo:break-before="auto" style:column-width="23.95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26.41mm"/>
    </style:style>
    <style:style style:name="co32" style:family="table-column">
      <style:table-column-properties fo:break-before="auto" style:column-width="25.59mm"/>
    </style:style>
    <style:style style:name="co33" style:family="table-column">
      <style:table-column-properties fo:break-before="auto" style:column-width="25.31mm"/>
    </style:style>
    <style:style style:name="co3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_calc" table:style-name="ta1">
        <table:shapes>
          <draw:frame draw:z-index="0" draw:style-name="gr1" draw:text-style-name="P1" svg:width="262.57mm" svg:height="104.12mm" svg:x="1.1mm" svg:y="50.73mm">
            <loext:p draw:notify-on-update-of-ranges="Abrir_calc.B1:Abrir_calc.B1 Abrir_calc.B2:Abrir_calc.B10 Abrir_calc.C1:Abrir_calc.C1 Abrir_calc.C2:Abrir_calc.C10 Abrir_calc.D1:Abrir_calc.D1 Abrir_calc.D2:Abrir_calc.D10 Abrir_calc.E1:Abrir_calc.E1 Abrir_calc.E2:Abrir_calc.E10 Abrir_calc.F1:Abrir_calc.F1 Abrir_calc.F2:Abrir_calc.F10 Abrir_calc.G1:Abrir_calc.G1 Abrir_calc.G2:Abrir_calc.G10 Abrir_calc.H1:Abrir_calc.H1 Abrir_calc.H2:Abrir_calc.H10 Abrir_calc.I1:Abrir_calc.I1 Abrir_calc.I2:Abrir_calc.I10 Abrir_calc.J1:Abrir_calc.J1 Abrir_calc.J2:Abrir_calc.J10 Abrir_calc.K1:Abrir_calc.K1 Abrir_calc.K2:Abrir_calc.K10 Abrir_calc.L1:Abrir_calc.L1 Abrir_calc.L2:Abrir_calc.L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 calcext:value-type="string">
            <text:p>Abrir_calc1</text:p>
          </table:table-cell>
          <table:table-cell table:style-name="ce1" office:value-type="string" calcext:value-type="string">
            <text:p>Abrir_calc2</text:p>
          </table:table-cell>
          <table:table-cell table:style-name="ce1" office:value-type="string" calcext:value-type="string">
            <text:p>Abrir_calc3</text:p>
          </table:table-cell>
          <table:table-cell table:style-name="ce1" office:value-type="string" calcext:value-type="string">
            <text:p>Abrir_calc4</text:p>
          </table:table-cell>
          <table:table-cell table:style-name="ce1" office:value-type="string" calcext:value-type="string">
            <text:p>Abrir_calc5</text:p>
          </table:table-cell>
          <table:table-cell table:style-name="ce1" office:value-type="string" calcext:value-type="string">
            <text:p>Abrir_calc6</text:p>
          </table:table-cell>
          <table:table-cell table:style-name="ce1" office:value-type="string" calcext:value-type="string">
            <text:p>Abrir_calc7</text:p>
          </table:table-cell>
          <table:table-cell table:style-name="ce1" office:value-type="string" calcext:value-type="string">
            <text:p>Abrir_calc8</text:p>
          </table:table-cell>
          <table:table-cell table:style-name="ce1" office:value-type="string" calcext:value-type="string">
            <text:p>Abrir_calc9</text:p>
          </table:table-cell>
          <table:table-cell table:style-name="ce1" office:value-type="string" calcext:value-type="string">
            <text:p>Abrir_calc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533665" calcext:value-type="float">
            <text:p>0,0533665</text:p>
          </table:table-cell>
          <table:table-cell office:value-type="float" office:value="0.0521253" calcext:value-type="float">
            <text:p>0,0521253</text:p>
          </table:table-cell>
          <table:table-cell office:value-type="float" office:value="0.0821048" calcext:value-type="float">
            <text:p>0,0821048</text:p>
          </table:table-cell>
          <table:table-cell office:value-type="float" office:value="0.0522507" calcext:value-type="float">
            <text:p>0,0522507</text:p>
          </table:table-cell>
          <table:table-cell office:value-type="float" office:value="0.149191" calcext:value-type="float">
            <text:p>0,149191</text:p>
          </table:table-cell>
          <table:table-cell office:value-type="float" office:value="0.0601355" calcext:value-type="float">
            <text:p>0,0601355</text:p>
          </table:table-cell>
          <table:table-cell office:value-type="float" office:value="0.048206" calcext:value-type="float">
            <text:p>0,048206</text:p>
          </table:table-cell>
          <table:table-cell office:value-type="float" office:value="0.0702877" calcext:value-type="float">
            <text:p>0,0702877</text:p>
          </table:table-cell>
          <table:table-cell office:value-type="float" office:value="0.0468769" calcext:value-type="float">
            <text:p>0,0468769</text:p>
          </table:table-cell>
          <table:table-cell office:value-type="float" office:value="0.0446005" calcext:value-type="float">
            <text:p>0,0446005</text:p>
          </table:table-cell>
          <table:table-cell office:value-type="float" office:value="0.0659145" calcext:value-type="float">
            <text:p>0,0659145</text:p>
          </table:table-cell>
          <table:table-cell office:value-type="float" office:value="0.0778077" calcext:value-type="float">
            <text:p>0,0778077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0730779" calcext:value-type="float">
            <text:p>0,0730779</text:p>
          </table:table-cell>
          <table:table-cell office:value-type="float" office:value="0.187088" calcext:value-type="float">
            <text:p>0,187088</text:p>
          </table:table-cell>
          <table:table-cell office:value-type="float" office:value="0.241608" calcext:value-type="float">
            <text:p>0,241608</text:p>
          </table:table-cell>
          <table:table-cell office:value-type="float" office:value="0.179119" calcext:value-type="float">
            <text:p>0,179119</text:p>
          </table:table-cell>
          <table:table-cell office:value-type="float" office:value="0.173529" calcext:value-type="float">
            <text:p>0,173529</text:p>
          </table:table-cell>
          <table:table-cell office:value-type="float" office:value="0.18801" calcext:value-type="float">
            <text:p>0,18801</text:p>
          </table:table-cell>
          <table:table-cell office:value-type="float" office:value="0.147585" calcext:value-type="float">
            <text:p>0,147585</text:p>
          </table:table-cell>
          <table:table-cell office:value-type="float" office:value="0.202699" calcext:value-type="float">
            <text:p>0,202699</text:p>
          </table:table-cell>
          <table:table-cell office:value-type="float" office:value="0.169424" calcext:value-type="float">
            <text:p>0,169424</text:p>
          </table:table-cell>
          <table:table-cell office:value-type="float" office:value="0.0732257" calcext:value-type="float">
            <text:p>0,0732257</text:p>
          </table:table-cell>
          <table:table-cell office:value-type="float" office:value="0.163537" calcext:value-type="float">
            <text:p>0,163537</text:p>
          </table:table-cell>
          <table:table-cell office:value-type="float" office:value="0.170884" calcext:value-type="float">
            <text:p>0,170884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78232" calcext:value-type="float">
            <text:p>0,178232</text:p>
          </table:table-cell>
          <table:table-cell office:value-type="float" office:value="0.240998" calcext:value-type="float">
            <text:p>0,240998</text:p>
          </table:table-cell>
          <table:table-cell office:value-type="float" office:value="0.273796" calcext:value-type="float">
            <text:p>0,273796</text:p>
          </table:table-cell>
          <table:table-cell office:value-type="float" office:value="0.215734" calcext:value-type="float">
            <text:p>0,215734</text:p>
          </table:table-cell>
          <table:table-cell office:value-type="float" office:value="0.194358" calcext:value-type="float">
            <text:p>0,194358</text:p>
          </table:table-cell>
          <table:table-cell office:value-type="float" office:value="0.212355" calcext:value-type="float">
            <text:p>0,212355</text:p>
          </table:table-cell>
          <table:table-cell office:value-type="float" office:value="0.21346" calcext:value-type="float">
            <text:p>0,21346</text:p>
          </table:table-cell>
          <table:table-cell office:value-type="float" office:value="0.219517" calcext:value-type="float">
            <text:p>0,219517</text:p>
          </table:table-cell>
          <table:table-cell office:value-type="float" office:value="0.242511" calcext:value-type="float">
            <text:p>0,242511</text:p>
          </table:table-cell>
          <table:table-cell office:value-type="float" office:value="0.172404" calcext:value-type="float">
            <text:p>0,172404</text:p>
          </table:table-cell>
          <table:table-cell office:value-type="float" office:value="0.216336" calcext:value-type="float">
            <text:p>0,216336</text:p>
          </table:table-cell>
          <table:table-cell office:value-type="float" office:value="0.220624" calcext:value-type="float">
            <text:p>0,220624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11999" calcext:value-type="float">
            <text:p>0,211999</text:p>
          </table:table-cell>
          <table:table-cell office:value-type="float" office:value="0.277746" calcext:value-type="float">
            <text:p>0,277746</text:p>
          </table:table-cell>
          <table:table-cell office:value-type="float" office:value="0.303017" calcext:value-type="float">
            <text:p>0,303017</text:p>
          </table:table-cell>
          <table:table-cell office:value-type="float" office:value="0.253078" calcext:value-type="float">
            <text:p>0,253078</text:p>
          </table:table-cell>
          <table:table-cell office:value-type="float" office:value="0.219316" calcext:value-type="float">
            <text:p>0,219316</text:p>
          </table:table-cell>
          <table:table-cell office:value-type="float" office:value="0.226962" calcext:value-type="float">
            <text:p>0,226962</text:p>
          </table:table-cell>
          <table:table-cell office:value-type="float" office:value="0.232417" calcext:value-type="float">
            <text:p>0,232417</text:p>
          </table:table-cell>
          <table:table-cell office:value-type="float" office:value="0.234287" calcext:value-type="float">
            <text:p>0,234287</text:p>
          </table:table-cell>
          <table:table-cell office:value-type="float" office:value="0.294435" calcext:value-type="float">
            <text:p>0,294435</text:p>
          </table:table-cell>
          <table:table-cell office:value-type="float" office:value="0.232203" calcext:value-type="float">
            <text:p>0,232203</text:p>
          </table:table-cell>
          <table:table-cell office:value-type="float" office:value="0.248546" calcext:value-type="float">
            <text:p>0,248546</text:p>
          </table:table-cell>
          <table:table-cell office:value-type="float" office:value="0.253031" calcext:value-type="float">
            <text:p>0,253031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59375" calcext:value-type="float">
            <text:p>0,259375</text:p>
          </table:table-cell>
          <table:table-cell office:value-type="float" office:value="0.35935" calcext:value-type="float">
            <text:p>0,35935</text:p>
          </table:table-cell>
          <table:table-cell office:value-type="float" office:value="0.377863" calcext:value-type="float">
            <text:p>0,377863</text:p>
          </table:table-cell>
          <table:table-cell office:value-type="float" office:value="0.36734" calcext:value-type="float">
            <text:p>0,36734</text:p>
          </table:table-cell>
          <table:table-cell office:value-type="float" office:value="0.262396" calcext:value-type="float">
            <text:p>0,262396</text:p>
          </table:table-cell>
          <table:table-cell office:value-type="float" office:value="0.244931" calcext:value-type="float">
            <text:p>0,244931</text:p>
          </table:table-cell>
          <table:table-cell office:value-type="float" office:value="0.251679" calcext:value-type="float">
            <text:p>0,251679</text:p>
          </table:table-cell>
          <table:table-cell office:value-type="float" office:value="0.251418" calcext:value-type="float">
            <text:p>0,251418</text:p>
          </table:table-cell>
          <table:table-cell office:value-type="float" office:value="0.405006" calcext:value-type="float">
            <text:p>0,405006</text:p>
          </table:table-cell>
          <table:table-cell office:value-type="float" office:value="0.275948" calcext:value-type="float">
            <text:p>0,275948</text:p>
          </table:table-cell>
          <table:table-cell office:value-type="float" office:value="0.305531" calcext:value-type="float">
            <text:p>0,305531</text:p>
          </table:table-cell>
          <table:table-cell office:value-type="float" office:value="0.325265" calcext:value-type="float">
            <text:p>0,325265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77704" calcext:value-type="float">
            <text:p>0,377704</text:p>
          </table:table-cell>
          <table:table-cell office:value-type="float" office:value="0.44419" calcext:value-type="float">
            <text:p>0,44419</text:p>
          </table:table-cell>
          <table:table-cell office:value-type="float" office:value="0.552676" calcext:value-type="float">
            <text:p>0,552676</text:p>
          </table:table-cell>
          <table:table-cell office:value-type="float" office:value="0.396088" calcext:value-type="float">
            <text:p>0,396088</text:p>
          </table:table-cell>
          <table:table-cell office:value-type="float" office:value="0.353865" calcext:value-type="float">
            <text:p>0,353865</text:p>
          </table:table-cell>
          <table:table-cell office:value-type="float" office:value="0.273398" calcext:value-type="float">
            <text:p>0,273398</text:p>
          </table:table-cell>
          <table:table-cell office:value-type="float" office:value="0.281691" calcext:value-type="float">
            <text:p>0,281691</text:p>
          </table:table-cell>
          <table:table-cell office:value-type="float" office:value="0.343779" calcext:value-type="float">
            <text:p>0,343779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323579" calcext:value-type="float">
            <text:p>0,323579</text:p>
          </table:table-cell>
          <table:table-cell office:value-type="float" office:value="0.377487" calcext:value-type="float">
            <text:p>0,377487</text:p>
          </table:table-cell>
          <table:table-cell office:value-type="float" office:value="0.424905" calcext:value-type="float">
            <text:p>0,424905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7325" calcext:value-type="float">
            <text:p>0,397325</text:p>
          </table:table-cell>
          <table:table-cell office:value-type="float" office:value="0.600218" calcext:value-type="float">
            <text:p>0,600218</text:p>
          </table:table-cell>
          <table:table-cell office:value-type="float" office:value="0.622363" calcext:value-type="float">
            <text:p>0,622363</text:p>
          </table:table-cell>
          <table:table-cell office:value-type="float" office:value="0.421133" calcext:value-type="float">
            <text:p>0,421133</text:p>
          </table:table-cell>
          <table:table-cell office:value-type="float" office:value="0.534427" calcext:value-type="float">
            <text:p>0,534427</text:p>
          </table:table-cell>
          <table:table-cell office:value-type="float" office:value="0.408636" calcext:value-type="float">
            <text:p>0,408636</text:p>
          </table:table-cell>
          <table:table-cell office:value-type="float" office:value="0.528452" calcext:value-type="float">
            <text:p>0,528452</text:p>
          </table:table-cell>
          <table:table-cell office:value-type="float" office:value="0.378648" calcext:value-type="float">
            <text:p>0,378648</text:p>
          </table:table-cell>
          <table:table-cell office:value-type="float" office:value="0.58656" calcext:value-type="float">
            <text:p>0,58656</text:p>
          </table:table-cell>
          <table:table-cell office:value-type="float" office:value="0.488399" calcext:value-type="float">
            <text:p>0,488399</text:p>
          </table:table-cell>
          <table:table-cell office:value-type="float" office:value="0.496616" calcext:value-type="float">
            <text:p>0,496616</text:p>
          </table:table-cell>
          <table:table-cell office:value-type="float" office:value="0.515093" calcext:value-type="float">
            <text:p>0,515093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20142" calcext:value-type="float">
            <text:p>0,420142</text:p>
          </table:table-cell>
          <table:table-cell office:value-type="float" office:value="0.641332" calcext:value-type="float">
            <text:p>0,641332</text:p>
          </table:table-cell>
          <table:table-cell office:value-type="float" office:value="0.648976" calcext:value-type="float">
            <text:p>0,648976</text:p>
          </table:table-cell>
          <table:table-cell office:value-type="float" office:value="0.575571" calcext:value-type="float">
            <text:p>0,575571</text:p>
          </table:table-cell>
          <table:table-cell office:value-type="float" office:value="0.625579" calcext:value-type="float">
            <text:p>0,625579</text:p>
          </table:table-cell>
          <table:table-cell office:value-type="float" office:value="0.560963" calcext:value-type="float">
            <text:p>0,560963</text:p>
          </table:table-cell>
          <table:table-cell office:value-type="float" office:value="0.597616" calcext:value-type="float">
            <text:p>0,597616</text:p>
          </table:table-cell>
          <table:table-cell office:value-type="float" office:value="0.523202" calcext:value-type="float">
            <text:p>0,523202</text:p>
          </table:table-cell>
          <table:table-cell office:value-type="float" office:value="0.664283" calcext:value-type="float">
            <text:p>0,664283</text:p>
          </table:table-cell>
          <table:table-cell office:value-type="float" office:value="0.666584" calcext:value-type="float">
            <text:p>0,666584</text:p>
          </table:table-cell>
          <table:table-cell office:value-type="float" office:value="0.592425" calcext:value-type="float">
            <text:p>0,592425</text:p>
          </table:table-cell>
          <table:table-cell office:value-type="float" office:value="0.58232" calcext:value-type="float">
            <text:p>0,58232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82671" calcext:value-type="float">
            <text:p>0,582671</text:p>
          </table:table-cell>
          <table:table-cell office:value-type="float" office:value="0.666154" calcext:value-type="float">
            <text:p>0,666154</text:p>
          </table:table-cell>
          <table:table-cell office:value-type="float" office:value="0.772492" calcext:value-type="float">
            <text:p>0,772492</text:p>
          </table:table-cell>
          <table:table-cell office:value-type="float" office:value="0.637442" calcext:value-type="float">
            <text:p>0,637442</text:p>
          </table:table-cell>
          <table:table-cell office:value-type="float" office:value="0.70537" calcext:value-type="float">
            <text:p>0,70537</text:p>
          </table:table-cell>
          <table:table-cell office:value-type="float" office:value="0.715597" calcext:value-type="float">
            <text:p>0,715597</text:p>
          </table:table-cell>
          <table:table-cell office:value-type="float" office:value="0.685991" calcext:value-type="float">
            <text:p>0,685991</text:p>
          </table:table-cell>
          <table:table-cell office:value-type="float" office:value="0.587566" calcext:value-type="float">
            <text:p>0,587566</text:p>
          </table:table-cell>
          <table:table-cell office:value-type="float" office:value="0.803288" calcext:value-type="float">
            <text:p>0,803288</text:p>
          </table:table-cell>
          <table:table-cell office:value-type="float" office:value="0.778007" calcext:value-type="float">
            <text:p>0,778007</text:p>
          </table:table-cell>
          <table:table-cell office:value-type="float" office:value="0.693458" calcext:value-type="float">
            <text:p>0,693458</text:p>
          </table:table-cell>
          <table:table-cell office:value-type="float" office:value="0.672826" calcext:value-type="float">
            <text:p>0,672826</text:p>
          </table:table-cell>
        </table:table-row>
      </table:table>
      <table:table table:name="Alarme" table:style-name="ta1">
        <table:shapes>
          <draw:frame draw:z-index="0" draw:style-name="gr1" draw:text-style-name="P1" svg:width="270.93mm" svg:height="97.99mm" svg:x="0mm" svg:y="48.88mm">
            <loext:p draw:notify-on-update-of-ranges="Alarme.B1:Alarme.B1 Alarme.B2:Alarme.B10 Alarme.C1:Alarme.C1 Alarme.C2:Alarme.C10 Alarme.D1:Alarme.D1 Alarme.D2:Alarme.D10 Alarme.E1:Alarme.E1 Alarme.E2:Alarme.E10 Alarme.F1:Alarme.F1 Alarme.F2:Alarme.F10 Alarme.G1:Alarme.G1 Alarme.G2:Alarme.G10 Alarme.H1:Alarme.H1 Alarme.H2:Alarme.H10 Alarme.I1:Alarme.I1 Alarme.I2:Alarme.I10 Alarme.J1:Alarme.J1 Alarme.J2:Alarme.J10 Alarme.K1:Alarme.K1 Alarme.K2:Alarme.K10 Alarme.L1:Alarme.L1 Alarme.L2:Alarme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Alarme1</text:p>
          </table:table-cell>
          <table:table-cell table:style-name="ce1" office:value-type="string" calcext:value-type="string">
            <text:p>Alarme2</text:p>
          </table:table-cell>
          <table:table-cell table:style-name="ce1" office:value-type="string" calcext:value-type="string">
            <text:p>Alarme3</text:p>
          </table:table-cell>
          <table:table-cell table:style-name="ce1" office:value-type="string" calcext:value-type="string">
            <text:p>Alarme4</text:p>
          </table:table-cell>
          <table:table-cell table:style-name="ce1" office:value-type="string" calcext:value-type="string">
            <text:p>Alarme5</text:p>
          </table:table-cell>
          <table:table-cell table:style-name="ce1" office:value-type="string" calcext:value-type="string">
            <text:p>Alarme6</text:p>
          </table:table-cell>
          <table:table-cell table:style-name="ce1" office:value-type="string" calcext:value-type="string">
            <text:p>Alarme7</text:p>
          </table:table-cell>
          <table:table-cell table:style-name="ce1" office:value-type="string" calcext:value-type="string">
            <text:p>Alarme8</text:p>
          </table:table-cell>
          <table:table-cell table:style-name="ce1" office:value-type="string" calcext:value-type="string">
            <text:p>Alarme9</text:p>
          </table:table-cell>
          <table:table-cell table:style-name="ce1" office:value-type="string" calcext:value-type="string">
            <text:p>Alarme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e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924405" calcext:value-type="float">
            <text:p>0,0924405</text:p>
          </table:table-cell>
          <table:table-cell office:value-type="float" office:value="0.0732086" calcext:value-type="float">
            <text:p>0,0732086</text:p>
          </table:table-cell>
          <table:table-cell office:value-type="float" office:value="0.0993454" calcext:value-type="float">
            <text:p>0,0993454</text:p>
          </table:table-cell>
          <table:table-cell office:value-type="float" office:value="0.0855381" calcext:value-type="float">
            <text:p>0,0855381</text:p>
          </table:table-cell>
          <table:table-cell office:value-type="float" office:value="0.150003" calcext:value-type="float">
            <text:p>0,150003</text:p>
          </table:table-cell>
          <table:table-cell office:value-type="float" office:value="0.219194" calcext:value-type="float">
            <text:p>0,219194</text:p>
          </table:table-cell>
          <table:table-cell office:value-type="float" office:value="0.160395" calcext:value-type="float">
            <text:p>0,160395</text:p>
          </table:table-cell>
          <table:table-cell office:value-type="float" office:value="0.123124" calcext:value-type="float">
            <text:p>0,123124</text:p>
          </table:table-cell>
          <table:table-cell office:value-type="float" office:value="0.0969456" calcext:value-type="float">
            <text:p>0,0969456</text:p>
          </table:table-cell>
          <table:table-cell office:value-type="float" office:value="0.111534" calcext:value-type="float">
            <text:p>0,111534</text:p>
          </table:table-cell>
          <table:table-cell office:value-type="float" office:value="0.121173" calcext:value-type="float">
            <text:p>0,121173</text:p>
          </table:table-cell>
          <table:table-cell office:value-type="float" office:value="0.100107" calcext:value-type="float">
            <text:p>0,100107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101147" calcext:value-type="float">
            <text:p>0,101147</text:p>
          </table:table-cell>
          <table:table-cell office:value-type="float" office:value="0.124088" calcext:value-type="float">
            <text:p>0,124088</text:p>
          </table:table-cell>
          <table:table-cell office:value-type="float" office:value="0.12761" calcext:value-type="float">
            <text:p>0,12761</text:p>
          </table:table-cell>
          <table:table-cell office:value-type="float" office:value="0.195172" calcext:value-type="float">
            <text:p>0,195172</text:p>
          </table:table-cell>
          <table:table-cell office:value-type="float" office:value="0.296149" calcext:value-type="float">
            <text:p>0,296149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149092" calcext:value-type="float">
            <text:p>0,149092</text:p>
          </table:table-cell>
          <table:table-cell office:value-type="float" office:value="0.20973" calcext:value-type="float">
            <text:p>0,20973</text:p>
          </table:table-cell>
          <table:table-cell office:value-type="float" office:value="0.143087" calcext:value-type="float">
            <text:p>0,143087</text:p>
          </table:table-cell>
          <table:table-cell office:value-type="float" office:value="0.168228" calcext:value-type="float">
            <text:p>0,168228</text:p>
          </table:table-cell>
          <table:table-cell office:value-type="float" office:value="0.133924" calcext:value-type="float">
            <text:p>0,133924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67044" calcext:value-type="float">
            <text:p>0,167044</text:p>
          </table:table-cell>
          <table:table-cell office:value-type="float" office:value="0.133627" calcext:value-type="float">
            <text:p>0,133627</text:p>
          </table:table-cell>
          <table:table-cell office:value-type="float" office:value="0.149119" calcext:value-type="float">
            <text:p>0,149119</text:p>
          </table:table-cell>
          <table:table-cell office:value-type="float" office:value="0.17325" calcext:value-type="float">
            <text:p>0,17325</text:p>
          </table:table-cell>
          <table:table-cell office:value-type="float" office:value="0.249692" calcext:value-type="float">
            <text:p>0,249692</text:p>
          </table:table-cell>
          <table:table-cell office:value-type="float" office:value="0.321776" calcext:value-type="float">
            <text:p>0,321776</text:p>
          </table:table-cell>
          <table:table-cell office:value-type="float" office:value="0.268567" calcext:value-type="float">
            <text:p>0,268567</text:p>
          </table:table-cell>
          <table:table-cell office:value-type="float" office:value="0.174441" calcext:value-type="float">
            <text:p>0,174441</text:p>
          </table:table-cell>
          <table:table-cell office:value-type="float" office:value="0.288375" calcext:value-type="float">
            <text:p>0,288375</text:p>
          </table:table-cell>
          <table:table-cell office:value-type="float" office:value="0.201479" calcext:value-type="float">
            <text:p>0,201479</text:p>
          </table:table-cell>
          <table:table-cell office:value-type="float" office:value="0.212737" calcext:value-type="float">
            <text:p>0,212737</text:p>
          </table:table-cell>
          <table:table-cell office:value-type="float" office:value="0.174546" calcext:value-type="float">
            <text:p>0,17454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44564" calcext:value-type="float">
            <text:p>0,244564</text:p>
          </table:table-cell>
          <table:table-cell office:value-type="float" office:value="0.181397" calcext:value-type="float">
            <text:p>0,181397</text:p>
          </table:table-cell>
          <table:table-cell office:value-type="float" office:value="0.201805" calcext:value-type="float">
            <text:p>0,201805</text:p>
          </table:table-cell>
          <table:table-cell office:value-type="float" office:value="0.214448" calcext:value-type="float">
            <text:p>0,214448</text:p>
          </table:table-cell>
          <table:table-cell office:value-type="float" office:value="0.293429" calcext:value-type="float">
            <text:p>0,293429</text:p>
          </table:table-cell>
          <table:table-cell office:value-type="float" office:value="0.348862" calcext:value-type="float">
            <text:p>0,348862</text:p>
          </table:table-cell>
          <table:table-cell office:value-type="float" office:value="0.312701" calcext:value-type="float">
            <text:p>0,312701</text:p>
          </table:table-cell>
          <table:table-cell office:value-type="float" office:value="0.191773" calcext:value-type="float">
            <text:p>0,191773</text:p>
          </table:table-cell>
          <table:table-cell office:value-type="float" office:value="0.316717" calcext:value-type="float">
            <text:p>0,316717</text:p>
          </table:table-cell>
          <table:table-cell office:value-type="float" office:value="0.262354" calcext:value-type="float">
            <text:p>0,262354</text:p>
          </table:table-cell>
          <table:table-cell office:value-type="float" office:value="0.256805" calcext:value-type="float">
            <text:p>0,256805</text:p>
          </table:table-cell>
          <table:table-cell office:value-type="float" office:value="0.227129" calcext:value-type="float">
            <text:p>0,22712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9932" calcext:value-type="float">
            <text:p>0,29932</text:p>
          </table:table-cell>
          <table:table-cell office:value-type="float" office:value="0.254434" calcext:value-type="float">
            <text:p>0,254434</text:p>
          </table:table-cell>
          <table:table-cell office:value-type="float" office:value="0.263431" calcext:value-type="float">
            <text:p>0,263431</text:p>
          </table:table-cell>
          <table:table-cell office:value-type="float" office:value="0.237929" calcext:value-type="float">
            <text:p>0,237929</text:p>
          </table:table-cell>
          <table:table-cell office:value-type="float" office:value="0.317479" calcext:value-type="float">
            <text:p>0,317479</text:p>
          </table:table-cell>
          <table:table-cell office:value-type="float" office:value="0.374198" calcext:value-type="float">
            <text:p>0,374198</text:p>
          </table:table-cell>
          <table:table-cell office:value-type="float" office:value="0.358222" calcext:value-type="float">
            <text:p>0,358222</text:p>
          </table:table-cell>
          <table:table-cell office:value-type="float" office:value="0.225634" calcext:value-type="float">
            <text:p>0,225634</text:p>
          </table:table-cell>
          <table:table-cell office:value-type="float" office:value="0.344379" calcext:value-type="float">
            <text:p>0,344379</text:p>
          </table:table-cell>
          <table:table-cell office:value-type="float" office:value="0.310276" calcext:value-type="float">
            <text:p>0,310276</text:p>
          </table:table-cell>
          <table:table-cell office:value-type="float" office:value="0.29853" calcext:value-type="float">
            <text:p>0,29853</text:p>
          </table:table-cell>
          <table:table-cell office:value-type="float" office:value="0.274519" calcext:value-type="float">
            <text:p>0,274519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28029" calcext:value-type="float">
            <text:p>0,328029</text:p>
          </table:table-cell>
          <table:table-cell office:value-type="float" office:value="0.316116" calcext:value-type="float">
            <text:p>0,316116</text:p>
          </table:table-cell>
          <table:table-cell office:value-type="float" office:value="0.296854" calcext:value-type="float">
            <text:p>0,296854</text:p>
          </table:table-cell>
          <table:table-cell office:value-type="float" office:value="0.258977" calcext:value-type="float">
            <text:p>0,258977</text:p>
          </table:table-cell>
          <table:table-cell office:value-type="float" office:value="0.35012" calcext:value-type="float">
            <text:p>0,35012</text:p>
          </table:table-cell>
          <table:table-cell office:value-type="float" office:value="0.397564" calcext:value-type="float">
            <text:p>0,397564</text:p>
          </table:table-cell>
          <table:table-cell office:value-type="float" office:value="0.394346" calcext:value-type="float">
            <text:p>0,394346</text:p>
          </table:table-cell>
          <table:table-cell office:value-type="float" office:value="0.327184" calcext:value-type="float">
            <text:p>0,327184</text:p>
          </table:table-cell>
          <table:table-cell office:value-type="float" office:value="0.375344" calcext:value-type="float">
            <text:p>0,375344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340513" calcext:value-type="float">
            <text:p>0,340513</text:p>
          </table:table-cell>
          <table:table-cell office:value-type="float" office:value="0.310019" calcext:value-type="float">
            <text:p>0,310019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371792" calcext:value-type="float">
            <text:p>0,371792</text:p>
          </table:table-cell>
          <table:table-cell office:value-type="float" office:value="0.346973" calcext:value-type="float">
            <text:p>0,346973</text:p>
          </table:table-cell>
          <table:table-cell office:value-type="float" office:value="0.298379" calcext:value-type="float">
            <text:p>0,298379</text:p>
          </table:table-cell>
          <table:table-cell office:value-type="float" office:value="0.383499" calcext:value-type="float">
            <text:p>0,383499</text:p>
          </table:table-cell>
          <table:table-cell office:value-type="float" office:value="0.416456" calcext:value-type="float">
            <text:p>0,416456</text:p>
          </table:table-cell>
          <table:table-cell office:value-type="float" office:value="0.430152" calcext:value-type="float">
            <text:p>0,430152</text:p>
          </table:table-cell>
          <table:table-cell office:value-type="float" office:value="0.389087" calcext:value-type="float">
            <text:p>0,389087</text:p>
          </table:table-cell>
          <table:table-cell office:value-type="float" office:value="0.411654" calcext:value-type="float">
            <text:p>0,411654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0.383274" calcext:value-type="float">
            <text:p>0,383274</text:p>
          </table:table-cell>
          <table:table-cell office:value-type="float" office:value="0.354347" calcext:value-type="float">
            <text:p>0,354347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0889" calcext:value-type="float">
            <text:p>0,40889</text:p>
          </table:table-cell>
          <table:table-cell office:value-type="float" office:value="0.411342" calcext:value-type="float">
            <text:p>0,411342</text:p>
          </table:table-cell>
          <table:table-cell office:value-type="float" office:value="0.388644" calcext:value-type="float">
            <text:p>0,388644</text:p>
          </table:table-cell>
          <table:table-cell office:value-type="float" office:value="0.35661" calcext:value-type="float">
            <text:p>0,35661</text:p>
          </table:table-cell>
          <table:table-cell office:value-type="float" office:value="0.421732" calcext:value-type="float">
            <text:p>0,421732</text:p>
          </table:table-cell>
          <table:table-cell office:value-type="float" office:value="0.442472" calcext:value-type="float">
            <text:p>0,442472</text:p>
          </table:table-cell>
          <table:table-cell office:value-type="float" office:value="0.472104" calcext:value-type="float">
            <text:p>0,472104</text:p>
          </table:table-cell>
          <table:table-cell office:value-type="float" office:value="0.420719" calcext:value-type="float">
            <text:p>0,420719</text:p>
          </table:table-cell>
          <table:table-cell office:value-type="float" office:value="0.454928" calcext:value-type="float">
            <text:p>0,454928</text:p>
          </table:table-cell>
          <table:table-cell office:value-type="float" office:value="0.499196" calcext:value-type="float">
            <text:p>0,499196</text:p>
          </table:table-cell>
          <table:table-cell office:value-type="float" office:value="0.427664" calcext:value-type="float">
            <text:p>0,427664</text:p>
          </table:table-cell>
          <table:table-cell office:value-type="float" office:value="0.397444" calcext:value-type="float">
            <text:p>0,397444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50708" calcext:value-type="float">
            <text:p>0,450708</text:p>
          </table:table-cell>
          <table:table-cell office:value-type="float" office:value="0.469001" calcext:value-type="float">
            <text:p>0,469001</text:p>
          </table:table-cell>
          <table:table-cell office:value-type="float" office:value="0.424056" calcext:value-type="float">
            <text:p>0,424056</text:p>
          </table:table-cell>
          <table:table-cell office:value-type="float" office:value="0.419163" calcext:value-type="float">
            <text:p>0,419163</text:p>
          </table:table-cell>
          <table:table-cell office:value-type="float" office:value="0.545247" calcext:value-type="float">
            <text:p>0,545247</text:p>
          </table:table-cell>
          <table:table-cell office:value-type="float" office:value="0.489885" calcext:value-type="float">
            <text:p>0,489885</text:p>
          </table:table-cell>
          <table:table-cell office:value-type="float" office:value="0.571514" calcext:value-type="float">
            <text:p>0,571514</text:p>
          </table:table-cell>
          <table:table-cell office:value-type="float" office:value="0.471293" calcext:value-type="float">
            <text:p>0,471293</text:p>
          </table:table-cell>
          <table:table-cell office:value-type="float" office:value="0.531468" calcext:value-type="float">
            <text:p>0,531468</text:p>
          </table:table-cell>
          <table:table-cell office:value-type="float" office:value="0.672734" calcext:value-type="float">
            <text:p>0,672734</text:p>
          </table:table-cell>
          <table:table-cell office:value-type="float" office:value="0.504507" calcext:value-type="float">
            <text:p>0,504507</text:p>
          </table:table-cell>
          <table:table-cell office:value-type="float" office:value="0.461635" calcext:value-type="float">
            <text:p>0,461635</text:p>
          </table:table-cell>
        </table:table-row>
      </table:table>
      <table:table table:name="Boa_noite" table:style-name="ta1">
        <table:shapes>
          <draw:frame draw:z-index="0" draw:style-name="gr1" draw:text-style-name="P1" svg:width="303.25mm" svg:height="105.98mm" svg:x="38.76mm" svg:y="49.93mm">
            <loext:p draw:notify-on-update-of-ranges="Boa_noite.B1:Boa_noite.B1 Boa_noite.B2:Boa_noite.B10 Boa_noite.C1:Boa_noite.C1 Boa_noite.C2:Boa_noite.C10 Boa_noite.D1:Boa_noite.D1 Boa_noite.D2:Boa_noite.D10 Boa_noite.E1:Boa_noite.E1 Boa_noite.E2:Boa_noite.E10 Boa_noite.F1:Boa_noite.F1 Boa_noite.F2:Boa_noite.F10 Boa_noite.G1:Boa_noite.G1 Boa_noite.G2:Boa_noite.G10 Boa_noite.H1:Boa_noite.H1 Boa_noite.H2:Boa_noite.H10 Boa_noite.I1:Boa_noite.I1 Boa_noite.I2:Boa_noite.I10 Boa_noite.J1:Boa_noite.J1 Boa_noite.J2:Boa_noite.J10 Boa_noite.K1:Boa_noite.K1 Boa_noite.K2:Boa_noite.K10 Boa_noite.L1:Boa_noite.L1 Boa_noite.L2:Boa_noite.L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Boa_noite_logan1</text:p>
          </table:table-cell>
          <table:table-cell table:style-name="ce1" office:value-type="string" calcext:value-type="string">
            <text:p>Boa_noite_logan2</text:p>
          </table:table-cell>
          <table:table-cell table:style-name="ce1" office:value-type="string" calcext:value-type="string">
            <text:p>Boa_noite_logan3</text:p>
          </table:table-cell>
          <table:table-cell table:style-name="ce1" office:value-type="string" calcext:value-type="string">
            <text:p>Boa_noite_logan4</text:p>
          </table:table-cell>
          <table:table-cell table:style-name="ce1" office:value-type="string" calcext:value-type="string">
            <text:p>Boa_noite_logan5</text:p>
          </table:table-cell>
          <table:table-cell table:style-name="ce1" office:value-type="string" calcext:value-type="string">
            <text:p>Boa_noite_logan6</text:p>
          </table:table-cell>
          <table:table-cell table:style-name="ce1" office:value-type="string" calcext:value-type="string">
            <text:p>Boa_noite_logan7</text:p>
          </table:table-cell>
          <table:table-cell table:style-name="ce1" office:value-type="string" calcext:value-type="string">
            <text:p>Boa_noite_logan8</text:p>
          </table:table-cell>
          <table:table-cell table:style-name="ce1" office:value-type="string" calcext:value-type="string">
            <text:p>Boa_noite_logan9</text:p>
          </table:table-cell>
          <table:table-cell table:style-name="ce1" office:value-type="string" calcext:value-type="string">
            <text:p>Boa_noite_logan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03563" calcext:value-type="float">
            <text:p>0,103563</text:p>
          </table:table-cell>
          <table:table-cell office:value-type="float" office:value="0.12131" calcext:value-type="float">
            <text:p>0,12131</text:p>
          </table:table-cell>
          <table:table-cell office:value-type="float" office:value="0.0949511" calcext:value-type="float">
            <text:p>0,0949511</text:p>
          </table:table-cell>
          <table:table-cell office:value-type="float" office:value="0.0889084" calcext:value-type="float">
            <text:p>0,0889084</text:p>
          </table:table-cell>
          <table:table-cell office:value-type="float" office:value="0.101455" calcext:value-type="float">
            <text:p>0,101455</text:p>
          </table:table-cell>
          <table:table-cell office:value-type="float" office:value="0.0609149" calcext:value-type="float">
            <text:p>0,0609149</text:p>
          </table:table-cell>
          <table:table-cell office:value-type="float" office:value="0.0663422" calcext:value-type="float">
            <text:p>0,0663422</text:p>
          </table:table-cell>
          <table:table-cell office:value-type="float" office:value="0.0990875" calcext:value-type="float">
            <text:p>0,0990875</text:p>
          </table:table-cell>
          <table:table-cell office:value-type="float" office:value="0.0436157" calcext:value-type="float">
            <text:p>0,0436157</text:p>
          </table:table-cell>
          <table:table-cell office:value-type="float" office:value="0.0499724" calcext:value-type="float">
            <text:p>0,0499724</text:p>
          </table:table-cell>
          <table:table-cell office:value-type="float" office:value="0.083012" calcext:value-type="float">
            <text:p>0,083012</text:p>
          </table:table-cell>
          <table:table-cell office:value-type="float" office:value="0.102038" calcext:value-type="float">
            <text:p>0,10203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138" calcext:value-type="float">
            <text:p>0,1138</text:p>
          </table:table-cell>
          <table:table-cell office:value-type="float" office:value="0.146081" calcext:value-type="float">
            <text:p>0,146081</text:p>
          </table:table-cell>
          <table:table-cell office:value-type="float" office:value="0.12526" calcext:value-type="float">
            <text:p>0,12526</text:p>
          </table:table-cell>
          <table:table-cell office:value-type="float" office:value="0.111215" calcext:value-type="float">
            <text:p>0,111215</text:p>
          </table:table-cell>
          <table:table-cell office:value-type="float" office:value="0.165582" calcext:value-type="float">
            <text:p>0,165582</text:p>
          </table:table-cell>
          <table:table-cell office:value-type="float" office:value="0.132097" calcext:value-type="float">
            <text:p>0,132097</text:p>
          </table:table-cell>
          <table:table-cell office:value-type="float" office:value="0.0848178" calcext:value-type="float">
            <text:p>0,0848178</text:p>
          </table:table-cell>
          <table:table-cell office:value-type="float" office:value="0.125538" calcext:value-type="float">
            <text:p>0,125538</text:p>
          </table:table-cell>
          <table:table-cell office:value-type="float" office:value="0.0682003" calcext:value-type="float">
            <text:p>0,0682003</text:p>
          </table:table-cell>
          <table:table-cell office:value-type="float" office:value="0.0641397" calcext:value-type="float">
            <text:p>0,0641397</text:p>
          </table:table-cell>
          <table:table-cell office:value-type="float" office:value="0.113673" calcext:value-type="float">
            <text:p>0,113673</text:p>
          </table:table-cell>
          <table:table-cell office:value-type="float" office:value="0.132388" calcext:value-type="float">
            <text:p>0,132388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21263" calcext:value-type="float">
            <text:p>0,121263</text:p>
          </table:table-cell>
          <table:table-cell office:value-type="float" office:value="0.211169" calcext:value-type="float">
            <text:p>0,211169</text:p>
          </table:table-cell>
          <table:table-cell office:value-type="float" office:value="0.16108" calcext:value-type="float">
            <text:p>0,16108</text:p>
          </table:table-cell>
          <table:table-cell office:value-type="float" office:value="0.140372" calcext:value-type="float">
            <text:p>0,140372</text:p>
          </table:table-cell>
          <table:table-cell office:value-type="float" office:value="0.244675" calcext:value-type="float">
            <text:p>0,244675</text:p>
          </table:table-cell>
          <table:table-cell office:value-type="float" office:value="0.167803" calcext:value-type="float">
            <text:p>0,167803</text:p>
          </table:table-cell>
          <table:table-cell office:value-type="float" office:value="0.100647" calcext:value-type="float">
            <text:p>0,100647</text:p>
          </table:table-cell>
          <table:table-cell office:value-type="float" office:value="0.154442" calcext:value-type="float">
            <text:p>0,154442</text:p>
          </table:table-cell>
          <table:table-cell office:value-type="float" office:value="0.0970994" calcext:value-type="float">
            <text:p>0,0970994</text:p>
          </table:table-cell>
          <table:table-cell office:value-type="float" office:value="0.0755222" calcext:value-type="float">
            <text:p>0,0755222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0.175712" calcext:value-type="float">
            <text:p>0,175712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30626" calcext:value-type="float">
            <text:p>0,130626</text:p>
          </table:table-cell>
          <table:table-cell office:value-type="float" office:value="0.272023" calcext:value-type="float">
            <text:p>0,272023</text:p>
          </table:table-cell>
          <table:table-cell office:value-type="float" office:value="0.249053" calcext:value-type="float">
            <text:p>0,249053</text:p>
          </table:table-cell>
          <table:table-cell office:value-type="float" office:value="0.199125" calcext:value-type="float">
            <text:p>0,199125</text:p>
          </table:table-cell>
          <table:table-cell office:value-type="float" office:value="0.294255" calcext:value-type="float">
            <text:p>0,294255</text:p>
          </table:table-cell>
          <table:table-cell office:value-type="float" office:value="0.213834" calcext:value-type="float">
            <text:p>0,213834</text:p>
          </table:table-cell>
          <table:table-cell office:value-type="float" office:value="0.118154" calcext:value-type="float">
            <text:p>0,118154</text:p>
          </table:table-cell>
          <table:table-cell office:value-type="float" office:value="0.243091" calcext:value-type="float">
            <text:p>0,243091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0988839" calcext:value-type="float">
            <text:p>0,0988839</text:p>
          </table:table-cell>
          <table:table-cell office:value-type="float" office:value="0.200404" calcext:value-type="float">
            <text:p>0,200404</text:p>
          </table:table-cell>
          <table:table-cell office:value-type="float" office:value="0.229016" calcext:value-type="float">
            <text:p>0,229016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146472" calcext:value-type="float">
            <text:p>0,146472</text:p>
          </table:table-cell>
          <table:table-cell office:value-type="float" office:value="0.293472" calcext:value-type="float">
            <text:p>0,293472</text:p>
          </table:table-cell>
          <table:table-cell office:value-type="float" office:value="0.272722" calcext:value-type="float">
            <text:p>0,272722</text:p>
          </table:table-cell>
          <table:table-cell office:value-type="float" office:value="0.259236" calcext:value-type="float">
            <text:p>0,259236</text:p>
          </table:table-cell>
          <table:table-cell office:value-type="float" office:value="0.332796" calcext:value-type="float">
            <text:p>0,332796</text:p>
          </table:table-cell>
          <table:table-cell office:value-type="float" office:value="0.258199" calcext:value-type="float">
            <text:p>0,258199</text:p>
          </table:table-cell>
          <table:table-cell office:value-type="float" office:value="0.168005" calcext:value-type="float">
            <text:p>0,168005</text:p>
          </table:table-cell>
          <table:table-cell office:value-type="float" office:value="0.288503" calcext:value-type="float">
            <text:p>0,288503</text:p>
          </table:table-cell>
          <table:table-cell office:value-type="float" office:value="0.244649" calcext:value-type="float">
            <text:p>0,24464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42732" calcext:value-type="float">
            <text:p>0,242732</text:p>
          </table:table-cell>
          <table:table-cell office:value-type="float" office:value="0.26094" calcext:value-type="float">
            <text:p>0,26094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237974" calcext:value-type="float">
            <text:p>0,237974</text:p>
          </table:table-cell>
          <table:table-cell office:value-type="float" office:value="0.308012" calcext:value-type="float">
            <text:p>0,308012</text:p>
          </table:table-cell>
          <table:table-cell office:value-type="float" office:value="0.293278" calcext:value-type="float">
            <text:p>0,293278</text:p>
          </table:table-cell>
          <table:table-cell office:value-type="float" office:value="0.299237" calcext:value-type="float">
            <text:p>0,299237</text:p>
          </table:table-cell>
          <table:table-cell office:value-type="float" office:value="0.43903" calcext:value-type="float">
            <text:p>0,43903</text:p>
          </table:table-cell>
          <table:table-cell office:value-type="float" office:value="0.326584" calcext:value-type="float">
            <text:p>0,326584</text:p>
          </table:table-cell>
          <table:table-cell office:value-type="float" office:value="0.234253" calcext:value-type="float">
            <text:p>0,234253</text:p>
          </table:table-cell>
          <table:table-cell office:value-type="float" office:value="0.319667" calcext:value-type="float">
            <text:p>0,319667</text:p>
          </table:table-cell>
          <table:table-cell office:value-type="float" office:value="0.270964" calcext:value-type="float">
            <text:p>0,270964</text:p>
          </table:table-cell>
          <table:table-cell office:value-type="float" office:value="0.22723" calcext:value-type="float">
            <text:p>0,22723</text:p>
          </table:table-cell>
          <table:table-cell office:value-type="float" office:value="0.295623" calcext:value-type="float">
            <text:p>0,295623</text:p>
          </table:table-cell>
          <table:table-cell office:value-type="float" office:value="0.315506" calcext:value-type="float">
            <text:p>0,315506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261083" calcext:value-type="float">
            <text:p>0,261083</text:p>
          </table:table-cell>
          <table:table-cell office:value-type="float" office:value="0.319894" calcext:value-type="float">
            <text:p>0,319894</text:p>
          </table:table-cell>
          <table:table-cell office:value-type="float" office:value="0.327889" calcext:value-type="float">
            <text:p>0,327889</text:p>
          </table:table-cell>
          <table:table-cell office:value-type="float" office:value="0.322782" calcext:value-type="float">
            <text:p>0,322782</text:p>
          </table:table-cell>
          <table:table-cell office:value-type="float" office:value="0.592986" calcext:value-type="float">
            <text:p>0,592986</text:p>
          </table:table-cell>
          <table:table-cell office:value-type="float" office:value="0.485921" calcext:value-type="float">
            <text:p>0,485921</text:p>
          </table:table-cell>
          <table:table-cell office:value-type="float" office:value="0.273449" calcext:value-type="float">
            <text:p>0,273449</text:p>
          </table:table-cell>
          <table:table-cell office:value-type="float" office:value="0.336045" calcext:value-type="float">
            <text:p>0,336045</text:p>
          </table:table-cell>
          <table:table-cell office:value-type="float" office:value="0.509227" calcext:value-type="float">
            <text:p>0,509227</text:p>
          </table:table-cell>
          <table:table-cell office:value-type="float" office:value="0.280031" calcext:value-type="float">
            <text:p>0,280031</text:p>
          </table:table-cell>
          <table:table-cell office:value-type="float" office:value="0.370931" calcext:value-type="float">
            <text:p>0,370931</text:p>
          </table:table-cell>
          <table:table-cell office:value-type="float" office:value="0.364927" calcext:value-type="float">
            <text:p>0,364927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376615" calcext:value-type="float">
            <text:p>0,376615</text:p>
          </table:table-cell>
          <table:table-cell office:value-type="float" office:value="0.340964" calcext:value-type="float">
            <text:p>0,340964</text:p>
          </table:table-cell>
          <table:table-cell office:value-type="float" office:value="0.515293" calcext:value-type="float">
            <text:p>0,515293</text:p>
          </table:table-cell>
          <table:table-cell office:value-type="float" office:value="0.344211" calcext:value-type="float">
            <text:p>0,344211</text:p>
          </table:table-cell>
          <table:table-cell office:value-type="float" office:value="0.662652" calcext:value-type="float">
            <text:p>0,662652</text:p>
          </table:table-cell>
          <table:table-cell office:value-type="float" office:value="0.55126" calcext:value-type="float">
            <text:p>0,55126</text:p>
          </table:table-cell>
          <table:table-cell office:value-type="float" office:value="0.31385" calcext:value-type="float">
            <text:p>0,31385</text:p>
          </table:table-cell>
          <table:table-cell office:value-type="float" office:value="0.552987" calcext:value-type="float">
            <text:p>0,552987</text:p>
          </table:table-cell>
          <table:table-cell office:value-type="float" office:value="0.576787" calcext:value-type="float">
            <text:p>0,576787</text:p>
          </table:table-cell>
          <table:table-cell office:value-type="float" office:value="0.491391" calcext:value-type="float">
            <text:p>0,491391</text:p>
          </table:table-cell>
          <table:table-cell office:value-type="float" office:value="0.472601" calcext:value-type="float">
            <text:p>0,472601</text:p>
          </table:table-cell>
          <table:table-cell office:value-type="float" office:value="0.447947" calcext:value-type="float">
            <text:p>0,447947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98345" calcext:value-type="float">
            <text:p>0,598345</text:p>
          </table:table-cell>
          <table:table-cell office:value-type="float" office:value="0.587248" calcext:value-type="float">
            <text:p>0,587248</text:p>
          </table:table-cell>
          <table:table-cell office:value-type="float" office:value="0.632367" calcext:value-type="float">
            <text:p>0,632367</text:p>
          </table:table-cell>
          <table:table-cell office:value-type="float" office:value="0.545932" calcext:value-type="float">
            <text:p>0,545932</text:p>
          </table:table-cell>
          <table:table-cell office:value-type="float" office:value="0.803065" calcext:value-type="float">
            <text:p>0,803065</text:p>
          </table:table-cell>
          <table:table-cell office:value-type="float" office:value="0.666635" calcext:value-type="float">
            <text:p>0,666635</text:p>
          </table:table-cell>
          <table:table-cell office:value-type="float" office:value="0.594268" calcext:value-type="float">
            <text:p>0,594268</text:p>
          </table:table-cell>
          <table:table-cell office:value-type="float" office:value="0.636256" calcext:value-type="float">
            <text:p>0,636256</text:p>
          </table:table-cell>
          <table:table-cell office:value-type="float" office:value="0.613525" calcext:value-type="float">
            <text:p>0,613525</text:p>
          </table:table-cell>
          <table:table-cell office:value-type="float" office:value="0.622235" calcext:value-type="float">
            <text:p>0,622235</text:p>
          </table:table-cell>
          <table:table-cell office:value-type="float" office:value="0.629988" calcext:value-type="float">
            <text:p>0,629988</text:p>
          </table:table-cell>
          <table:table-cell office:value-type="float" office:value="0.633391" calcext:value-type="float">
            <text:p>0,633391</text:p>
          </table:table-cell>
        </table:table-row>
      </table:table>
      <table:table table:name="Bom_dia" table:style-name="ta1">
        <table:shapes>
          <draw:frame draw:z-index="0" draw:style-name="gr1" draw:text-style-name="P1" svg:width="315.7mm" svg:height="105.45mm" svg:x="29.16mm" svg:y="48.88mm">
            <loext:p draw:notify-on-update-of-ranges="Bom_dia.B1:Bom_dia.B1 Bom_dia.B2:Bom_dia.B10 Bom_dia.C1:Bom_dia.C1 Bom_dia.C2:Bom_dia.C10 Bom_dia.D1:Bom_dia.D1 Bom_dia.D2:Bom_dia.D10 Bom_dia.E1:Bom_dia.E1 Bom_dia.E2:Bom_dia.E10 Bom_dia.F1:Bom_dia.F1 Bom_dia.F2:Bom_dia.F10 Bom_dia.G1:Bom_dia.G1 Bom_dia.G2:Bom_dia.G10 Bom_dia.H1:Bom_dia.H1 Bom_dia.H2:Bom_dia.H10 Bom_dia.I1:Bom_dia.I1 Bom_dia.I2:Bom_dia.I10 Bom_dia.J1:Bom_dia.J1 Bom_dia.J2:Bom_dia.J10 Bom_dia.K1:Bom_dia.K1 Bom_dia.K2:Bom_dia.K10 Bom_dia.L1:Bom_dia.L1 Bom_dia.L2:Bom_dia.L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ce1"/>
        <table:table-column table:style-name="co1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Bom_dia_Logan1</text:p>
          </table:table-cell>
          <table:table-cell table:style-name="ce1" office:value-type="string" calcext:value-type="string">
            <text:p>Bom_dia_Logan2</text:p>
          </table:table-cell>
          <table:table-cell table:style-name="ce1" office:value-type="string" calcext:value-type="string">
            <text:p>Bom_dia_Logan3</text:p>
          </table:table-cell>
          <table:table-cell table:style-name="ce1" office:value-type="string" calcext:value-type="string">
            <text:p>Bom_dia_Logan4</text:p>
          </table:table-cell>
          <table:table-cell table:style-name="ce1" office:value-type="string" calcext:value-type="string">
            <text:p>Bom_dia_Logan5</text:p>
          </table:table-cell>
          <table:table-cell table:style-name="ce1" office:value-type="string" calcext:value-type="string">
            <text:p>Bom_dia_Logan6</text:p>
          </table:table-cell>
          <table:table-cell table:style-name="ce1" office:value-type="string" calcext:value-type="string">
            <text:p>Bom_dia_Logan7</text:p>
          </table:table-cell>
          <table:table-cell table:style-name="ce1" office:value-type="string" calcext:value-type="string">
            <text:p>Bom_dia_Logan8</text:p>
          </table:table-cell>
          <table:table-cell table:style-name="ce1" office:value-type="string" calcext:value-type="string">
            <text:p>Bom_dia_Logan9</text:p>
          </table:table-cell>
          <table:table-cell table:style-name="ce1" office:value-type="string" calcext:value-type="string">
            <text:p>Bom_dia_Logan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803343" calcext:value-type="float">
            <text:p>0,0803343</text:p>
          </table:table-cell>
          <table:table-cell office:value-type="float" office:value="0.0498652" calcext:value-type="float">
            <text:p>0,0498652</text:p>
          </table:table-cell>
          <table:table-cell office:value-type="float" office:value="0.0709458" calcext:value-type="float">
            <text:p>0,0709458</text:p>
          </table:table-cell>
          <table:table-cell office:value-type="float" office:value="0.111952" calcext:value-type="float">
            <text:p>0,111952</text:p>
          </table:table-cell>
          <table:table-cell office:value-type="float" office:value="0.083044" calcext:value-type="float">
            <text:p>0,083044</text:p>
          </table:table-cell>
          <table:table-cell office:value-type="float" office:value="0.0630821" calcext:value-type="float">
            <text:p>0,0630821</text:p>
          </table:table-cell>
          <table:table-cell office:value-type="float" office:value="0.0995925" calcext:value-type="float">
            <text:p>0,0995925</text:p>
          </table:table-cell>
          <table:table-cell office:value-type="float" office:value="0.0521114" calcext:value-type="float">
            <text:p>0,0521114</text:p>
          </table:table-cell>
          <table:table-cell office:value-type="float" office:value="0.0470236" calcext:value-type="float">
            <text:p>0,0470236</text:p>
          </table:table-cell>
          <table:table-cell office:value-type="float" office:value="0.0379609" calcext:value-type="float">
            <text:p>0,0379609</text:p>
          </table:table-cell>
          <table:table-cell office:value-type="float" office:value="0.0695912" calcext:value-type="float">
            <text:p>0,0695912</text:p>
          </table:table-cell>
          <table:table-cell office:value-type="float" office:value="0.0792283" calcext:value-type="float">
            <text:p>0,0792283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38784" calcext:value-type="float">
            <text:p>0,138784</text:p>
          </table:table-cell>
          <table:table-cell office:value-type="float" office:value="0.0961302" calcext:value-type="float">
            <text:p>0,0961302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68449" calcext:value-type="float">
            <text:p>0,168449</text:p>
          </table:table-cell>
          <table:table-cell office:value-type="float" office:value="0.118515" calcext:value-type="float">
            <text:p>0,118515</text:p>
          </table:table-cell>
          <table:table-cell office:value-type="float" office:value="0.108258" calcext:value-type="float">
            <text:p>0,108258</text:p>
          </table:table-cell>
          <table:table-cell office:value-type="float" office:value="0.123926" calcext:value-type="float">
            <text:p>0,123926</text:p>
          </table:table-cell>
          <table:table-cell office:value-type="float" office:value="0.0995676" calcext:value-type="float">
            <text:p>0,0995676</text:p>
          </table:table-cell>
          <table:table-cell office:value-type="float" office:value="0.0897164" calcext:value-type="float">
            <text:p>0,0897164</text:p>
          </table:table-cell>
          <table:table-cell office:value-type="float" office:value="0.0981819" calcext:value-type="float">
            <text:p>0,0981819</text:p>
          </table:table-cell>
          <table:table-cell office:value-type="float" office:value="0.115251" calcext:value-type="float">
            <text:p>0,115251</text:p>
          </table:table-cell>
          <table:table-cell office:value-type="float" office:value="0.126572" calcext:value-type="float">
            <text:p>0,126572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276001" calcext:value-type="float">
            <text:p>0,276001</text:p>
          </table:table-cell>
          <table:table-cell office:value-type="float" office:value="0.273161" calcext:value-type="float">
            <text:p>0,273161</text:p>
          </table:table-cell>
          <table:table-cell office:value-type="float" office:value="0.175335" calcext:value-type="float">
            <text:p>0,175335</text:p>
          </table:table-cell>
          <table:table-cell office:value-type="float" office:value="0.215898" calcext:value-type="float">
            <text:p>0,215898</text:p>
          </table:table-cell>
          <table:table-cell office:value-type="float" office:value="0.163683" calcext:value-type="float">
            <text:p>0,163683</text:p>
          </table:table-cell>
          <table:table-cell office:value-type="float" office:value="0.213777" calcext:value-type="float">
            <text:p>0,213777</text:p>
          </table:table-cell>
          <table:table-cell office:value-type="float" office:value="0.150152" calcext:value-type="float">
            <text:p>0,150152</text:p>
          </table:table-cell>
          <table:table-cell office:value-type="float" office:value="0.192627" calcext:value-type="float">
            <text:p>0,192627</text:p>
          </table:table-cell>
          <table:table-cell office:value-type="float" office:value="0.16039" calcext:value-type="float">
            <text:p>0,16039</text:p>
          </table:table-cell>
          <table:table-cell office:value-type="float" office:value="0.219956" calcext:value-type="float">
            <text:p>0,219956</text:p>
          </table:table-cell>
          <table:table-cell office:value-type="float" office:value="0.204098" calcext:value-type="float">
            <text:p>0,204098</text:p>
          </table:table-cell>
          <table:table-cell office:value-type="float" office:value="0.220816" calcext:value-type="float">
            <text:p>0,22081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329875" calcext:value-type="float">
            <text:p>0,329875</text:p>
          </table:table-cell>
          <table:table-cell office:value-type="float" office:value="0.355352" calcext:value-type="float">
            <text:p>0,355352</text:p>
          </table:table-cell>
          <table:table-cell office:value-type="float" office:value="0.351844" calcext:value-type="float">
            <text:p>0,351844</text:p>
          </table:table-cell>
          <table:table-cell office:value-type="float" office:value="0.32177" calcext:value-type="float">
            <text:p>0,32177</text:p>
          </table:table-cell>
          <table:table-cell office:value-type="float" office:value="0.19002" calcext:value-type="float">
            <text:p>0,19002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01638" calcext:value-type="float">
            <text:p>0,201638</text:p>
          </table:table-cell>
          <table:table-cell office:value-type="float" office:value="0.360698" calcext:value-type="float">
            <text:p>0,360698</text:p>
          </table:table-cell>
          <table:table-cell office:value-type="float" office:value="0.319506" calcext:value-type="float">
            <text:p>0,319506</text:p>
          </table:table-cell>
          <table:table-cell office:value-type="float" office:value="0.36272" calcext:value-type="float">
            <text:p>0,36272</text:p>
          </table:table-cell>
          <table:table-cell office:value-type="float" office:value="0.311003" calcext:value-type="float">
            <text:p>0,311003</text:p>
          </table:table-cell>
          <table:table-cell office:value-type="float" office:value="0.309772" calcext:value-type="float">
            <text:p>0,309772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59865" calcext:value-type="float">
            <text:p>0,359865</text:p>
          </table:table-cell>
          <table:table-cell office:value-type="float" office:value="0.39742" calcext:value-type="float">
            <text:p>0,39742</text:p>
          </table:table-cell>
          <table:table-cell office:value-type="float" office:value="0.393756" calcext:value-type="float">
            <text:p>0,393756</text:p>
          </table:table-cell>
          <table:table-cell office:value-type="float" office:value="0.345946" calcext:value-type="float">
            <text:p>0,345946</text:p>
          </table:table-cell>
          <table:table-cell office:value-type="float" office:value="0.322576" calcext:value-type="float">
            <text:p>0,322576</text:p>
          </table:table-cell>
          <table:table-cell office:value-type="float" office:value="0.387364" calcext:value-type="float">
            <text:p>0,387364</text:p>
          </table:table-cell>
          <table:table-cell office:value-type="float" office:value="0.386493" calcext:value-type="float">
            <text:p>0,386493</text:p>
          </table:table-cell>
          <table:table-cell office:value-type="float" office:value="0.417067" calcext:value-type="float">
            <text:p>0,417067</text:p>
          </table:table-cell>
          <table:table-cell office:value-type="float" office:value="0.362199" calcext:value-type="float">
            <text:p>0,362199</text:p>
          </table:table-cell>
          <table:table-cell office:value-type="float" office:value="0.423166" calcext:value-type="float">
            <text:p>0,423166</text:p>
          </table:table-cell>
          <table:table-cell office:value-type="float" office:value="0.379585" calcext:value-type="float">
            <text:p>0,379585</text:p>
          </table:table-cell>
          <table:table-cell office:value-type="float" office:value="0.363913" calcext:value-type="float">
            <text:p>0,363913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73699" calcext:value-type="float">
            <text:p>0,373699</text:p>
          </table:table-cell>
          <table:table-cell office:value-type="float" office:value="0.411186" calcext:value-type="float">
            <text:p>0,411186</text:p>
          </table:table-cell>
          <table:table-cell office:value-type="float" office:value="0.410447" calcext:value-type="float">
            <text:p>0,410447</text:p>
          </table:table-cell>
          <table:table-cell office:value-type="float" office:value="0.368216" calcext:value-type="float">
            <text:p>0,368216</text:p>
          </table:table-cell>
          <table:table-cell office:value-type="float" office:value="0.381494" calcext:value-type="float">
            <text:p>0,381494</text:p>
          </table:table-cell>
          <table:table-cell office:value-type="float" office:value="0.422094" calcext:value-type="float">
            <text:p>0,422094</text:p>
          </table:table-cell>
          <table:table-cell office:value-type="float" office:value="0.429656" calcext:value-type="float">
            <text:p>0,429656</text:p>
          </table:table-cell>
          <table:table-cell office:value-type="float" office:value="0.438975" calcext:value-type="float">
            <text:p>0,438975</text:p>
          </table:table-cell>
          <table:table-cell office:value-type="float" office:value="0.393236" calcext:value-type="float">
            <text:p>0,393236</text:p>
          </table:table-cell>
          <table:table-cell office:value-type="float" office:value="0.451165" calcext:value-type="float">
            <text:p>0,451165</text:p>
          </table:table-cell>
          <table:table-cell office:value-type="float" office:value="0.408017" calcext:value-type="float">
            <text:p>0,408017</text:p>
          </table:table-cell>
          <table:table-cell office:value-type="float" office:value="0.389008" calcext:value-type="float">
            <text:p>0,389008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2647" calcext:value-type="float">
            <text:p>0,392647</text:p>
          </table:table-cell>
          <table:table-cell office:value-type="float" office:value="0.422218" calcext:value-type="float">
            <text:p>0,422218</text:p>
          </table:table-cell>
          <table:table-cell office:value-type="float" office:value="0.422254" calcext:value-type="float">
            <text:p>0,422254</text:p>
          </table:table-cell>
          <table:table-cell office:value-type="float" office:value="0.407901" calcext:value-type="float">
            <text:p>0,407901</text:p>
          </table:table-cell>
          <table:table-cell office:value-type="float" office:value="0.422435" calcext:value-type="float">
            <text:p>0,422435</text:p>
          </table:table-cell>
          <table:table-cell office:value-type="float" office:value="0.464204" calcext:value-type="float">
            <text:p>0,464204</text:p>
          </table:table-cell>
          <table:table-cell office:value-type="float" office:value="0.456577" calcext:value-type="float">
            <text:p>0,456577</text:p>
          </table:table-cell>
          <table:table-cell office:value-type="float" office:value="0.479548" calcext:value-type="float">
            <text:p>0,479548</text:p>
          </table:table-cell>
          <table:table-cell office:value-type="float" office:value="0.43145" calcext:value-type="float">
            <text:p>0,43145</text:p>
          </table:table-cell>
          <table:table-cell office:value-type="float" office:value="0.470945" calcext:value-type="float">
            <text:p>0,470945</text:p>
          </table:table-cell>
          <table:table-cell office:value-type="float" office:value="0.437018" calcext:value-type="float">
            <text:p>0,437018</text:p>
          </table:table-cell>
          <table:table-cell office:value-type="float" office:value="0.413491" calcext:value-type="float">
            <text:p>0,413491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35336" calcext:value-type="float">
            <text:p>0,435336</text:p>
          </table:table-cell>
          <table:table-cell office:value-type="float" office:value="0.447882" calcext:value-type="float">
            <text:p>0,447882</text:p>
          </table:table-cell>
          <table:table-cell office:value-type="float" office:value="0.451288" calcext:value-type="float">
            <text:p>0,451288</text:p>
          </table:table-cell>
          <table:table-cell office:value-type="float" office:value="0.446943" calcext:value-type="float">
            <text:p>0,446943</text:p>
          </table:table-cell>
          <table:table-cell office:value-type="float" office:value="0.45969" calcext:value-type="float">
            <text:p>0,45969</text:p>
          </table:table-cell>
          <table:table-cell office:value-type="float" office:value="0.546471" calcext:value-type="float">
            <text:p>0,546471</text:p>
          </table:table-cell>
          <table:table-cell office:value-type="float" office:value="0.497132" calcext:value-type="float">
            <text:p>0,497132</text:p>
          </table:table-cell>
          <table:table-cell office:value-type="float" office:value="0.606186" calcext:value-type="float">
            <text:p>0,606186</text:p>
          </table:table-cell>
          <table:table-cell office:value-type="float" office:value="0.539466" calcext:value-type="float">
            <text:p>0,539466</text:p>
          </table:table-cell>
          <table:table-cell office:value-type="float" office:value="0.581794" calcext:value-type="float">
            <text:p>0,581794</text:p>
          </table:table-cell>
          <table:table-cell office:value-type="float" office:value="0.501219" calcext:value-type="float">
            <text:p>0,501219</text:p>
          </table:table-cell>
          <table:table-cell office:value-type="float" office:value="0.448228" calcext:value-type="float">
            <text:p>0,448228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23326" calcext:value-type="float">
            <text:p>0,523326</text:p>
          </table:table-cell>
          <table:table-cell office:value-type="float" office:value="0.551386" calcext:value-type="float">
            <text:p>0,551386</text:p>
          </table:table-cell>
          <table:table-cell office:value-type="float" office:value="0.558253" calcext:value-type="float">
            <text:p>0,558253</text:p>
          </table:table-cell>
          <table:table-cell office:value-type="float" office:value="0.539093" calcext:value-type="float">
            <text:p>0,539093</text:p>
          </table:table-cell>
          <table:table-cell office:value-type="float" office:value="0.543374" calcext:value-type="float">
            <text:p>0,543374</text:p>
          </table:table-cell>
          <table:table-cell office:value-type="float" office:value="0.653876" calcext:value-type="float">
            <text:p>0,653876</text:p>
          </table:table-cell>
          <table:table-cell office:value-type="float" office:value="0.644986" calcext:value-type="float">
            <text:p>0,644986</text:p>
          </table:table-cell>
          <table:table-cell office:value-type="float" office:value="0.746084" calcext:value-type="float">
            <text:p>0,746084</text:p>
          </table:table-cell>
          <table:table-cell office:value-type="float" office:value="0.602518" calcext:value-type="float">
            <text:p>0,602518</text:p>
          </table:table-cell>
          <table:table-cell office:value-type="float" office:value="0.681985" calcext:value-type="float">
            <text:p>0,681985</text:p>
          </table:table-cell>
          <table:table-cell office:value-type="float" office:value="0.604488" calcext:value-type="float">
            <text:p>0,604488</text:p>
          </table:table-cell>
          <table:table-cell office:value-type="float" office:value="0.543086" calcext:value-type="float">
            <text:p>0,543086</text:p>
          </table:table-cell>
        </table:table-row>
      </table:table>
      <table:table table:name="Calendario" table:style-name="ta1">
        <table:shapes>
          <draw:frame draw:z-index="0" draw:style-name="gr1" draw:text-style-name="P1" svg:width="269.01mm" svg:height="101.73mm" svg:x="1.1mm" svg:y="50.73mm">
            <loext:p draw:notify-on-update-of-ranges="Calendario.B1:Calendario.B1 Calendario.B2:Calendario.B10 Calendario.C1:Calendario.C1 Calendario.C2:Calendario.C10 Calendario.D1:Calendario.D1 Calendario.D2:Calendario.D10 Calendario.E1:Calendario.E1 Calendario.E2:Calendario.E10 Calendario.F1:Calendario.F1 Calendario.F2:Calendario.F10 Calendario.G1:Calendario.G1 Calendario.G2:Calendario.G10 Calendario.H1:Calendario.H1 Calendario.H2:Calendario.H10 Calendario.I1:Calendario.I1 Calendario.I2:Calendario.I10 Calendario.J1:Calendario.J1 Calendario.J2:Calendario.J10 Calendario.K1:Calendario.K1 Calendario.K2:Calendario.K10 Calendario.L1:Calendario.L1 Calendario.L2:Calendario.L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row table:style-name="ro1">
          <table:table-cell table:style-name="Default"/>
          <table:table-cell table:style-name="ce1" office:value-type="string" calcext:value-type="string">
            <text:p>Calendario1</text:p>
          </table:table-cell>
          <table:table-cell table:style-name="ce1" office:value-type="string" calcext:value-type="string">
            <text:p>Calendario2</text:p>
          </table:table-cell>
          <table:table-cell table:style-name="ce1" office:value-type="string" calcext:value-type="string">
            <text:p>Calendario3</text:p>
          </table:table-cell>
          <table:table-cell table:style-name="ce1" office:value-type="string" calcext:value-type="string">
            <text:p>Calendario4</text:p>
          </table:table-cell>
          <table:table-cell table:style-name="ce1" office:value-type="string" calcext:value-type="string">
            <text:p>Calendario5</text:p>
          </table:table-cell>
          <table:table-cell table:style-name="ce1" office:value-type="string" calcext:value-type="string">
            <text:p>Calendario6</text:p>
          </table:table-cell>
          <table:table-cell table:style-name="ce1" office:value-type="string" calcext:value-type="string">
            <text:p>Calendario7</text:p>
          </table:table-cell>
          <table:table-cell table:style-name="ce1" office:value-type="string" calcext:value-type="string">
            <text:p>Calendario8</text:p>
          </table:table-cell>
          <table:table-cell table:style-name="ce1" office:value-type="string" calcext:value-type="string">
            <text:p>Calendario9</text:p>
          </table:table-cell>
          <table:table-cell table:style-name="ce1" office:value-type="string" calcext:value-type="string">
            <text:p>Calendario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 1</text:p>
          </table:table-cell>
          <table:table-cell office:value-type="float" office:value="0.0902038" calcext:value-type="float">
            <text:p>0,0902038</text:p>
          </table:table-cell>
          <table:table-cell office:value-type="float" office:value="0.109774" calcext:value-type="float">
            <text:p>0,109774</text:p>
          </table:table-cell>
          <table:table-cell office:value-type="float" office:value="0.107698" calcext:value-type="float">
            <text:p>0,107698</text:p>
          </table:table-cell>
          <table:table-cell office:value-type="float" office:value="0.114867" calcext:value-type="float">
            <text:p>0,114867</text:p>
          </table:table-cell>
          <table:table-cell office:value-type="float" office:value="0.0940079" calcext:value-type="float">
            <text:p>0,0940079</text:p>
          </table:table-cell>
          <table:table-cell office:value-type="float" office:value="0.109791" calcext:value-type="float">
            <text:p>0,109791</text:p>
          </table:table-cell>
          <table:table-cell office:value-type="float" office:value="0.0558555" calcext:value-type="float">
            <text:p>0,0558555</text:p>
          </table:table-cell>
          <table:table-cell office:value-type="float" office:value="0.0530438" calcext:value-type="float">
            <text:p>0,0530438</text:p>
          </table:table-cell>
          <table:table-cell office:value-type="float" office:value="0.059125" calcext:value-type="float">
            <text:p>0,059125</text:p>
          </table:table-cell>
          <table:table-cell office:value-type="float" office:value="0.0840703" calcext:value-type="float">
            <text:p>0,0840703</text:p>
          </table:table-cell>
          <table:table-cell office:value-type="float" office:value="0.0878436" calcext:value-type="float">
            <text:p>0,0878436</text:p>
          </table:table-cell>
          <table:table-cell office:value-type="float" office:value="0.10331" calcext:value-type="float">
            <text:p>0,10331</text:p>
          </table:table-cell>
        </table:table-row>
        <table:table-row table:style-name="ro1">
          <table:table-cell office:value-type="string" calcext:value-type="string">
            <text:p>Ponto 2</text:p>
          </table:table-cell>
          <table:table-cell office:value-type="float" office:value="0.11081" calcext:value-type="float">
            <text:p>0,11081</text:p>
          </table:table-cell>
          <table:table-cell office:value-type="float" office:value="0.136483" calcext:value-type="float">
            <text:p>0,136483</text:p>
          </table:table-cell>
          <table:table-cell office:value-type="float" office:value="0.129581" calcext:value-type="float">
            <text:p>0,129581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145152" calcext:value-type="float">
            <text:p>0,145152</text:p>
          </table:table-cell>
          <table:table-cell office:value-type="float" office:value="0.186787" calcext:value-type="float">
            <text:p>0,186787</text:p>
          </table:table-cell>
          <table:table-cell office:value-type="float" office:value="0.0786412" calcext:value-type="float">
            <text:p>0,0786412</text:p>
          </table:table-cell>
          <table:table-cell office:value-type="float" office:value="0.101811" calcext:value-type="float">
            <text:p>0,101811</text:p>
          </table:table-cell>
          <table:table-cell office:value-type="float" office:value="0.0738296" calcext:value-type="float">
            <text:p>0,0738296</text:p>
          </table:table-cell>
          <table:table-cell office:value-type="float" office:value="0.115476" calcext:value-type="float">
            <text:p>0,115476</text:p>
          </table:table-cell>
          <table:table-cell office:value-type="float" office:value="0.121437" calcext:value-type="float">
            <text:p>0,121437</text:p>
          </table:table-cell>
          <table:table-cell office:value-type="float" office:value="0.131564" calcext:value-type="float">
            <text:p>0,131564</text:p>
          </table:table-cell>
        </table:table-row>
        <table:table-row table:style-name="ro1">
          <table:table-cell office:value-type="string" calcext:value-type="string">
            <text:p>Ponto 3</text:p>
          </table:table-cell>
          <table:table-cell office:value-type="float" office:value="0.134474" calcext:value-type="float">
            <text:p>0,134474</text:p>
          </table:table-cell>
          <table:table-cell office:value-type="float" office:value="0.179121" calcext:value-type="float">
            <text:p>0,179121</text:p>
          </table:table-cell>
          <table:table-cell office:value-type="float" office:value="0.144865" calcext:value-type="float">
            <text:p>0,144865</text:p>
          </table:table-cell>
          <table:table-cell office:value-type="float" office:value="0.163108" calcext:value-type="float">
            <text:p>0,163108</text:p>
          </table:table-cell>
          <table:table-cell office:value-type="float" office:value="0.190665" calcext:value-type="float">
            <text:p>0,190665</text:p>
          </table:table-cell>
          <table:table-cell office:value-type="float" office:value="0.230465" calcext:value-type="float">
            <text:p>0,230465</text:p>
          </table:table-cell>
          <table:table-cell office:value-type="float" office:value="0.0989844" calcext:value-type="float">
            <text:p>0,0989844</text:p>
          </table:table-cell>
          <table:table-cell office:value-type="float" office:value="0.166139" calcext:value-type="float">
            <text:p>0,166139</text:p>
          </table:table-cell>
          <table:table-cell office:value-type="float" office:value="0.0916534" calcext:value-type="float">
            <text:p>0,0916534</text:p>
          </table:table-cell>
          <table:table-cell office:value-type="float" office:value="0.151842" calcext:value-type="float">
            <text:p>0,151842</text:p>
          </table:table-cell>
          <table:table-cell office:value-type="float" office:value="0.155132" calcext:value-type="float">
            <text:p>0,155132</text:p>
          </table:table-cell>
          <table:table-cell office:value-type="float" office:value="0.162447" calcext:value-type="float">
            <text:p>0,162447</text:p>
          </table:table-cell>
        </table:table-row>
        <table:table-row table:style-name="ro1">
          <table:table-cell office:value-type="string" calcext:value-type="string">
            <text:p>Ponto 4</text:p>
          </table:table-cell>
          <table:table-cell office:value-type="float" office:value="0.153541" calcext:value-type="float">
            <text:p>0,153541</text:p>
          </table:table-cell>
          <table:table-cell office:value-type="float" office:value="0.238043" calcext:value-type="float">
            <text:p>0,238043</text:p>
          </table:table-cell>
          <table:table-cell office:value-type="float" office:value="0.167086" calcext:value-type="float">
            <text:p>0,167086</text:p>
          </table:table-cell>
          <table:table-cell office:value-type="float" office:value="0.205971" calcext:value-type="float">
            <text:p>0,205971</text:p>
          </table:table-cell>
          <table:table-cell office:value-type="float" office:value="0.262869" calcext:value-type="float">
            <text:p>0,262869</text:p>
          </table:table-cell>
          <table:table-cell office:value-type="float" office:value="0.268499" calcext:value-type="float">
            <text:p>0,268499</text:p>
          </table:table-cell>
          <table:table-cell office:value-type="float" office:value="0.14883" calcext:value-type="float">
            <text:p>0,14883</text:p>
          </table:table-cell>
          <table:table-cell office:value-type="float" office:value="0.220986" calcext:value-type="float">
            <text:p>0,220986</text:p>
          </table:table-cell>
          <table:table-cell office:value-type="float" office:value="0.174061" calcext:value-type="float">
            <text:p>0,174061</text:p>
          </table:table-cell>
          <table:table-cell office:value-type="float" office:value="0.18716" calcext:value-type="float">
            <text:p>0,18716</text:p>
          </table:table-cell>
          <table:table-cell office:value-type="float" office:value="0.202705" calcext:value-type="float">
            <text:p>0,202705</text:p>
          </table:table-cell>
          <table:table-cell office:value-type="float" office:value="0.205502" calcext:value-type="float">
            <text:p>0,205502</text:p>
          </table:table-cell>
        </table:table-row>
        <table:table-row table:style-name="ro1">
          <table:table-cell office:value-type="string" calcext:value-type="string">
            <text:p>Ponto 5</text:p>
          </table:table-cell>
          <table:table-cell office:value-type="float" office:value="0.190588" calcext:value-type="float">
            <text:p>0,190588</text:p>
          </table:table-cell>
          <table:table-cell office:value-type="float" office:value="0.276907" calcext:value-type="float">
            <text:p>0,276907</text:p>
          </table:table-cell>
          <table:table-cell office:value-type="float" office:value="0.223283" calcext:value-type="float">
            <text:p>0,223283</text:p>
          </table:table-cell>
          <table:table-cell office:value-type="float" office:value="0.273683" calcext:value-type="float">
            <text:p>0,273683</text:p>
          </table:table-cell>
          <table:table-cell office:value-type="float" office:value="0.298556" calcext:value-type="float">
            <text:p>0,298556</text:p>
          </table:table-cell>
          <table:table-cell office:value-type="float" office:value="0.41961" calcext:value-type="float">
            <text:p>0,41961</text:p>
          </table:table-cell>
          <table:table-cell office:value-type="float" office:value="0.205939" calcext:value-type="float">
            <text:p>0,205939</text:p>
          </table:table-cell>
          <table:table-cell office:value-type="float" office:value="0.279929" calcext:value-type="float">
            <text:p>0,279929</text:p>
          </table:table-cell>
          <table:table-cell office:value-type="float" office:value="0.268416" calcext:value-type="float">
            <text:p>0,268416</text:p>
          </table:table-cell>
          <table:table-cell office:value-type="float" office:value="0.228827" calcext:value-type="float">
            <text:p>0,228827</text:p>
          </table:table-cell>
          <table:table-cell office:value-type="float" office:value="0.266574" calcext:value-type="float">
            <text:p>0,266574</text:p>
          </table:table-cell>
          <table:table-cell office:value-type="float" office:value="0.252603" calcext:value-type="float">
            <text:p>0,252603</text:p>
          </table:table-cell>
        </table:table-row>
        <table:table-row table:style-name="ro1">
          <table:table-cell office:value-type="string" calcext:value-type="string">
            <text:p>Ponto 6</text:p>
          </table:table-cell>
          <table:table-cell office:value-type="float" office:value="0.286723" calcext:value-type="float">
            <text:p>0,286723</text:p>
          </table:table-cell>
          <table:table-cell office:value-type="float" office:value="0.444685" calcext:value-type="float">
            <text:p>0,444685</text:p>
          </table:table-cell>
          <table:table-cell office:value-type="float" office:value="0.299398" calcext:value-type="float">
            <text:p>0,299398</text:p>
          </table:table-cell>
          <table:table-cell office:value-type="float" office:value="0.418486" calcext:value-type="float">
            <text:p>0,418486</text:p>
          </table:table-cell>
          <table:table-cell office:value-type="float" office:value="0.344594" calcext:value-type="float">
            <text:p>0,344594</text:p>
          </table:table-cell>
          <table:table-cell office:value-type="float" office:value="0.478292" calcext:value-type="float">
            <text:p>0,478292</text:p>
          </table:table-cell>
          <table:table-cell office:value-type="float" office:value="0.254499" calcext:value-type="float">
            <text:p>0,254499</text:p>
          </table:table-cell>
          <table:table-cell office:value-type="float" office:value="0.399696" calcext:value-type="float">
            <text:p>0,399696</text:p>
          </table:table-cell>
          <table:table-cell office:value-type="float" office:value="0.426964" calcext:value-type="float">
            <text:p>0,426964</text:p>
          </table:table-cell>
          <table:table-cell office:value-type="float" office:value="0.265476" calcext:value-type="float">
            <text:p>0,265476</text:p>
          </table:table-cell>
          <table:table-cell office:value-type="float" office:value="0.361881" calcext:value-type="float">
            <text:p>0,361881</text:p>
          </table:table-cell>
          <table:table-cell office:value-type="float" office:value="0.358777" calcext:value-type="float">
            <text:p>0,358777</text:p>
          </table:table-cell>
        </table:table-row>
        <table:table-row table:style-name="ro1">
          <table:table-cell office:value-type="string" calcext:value-type="string">
            <text:p>Ponto 7</text:p>
          </table:table-cell>
          <table:table-cell office:value-type="float" office:value="0.466227" calcext:value-type="float">
            <text:p>0,466227</text:p>
          </table:table-cell>
          <table:table-cell office:value-type="float" office:value="0.486343" calcext:value-type="float">
            <text:p>0,486343</text:p>
          </table:table-cell>
          <table:table-cell office:value-type="float" office:value="0.512737" calcext:value-type="float">
            <text:p>0,512737</text:p>
          </table:table-cell>
          <table:table-cell office:value-type="float" office:value="0.478303" calcext:value-type="float">
            <text:p>0,478303</text:p>
          </table:table-cell>
          <table:table-cell office:value-type="float" office:value="0.424222" calcext:value-type="float">
            <text:p>0,424222</text:p>
          </table:table-cell>
          <table:table-cell office:value-type="float" office:value="0.512348" calcext:value-type="float">
            <text:p>0,512348</text:p>
          </table:table-cell>
          <table:table-cell office:value-type="float" office:value="0.321282" calcext:value-type="float">
            <text:p>0,321282</text:p>
          </table:table-cell>
          <table:table-cell office:value-type="float" office:value="0.449262" calcext:value-type="float">
            <text:p>0,449262</text:p>
          </table:table-cell>
          <table:table-cell office:value-type="float" office:value="0.459771" calcext:value-type="float">
            <text:p>0,459771</text:p>
          </table:table-cell>
          <table:table-cell office:value-type="float" office:value="0.352749" calcext:value-type="float">
            <text:p>0,352749</text:p>
          </table:table-cell>
          <table:table-cell office:value-type="float" office:value="0.446324" calcext:value-type="float">
            <text:p>0,446324</text:p>
          </table:table-cell>
          <table:table-cell office:value-type="float" office:value="0.473566" calcext:value-type="float">
            <text:p>0,473566</text:p>
          </table:table-cell>
        </table:table-row>
        <table:table-row table:style-name="ro1">
          <table:table-cell office:value-type="string" calcext:value-type="string">
            <text:p>Ponto 8</text:p>
          </table:table-cell>
          <table:table-cell office:value-type="float" office:value="0.544466" calcext:value-type="float">
            <text:p>0,544466</text:p>
          </table:table-cell>
          <table:table-cell office:value-type="float" office:value="0.532276" calcext:value-type="float">
            <text:p>0,532276</text:p>
          </table:table-cell>
          <table:table-cell office:value-type="float" office:value="0.54791" calcext:value-type="float">
            <text:p>0,54791</text:p>
          </table:table-cell>
          <table:table-cell office:value-type="float" office:value="0.521644" calcext:value-type="float">
            <text:p>0,521644</text:p>
          </table:table-cell>
          <table:table-cell office:value-type="float" office:value="0.510778" calcext:value-type="float">
            <text:p>0,510778</text:p>
          </table:table-cell>
          <table:table-cell office:value-type="float" office:value="0.55536" calcext:value-type="float">
            <text:p>0,55536</text:p>
          </table:table-cell>
          <table:table-cell office:value-type="float" office:value="0.501318" calcext:value-type="float">
            <text:p>0,501318</text:p>
          </table:table-cell>
          <table:table-cell office:value-type="float" office:value="0.491177" calcext:value-type="float">
            <text:p>0,491177</text:p>
          </table:table-cell>
          <table:table-cell office:value-type="float" office:value="0.507589" calcext:value-type="float">
            <text:p>0,507589</text:p>
          </table:table-cell>
          <table:table-cell office:value-type="float" office:value="0.486366" calcext:value-type="float">
            <text:p>0,486366</text:p>
          </table:table-cell>
          <table:table-cell office:value-type="float" office:value="0.519888" calcext:value-type="float">
            <text:p>0,519888</text:p>
          </table:table-cell>
          <table:table-cell office:value-type="float" office:value="0.531415" calcext:value-type="float">
            <text:p>0,531415</text:p>
          </table:table-cell>
        </table:table-row>
        <table:table-row table:style-name="ro1">
          <table:table-cell office:value-type="string" calcext:value-type="string">
            <text:p>Ponto 9</text:p>
          </table:table-cell>
          <table:table-cell office:value-type="float" office:value="0.605033" calcext:value-type="float">
            <text:p>0,605033</text:p>
          </table:table-cell>
          <table:table-cell office:value-type="float" office:value="0.577624" calcext:value-type="float">
            <text:p>0,577624</text:p>
          </table:table-cell>
          <table:table-cell office:value-type="float" office:value="0.607145" calcext:value-type="float">
            <text:p>0,607145</text:p>
          </table:table-cell>
          <table:table-cell office:value-type="float" office:value="0.577196" calcext:value-type="float">
            <text:p>0,577196</text:p>
          </table:table-cell>
          <table:table-cell office:value-type="float" office:value="0.580166" calcext:value-type="float">
            <text:p>0,580166</text:p>
          </table:table-cell>
          <table:table-cell office:value-type="float" office:value="0.617709" calcext:value-type="float">
            <text:p>0,617709</text:p>
          </table:table-cell>
          <table:table-cell office:value-type="float" office:value="0.603677" calcext:value-type="float">
            <text:p>0,603677</text:p>
          </table:table-cell>
          <table:table-cell office:value-type="float" office:value="0.543087" calcext:value-type="float">
            <text:p>0,543087</text:p>
          </table:table-cell>
          <table:table-cell office:value-type="float" office:value="0.56443" calcext:value-type="float">
            <text:p>0,56443</text:p>
          </table:table-cell>
          <table:table-cell office:value-type="float" office:value="0.594955" calcext:value-type="float">
            <text:p>0,594955</text:p>
          </table:table-cell>
          <table:table-cell office:value-type="float" office:value="0.587102" calcext:value-type="float">
            <text:p>0,587102</text:p>
          </table:table-cell>
          <table:table-cell office:value-type="float" office:value="0.589433" calcext:value-type="float">
            <text:p>0,589433</text:p>
          </table:table-cell>
        </table:table-row>
      </table:table>
      <table:table table:name="Como_esta_tempo" table:style-name="ta1">
        <table:shapes>
          <draw:frame draw:z-index="0" draw:style-name="gr1" draw:text-style-name="P1" svg:width="267.78mm" svg:height="105.98mm" svg:x="43.71mm" svg:y="48.6mm">
            <loext:p draw:notify-on-update-of-ranges="Como_esta_tempo.B1:Como_esta_tempo.B10 Como_esta_tempo.C1:Como_esta_tempo.C10 Como_esta_tempo.D1:Como_esta_tempo.D10 Como_esta_tempo.E1:Como_esta_tempo.E10 Como_esta_tempo.F1:Como_esta_tempo.F10 Como_esta_tempo.G1:Como_esta_tempo.G10 Como_esta_tempo.H1:Como_esta_tempo.H10 Como_esta_tempo.I1:Como_esta_tempo.I10 Como_esta_tempo.J1:Como_esta_tempo.J10 Como_esta_tempo.K1:Como_esta_tempo.K10 Como_esta_tempo.L1:Como_esta_tempo.L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9" table:default-cell-style-name="ce1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/>
          <table:table-cell table:style-name="ce1" office:value-type="string" calcext:value-type="string">
            <text:p>Como_est_tempo1</text:p>
          </table:table-cell>
          <table:table-cell table:style-name="ce1" office:value-type="string" calcext:value-type="string">
            <text:p>Como_est_tempo2</text:p>
          </table:table-cell>
          <table:table-cell table:style-name="ce1" office:value-type="string" calcext:value-type="string">
            <text:p>Como_est_tempo3</text:p>
          </table:table-cell>
          <table:table-cell table:style-name="ce1" office:value-type="string" calcext:value-type="string">
            <text:p>Como_est_tempo4</text:p>
          </table:table-cell>
          <table:table-cell table:style-name="ce1" office:value-type="string" calcext:value-type="string">
            <text:p>Como_est_tempo5</text:p>
          </table:table-cell>
          <table:table-cell table:style-name="ce1" office:value-type="string" calcext:value-type="string">
            <text:p>Como_est_tempo6</text:p>
          </table:table-cell>
          <table:table-cell table:style-name="ce1" office:value-type="string" calcext:value-type="string">
            <text:p>Como_est_tempo7</text:p>
          </table:table-cell>
          <table:table-cell table:style-name="ce1" office:value-type="string" calcext:value-type="string">
            <text:p>Como_est_tempo8</text:p>
          </table:table-cell>
          <table:table-cell table:style-name="ce1" office:value-type="string" calcext:value-type="string">
            <text:p>Como_est_tempo9</text:p>
          </table:table-cell>
          <table:table-cell table:style-name="ce1" office:value-type="string" calcext:value-type="string">
            <text:p>Como_est_tempo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571413" calcext:value-type="float">
            <text:p>0,0571413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51449" calcext:value-type="float">
            <text:p>0,0651449</text:p>
          </table:table-cell>
          <table:table-cell office:value-type="float" office:value="0.0521305" calcext:value-type="float">
            <text:p>0,0521305</text:p>
          </table:table-cell>
          <table:table-cell office:value-type="float" office:value="0.0455175" calcext:value-type="float">
            <text:p>0,0455175</text:p>
          </table:table-cell>
          <table:table-cell office:value-type="float" office:value="0.0832248" calcext:value-type="float">
            <text:p>0,0832248</text:p>
          </table:table-cell>
          <table:table-cell office:value-type="float" office:value="0.0737346" calcext:value-type="float">
            <text:p>0,0737346</text:p>
          </table:table-cell>
          <table:table-cell office:value-type="float" office:value="0.0495319" calcext:value-type="float">
            <text:p>0,0495319</text:p>
          </table:table-cell>
          <table:table-cell office:value-type="float" office:value="0.0480536" calcext:value-type="float">
            <text:p>0,0480536</text:p>
          </table:table-cell>
          <table:table-cell office:value-type="float" office:value="0.0503853" calcext:value-type="float">
            <text:p>0,0503853</text:p>
          </table:table-cell>
          <table:table-cell office:value-type="float" office:value="0.0591664" calcext:value-type="float">
            <text:p>0,0591664</text:p>
          </table:table-cell>
          <table:table-cell office:value-type="float" office:value="0.0573468" calcext:value-type="float">
            <text:p>0,057346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47114" calcext:value-type="float">
            <text:p>0,147114</text:p>
          </table:table-cell>
          <table:table-cell office:value-type="float" office:value="0.106934" calcext:value-type="float">
            <text:p>0,106934</text:p>
          </table:table-cell>
          <table:table-cell office:value-type="float" office:value="0.26381" calcext:value-type="float">
            <text:p>0,26381</text:p>
          </table:table-cell>
          <table:table-cell office:value-type="float" office:value="0.119048" calcext:value-type="float">
            <text:p>0,119048</text:p>
          </table:table-cell>
          <table:table-cell office:value-type="float" office:value="0.0664368" calcext:value-type="float">
            <text:p>0,0664368</text:p>
          </table:table-cell>
          <table:table-cell office:value-type="float" office:value="0.121793" calcext:value-type="float">
            <text:p>0,121793</text:p>
          </table:table-cell>
          <table:table-cell office:value-type="float" office:value="0.106463" calcext:value-type="float">
            <text:p>0,106463</text:p>
          </table:table-cell>
          <table:table-cell office:value-type="float" office:value="0.0841354" calcext:value-type="float">
            <text:p>0,0841354</text:p>
          </table:table-cell>
          <table:table-cell office:value-type="float" office:value="0.0754298" calcext:value-type="float">
            <text:p>0,0754298</text:p>
          </table:table-cell>
          <table:table-cell office:value-type="float" office:value="0.0992263" calcext:value-type="float">
            <text:p>0,0992263</text:p>
          </table:table-cell>
          <table:table-cell office:value-type="float" office:value="0.119039" calcext:value-type="float">
            <text:p>0,119039</text:p>
          </table:table-cell>
          <table:table-cell office:value-type="float" office:value="0.140669" calcext:value-type="float">
            <text:p>0,140669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276675" calcext:value-type="float">
            <text:p>0,276675</text:p>
          </table:table-cell>
          <table:table-cell office:value-type="float" office:value="0.254048" calcext:value-type="float">
            <text:p>0,254048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186303" calcext:value-type="float">
            <text:p>0,186303</text:p>
          </table:table-cell>
          <table:table-cell office:value-type="float" office:value="0.111985" calcext:value-type="float">
            <text:p>0,111985</text:p>
          </table:table-cell>
          <table:table-cell office:value-type="float" office:value="0.139439" calcext:value-type="float">
            <text:p>0,139439</text:p>
          </table:table-cell>
          <table:table-cell office:value-type="float" office:value="0.244323" calcext:value-type="float">
            <text:p>0,244323</text:p>
          </table:table-cell>
          <table:table-cell office:value-type="float" office:value="0.12419" calcext:value-type="float">
            <text:p>0,12419</text:p>
          </table:table-cell>
          <table:table-cell office:value-type="float" office:value="0.134625" calcext:value-type="float">
            <text:p>0,134625</text:p>
          </table:table-cell>
          <table:table-cell office:value-type="float" office:value="0.160001" calcext:value-type="float">
            <text:p>0,160001</text:p>
          </table:table-cell>
          <table:table-cell office:value-type="float" office:value="0.192006" calcext:value-type="float">
            <text:p>0,192006</text:p>
          </table:table-cell>
          <table:table-cell office:value-type="float" office:value="0.223496" calcext:value-type="float">
            <text:p>0,22349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88712" calcext:value-type="float">
            <text:p>0,288712</text:p>
          </table:table-cell>
          <table:table-cell office:value-type="float" office:value="0.29478" calcext:value-type="float">
            <text:p>0,29478</text:p>
          </table:table-cell>
          <table:table-cell office:value-type="float" office:value="0.300267" calcext:value-type="float">
            <text:p>0,300267</text:p>
          </table:table-cell>
          <table:table-cell office:value-type="float" office:value="0.271417" calcext:value-type="float">
            <text:p>0,271417</text:p>
          </table:table-cell>
          <table:table-cell office:value-type="float" office:value="0.158873" calcext:value-type="float">
            <text:p>0,158873</text:p>
          </table:table-cell>
          <table:table-cell office:value-type="float" office:value="0.171495" calcext:value-type="float">
            <text:p>0,171495</text:p>
          </table:table-cell>
          <table:table-cell office:value-type="float" office:value="0.277802" calcext:value-type="float">
            <text:p>0,277802</text:p>
          </table:table-cell>
          <table:table-cell office:value-type="float" office:value="0.272016" calcext:value-type="float">
            <text:p>0,272016</text:p>
          </table:table-cell>
          <table:table-cell office:value-type="float" office:value="0.293123" calcext:value-type="float">
            <text:p>0,293123</text:p>
          </table:table-cell>
          <table:table-cell office:value-type="float" office:value="0.299301" calcext:value-type="float">
            <text:p>0,299301</text:p>
          </table:table-cell>
          <table:table-cell office:value-type="float" office:value="0.262779" calcext:value-type="float">
            <text:p>0,262779</text:p>
          </table:table-cell>
          <table:table-cell office:value-type="float" office:value="0.26281" calcext:value-type="float">
            <text:p>0,26281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06404" calcext:value-type="float">
            <text:p>0,306404</text:p>
          </table:table-cell>
          <table:table-cell office:value-type="float" office:value="0.354083" calcext:value-type="float">
            <text:p>0,354083</text:p>
          </table:table-cell>
          <table:table-cell office:value-type="float" office:value="0.311914" calcext:value-type="float">
            <text:p>0,311914</text:p>
          </table:table-cell>
          <table:table-cell office:value-type="float" office:value="0.296906" calcext:value-type="float">
            <text:p>0,296906</text:p>
          </table:table-cell>
          <table:table-cell office:value-type="float" office:value="0.265378" calcext:value-type="float">
            <text:p>0,265378</text:p>
          </table:table-cell>
          <table:table-cell office:value-type="float" office:value="0.280729" calcext:value-type="float">
            <text:p>0,280729</text:p>
          </table:table-cell>
          <table:table-cell office:value-type="float" office:value="0.320078" calcext:value-type="float">
            <text:p>0,320078</text:p>
          </table:table-cell>
          <table:table-cell office:value-type="float" office:value="0.295571" calcext:value-type="float">
            <text:p>0,295571</text:p>
          </table:table-cell>
          <table:table-cell office:value-type="float" office:value="0.312365" calcext:value-type="float">
            <text:p>0,312365</text:p>
          </table:table-cell>
          <table:table-cell office:value-type="float" office:value="0.330172" calcext:value-type="float">
            <text:p>0,330172</text:p>
          </table:table-cell>
          <table:table-cell office:value-type="float" office:value="0.30736" calcext:value-type="float">
            <text:p>0,30736</text:p>
          </table:table-cell>
          <table:table-cell office:value-type="float" office:value="0.306937" calcext:value-type="float">
            <text:p>0,306937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26384" calcext:value-type="float">
            <text:p>0,326384</text:p>
          </table:table-cell>
          <table:table-cell office:value-type="float" office:value="0.488644" calcext:value-type="float">
            <text:p>0,488644</text:p>
          </table:table-cell>
          <table:table-cell office:value-type="float" office:value="0.326656" calcext:value-type="float">
            <text:p>0,326656</text:p>
          </table:table-cell>
          <table:table-cell office:value-type="float" office:value="0.318557" calcext:value-type="float">
            <text:p>0,318557</text:p>
          </table:table-cell>
          <table:table-cell office:value-type="float" office:value="0.279062" calcext:value-type="float">
            <text:p>0,279062</text:p>
          </table:table-cell>
          <table:table-cell office:value-type="float" office:value="0.315473" calcext:value-type="float">
            <text:p>0,315473</text:p>
          </table:table-cell>
          <table:table-cell office:value-type="float" office:value="0.446019" calcext:value-type="float">
            <text:p>0,446019</text:p>
          </table:table-cell>
          <table:table-cell office:value-type="float" office:value="0.32402" calcext:value-type="float">
            <text:p>0,32402</text:p>
          </table:table-cell>
          <table:table-cell office:value-type="float" office:value="0.333316" calcext:value-type="float">
            <text:p>0,333316</text:p>
          </table:table-cell>
          <table:table-cell office:value-type="float" office:value="0.357923" calcext:value-type="float">
            <text:p>0,357923</text:p>
          </table:table-cell>
          <table:table-cell office:value-type="float" office:value="0.351605" calcext:value-type="float">
            <text:p>0,351605</text:p>
          </table:table-cell>
          <table:table-cell office:value-type="float" office:value="0.347861" calcext:value-type="float">
            <text:p>0,347861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49908" calcext:value-type="float">
            <text:p>0,349908</text:p>
          </table:table-cell>
          <table:table-cell office:value-type="float" office:value="0.626874" calcext:value-type="float">
            <text:p>0,626874</text:p>
          </table:table-cell>
          <table:table-cell office:value-type="float" office:value="0.344945" calcext:value-type="float">
            <text:p>0,344945</text:p>
          </table:table-cell>
          <table:table-cell office:value-type="float" office:value="0.348775" calcext:value-type="float">
            <text:p>0,348775</text:p>
          </table:table-cell>
          <table:table-cell office:value-type="float" office:value="0.306939" calcext:value-type="float">
            <text:p>0,306939</text:p>
          </table:table-cell>
          <table:table-cell office:value-type="float" office:value="0.338617" calcext:value-type="float">
            <text:p>0,338617</text:p>
          </table:table-cell>
          <table:table-cell office:value-type="float" office:value="0.593564" calcext:value-type="float">
            <text:p>0,593564</text:p>
          </table:table-cell>
          <table:table-cell office:value-type="float" office:value="0.436997" calcext:value-type="float">
            <text:p>0,436997</text:p>
          </table:table-cell>
          <table:table-cell office:value-type="float" office:value="0.350234" calcext:value-type="float">
            <text:p>0,350234</text:p>
          </table:table-cell>
          <table:table-cell office:value-type="float" office:value="0.47682" calcext:value-type="float">
            <text:p>0,47682</text:p>
          </table:table-cell>
          <table:table-cell office:value-type="float" office:value="0.417367" calcext:value-type="float">
            <text:p>0,417367</text:p>
          </table:table-cell>
          <table:table-cell office:value-type="float" office:value="0.395488" calcext:value-type="float">
            <text:p>0,395488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96829" calcext:value-type="float">
            <text:p>0,496829</text:p>
          </table:table-cell>
          <table:table-cell office:value-type="float" office:value="0.693517" calcext:value-type="float">
            <text:p>0,693517</text:p>
          </table:table-cell>
          <table:table-cell office:value-type="float" office:value="0.392988" calcext:value-type="float">
            <text:p>0,392988</text:p>
          </table:table-cell>
          <table:table-cell office:value-type="float" office:value="0.582987" calcext:value-type="float">
            <text:p>0,582987</text:p>
          </table:table-cell>
          <table:table-cell office:value-type="float" office:value="0.460178" calcext:value-type="float">
            <text:p>0,460178</text:p>
          </table:table-cell>
          <table:table-cell office:value-type="float" office:value="0.470912" calcext:value-type="float">
            <text:p>0,470912</text:p>
          </table:table-cell>
          <table:table-cell office:value-type="float" office:value="0.64167" calcext:value-type="float">
            <text:p>0,64167</text:p>
          </table:table-cell>
          <table:table-cell office:value-type="float" office:value="0.504992" calcext:value-type="float">
            <text:p>0,504992</text:p>
          </table:table-cell>
          <table:table-cell office:value-type="float" office:value="0.524591" calcext:value-type="float">
            <text:p>0,524591</text:p>
          </table:table-cell>
          <table:table-cell office:value-type="float" office:value="0.656163" calcext:value-type="float">
            <text:p>0,656163</text:p>
          </table:table-cell>
          <table:table-cell office:value-type="float" office:value="0.542483" calcext:value-type="float">
            <text:p>0,542483</text:p>
          </table:table-cell>
          <table:table-cell office:value-type="float" office:value="0.5253" calcext:value-type="float">
            <text:p>0,5253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662171" calcext:value-type="float">
            <text:p>0,662171</text:p>
          </table:table-cell>
          <table:table-cell office:value-type="float" office:value="0.760411" calcext:value-type="float">
            <text:p>0,760411</text:p>
          </table:table-cell>
          <table:table-cell office:value-type="float" office:value="0.711394" calcext:value-type="float">
            <text:p>0,711394</text:p>
          </table:table-cell>
          <table:table-cell office:value-type="float" office:value="0.710464" calcext:value-type="float">
            <text:p>0,710464</text:p>
          </table:table-cell>
          <table:table-cell office:value-type="float" office:value="0.636214" calcext:value-type="float">
            <text:p>0,636214</text:p>
          </table:table-cell>
          <table:table-cell office:value-type="float" office:value="0.613533" calcext:value-type="float">
            <text:p>0,613533</text:p>
          </table:table-cell>
          <table:table-cell office:value-type="float" office:value="0.696432" calcext:value-type="float">
            <text:p>0,696432</text:p>
          </table:table-cell>
          <table:table-cell office:value-type="float" office:value="0.653686" calcext:value-type="float">
            <text:p>0,653686</text:p>
          </table:table-cell>
          <table:table-cell office:value-type="float" office:value="0.705629" calcext:value-type="float">
            <text:p>0,705629</text:p>
          </table:table-cell>
          <table:table-cell office:value-type="float" office:value="0.73848" calcext:value-type="float">
            <text:p>0,73848</text:p>
          </table:table-cell>
          <table:table-cell office:value-type="float" office:value="0.688841" calcext:value-type="float">
            <text:p>0,688841</text:p>
          </table:table-cell>
          <table:table-cell office:value-type="float" office:value="0.696131" calcext:value-type="float">
            <text:p>0,696131</text:p>
          </table:table-cell>
        </table:table-row>
      </table:table>
      <table:table table:name="Oi_logan" table:style-name="ta1">
        <table:shapes>
          <draw:frame draw:z-index="0" draw:style-name="gr1" draw:text-style-name="P1" svg:width="245.87mm" svg:height="105.98mm" svg:x="1.38mm" svg:y="46.22mm">
            <loext:p draw:notify-on-update-of-ranges="Oi_logan.B1:Oi_logan.B1 Oi_logan.B2:Oi_logan.B10 Oi_logan.C1:Oi_logan.C1 Oi_logan.C2:Oi_logan.C10 Oi_logan.D1:Oi_logan.D1 Oi_logan.D2:Oi_logan.D10 Oi_logan.E1:Oi_logan.E1 Oi_logan.E2:Oi_logan.E10 Oi_logan.F1:Oi_logan.F1 Oi_logan.F2:Oi_logan.F10 Oi_logan.G1:Oi_logan.G1 Oi_logan.G2:Oi_logan.G10 Oi_logan.H1:Oi_logan.H1 Oi_logan.H2:Oi_logan.H10 Oi_logan.I1:Oi_logan.I1 Oi_logan.I2:Oi_logan.I10 Oi_logan.J1:Oi_logan.J1 Oi_logan.J2:Oi_logan.J10 Oi_logan.K1:Oi_logan.K1 Oi_logan.K2:Oi_logan.K10 Oi_logan.L1:Oi_logan.L1 Oi_logan.L2:Oi_logan.L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10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Oi_logan1</text:p>
          </table:table-cell>
          <table:table-cell table:style-name="ce1" office:value-type="string" calcext:value-type="string">
            <text:p>Oi_logan2</text:p>
          </table:table-cell>
          <table:table-cell table:style-name="ce1" office:value-type="string" calcext:value-type="string">
            <text:p>Oi_logan3</text:p>
          </table:table-cell>
          <table:table-cell table:style-name="ce1" office:value-type="string" calcext:value-type="string">
            <text:p>Oi_logan4</text:p>
          </table:table-cell>
          <table:table-cell table:style-name="ce1" office:value-type="string" calcext:value-type="string">
            <text:p>Oi_logan5</text:p>
          </table:table-cell>
          <table:table-cell table:style-name="ce1" office:value-type="string" calcext:value-type="string">
            <text:p>Oi_logan6</text:p>
          </table:table-cell>
          <table:table-cell table:style-name="ce1" office:value-type="string" calcext:value-type="string">
            <text:p>Oi_logan7</text:p>
          </table:table-cell>
          <table:table-cell table:style-name="ce1" office:value-type="string" calcext:value-type="string">
            <text:p>Oi_logan8</text:p>
          </table:table-cell>
          <table:table-cell table:style-name="ce1" office:value-type="string" calcext:value-type="string">
            <text:p>Oi_logan9</text:p>
          </table:table-cell>
          <table:table-cell table:style-name="ce1" office:value-type="string" calcext:value-type="string">
            <text:p>Oi_logan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06149" calcext:value-type="float">
            <text:p>0,106149</text:p>
          </table:table-cell>
          <table:table-cell office:value-type="float" office:value="0.0697235" calcext:value-type="float">
            <text:p>0,0697235</text:p>
          </table:table-cell>
          <table:table-cell office:value-type="float" office:value="0.102491" calcext:value-type="float">
            <text:p>0,102491</text:p>
          </table:table-cell>
          <table:table-cell office:value-type="float" office:value="0.130542" calcext:value-type="float">
            <text:p>0,130542</text:p>
          </table:table-cell>
          <table:table-cell office:value-type="float" office:value="0.127683" calcext:value-type="float">
            <text:p>0,127683</text:p>
          </table:table-cell>
          <table:table-cell office:value-type="float" office:value="0.131496" calcext:value-type="float">
            <text:p>0,131496</text:p>
          </table:table-cell>
          <table:table-cell office:value-type="float" office:value="0.0728059" calcext:value-type="float">
            <text:p>0,0728059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.064185" calcext:value-type="float">
            <text:p>0,064185</text:p>
          </table:table-cell>
          <table:table-cell office:value-type="float" office:value="0.119763" calcext:value-type="float">
            <text:p>0,119763</text:p>
          </table:table-cell>
          <table:table-cell office:value-type="float" office:value="0.0988198" calcext:value-type="float">
            <text:p>0,0988198</text:p>
          </table:table-cell>
          <table:table-cell office:value-type="float" office:value="0.107318" calcext:value-type="float">
            <text:p>0,10731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2974" calcext:value-type="float">
            <text:p>0,12974</text:p>
          </table:table-cell>
          <table:table-cell office:value-type="float" office:value="0.0897868" calcext:value-type="float">
            <text:p>0,0897868</text:p>
          </table:table-cell>
          <table:table-cell office:value-type="float" office:value="0.119086" calcext:value-type="float">
            <text:p>0,119086</text:p>
          </table:table-cell>
          <table:table-cell office:value-type="float" office:value="0.28434" calcext:value-type="float">
            <text:p>0,28434</text:p>
          </table:table-cell>
          <table:table-cell office:value-type="float" office:value="0.177407" calcext:value-type="float">
            <text:p>0,177407</text:p>
          </table:table-cell>
          <table:table-cell office:value-type="float" office:value="0.186573" calcext:value-type="float">
            <text:p>0,186573</text:p>
          </table:table-cell>
          <table:table-cell office:value-type="float" office:value="0.101759" calcext:value-type="float">
            <text:p>0,101759</text:p>
          </table:table-cell>
          <table:table-cell office:value-type="float" office:value="0.0840574" calcext:value-type="float">
            <text:p>0,0840574</text:p>
          </table:table-cell>
          <table:table-cell office:value-type="float" office:value="0.0879291" calcext:value-type="float">
            <text:p>0,0879291</text:p>
          </table:table-cell>
          <table:table-cell office:value-type="float" office:value="0.142327" calcext:value-type="float">
            <text:p>0,142327</text:p>
          </table:table-cell>
          <table:table-cell office:value-type="float" office:value="0.140301" calcext:value-type="float">
            <text:p>0,140301</text:p>
          </table:table-cell>
          <table:table-cell office:value-type="float" office:value="0.160072" calcext:value-type="float">
            <text:p>0,160072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66824" calcext:value-type="float">
            <text:p>0,166824</text:p>
          </table:table-cell>
          <table:table-cell office:value-type="float" office:value="0.112636" calcext:value-type="float">
            <text:p>0,112636</text:p>
          </table:table-cell>
          <table:table-cell office:value-type="float" office:value="0.14577" calcext:value-type="float">
            <text:p>0,14577</text:p>
          </table:table-cell>
          <table:table-cell office:value-type="float" office:value="0.350326" calcext:value-type="float">
            <text:p>0,350326</text:p>
          </table:table-cell>
          <table:table-cell office:value-type="float" office:value="0.251485" calcext:value-type="float">
            <text:p>0,251485</text:p>
          </table:table-cell>
          <table:table-cell office:value-type="float" office:value="0.247847" calcext:value-type="float">
            <text:p>0,247847</text:p>
          </table:table-cell>
          <table:table-cell office:value-type="float" office:value="0.121917" calcext:value-type="float">
            <text:p>0,121917</text:p>
          </table:table-cell>
          <table:table-cell office:value-type="float" office:value="0.109249" calcext:value-type="float">
            <text:p>0,109249</text:p>
          </table:table-cell>
          <table:table-cell office:value-type="float" office:value="0.109246" calcext:value-type="float">
            <text:p>0,109246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178035" calcext:value-type="float">
            <text:p>0,178035</text:p>
          </table:table-cell>
          <table:table-cell office:value-type="float" office:value="0.205408" calcext:value-type="float">
            <text:p>0,205408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15401" calcext:value-type="float">
            <text:p>0,215401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78588" calcext:value-type="float">
            <text:p>0,178588</text:p>
          </table:table-cell>
          <table:table-cell office:value-type="float" office:value="0.381056" calcext:value-type="float">
            <text:p>0,381056</text:p>
          </table:table-cell>
          <table:table-cell office:value-type="float" office:value="0.324026" calcext:value-type="float">
            <text:p>0,324026</text:p>
          </table:table-cell>
          <table:table-cell office:value-type="float" office:value="0.28675" calcext:value-type="float">
            <text:p>0,28675</text:p>
          </table:table-cell>
          <table:table-cell office:value-type="float" office:value="0.142197" calcext:value-type="float">
            <text:p>0,142197</text:p>
          </table:table-cell>
          <table:table-cell office:value-type="float" office:value="0.140987" calcext:value-type="float">
            <text:p>0,140987</text:p>
          </table:table-cell>
          <table:table-cell office:value-type="float" office:value="0.158781" calcext:value-type="float">
            <text:p>0,158781</text:p>
          </table:table-cell>
          <table:table-cell office:value-type="float" office:value="0.188885" calcext:value-type="float">
            <text:p>0,188885</text:p>
          </table:table-cell>
          <table:table-cell office:value-type="float" office:value="0.214866" calcext:value-type="float">
            <text:p>0,214866</text:p>
          </table:table-cell>
          <table:table-cell office:value-type="float" office:value="0.246211" calcext:value-type="float">
            <text:p>0,246211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27621" calcext:value-type="float">
            <text:p>0,327621</text:p>
          </table:table-cell>
          <table:table-cell office:value-type="float" office:value="0.155165" calcext:value-type="float">
            <text:p>0,155165</text:p>
          </table:table-cell>
          <table:table-cell office:value-type="float" office:value="0.229542" calcext:value-type="float">
            <text:p>0,229542</text:p>
          </table:table-cell>
          <table:table-cell office:value-type="float" office:value="0.405235" calcext:value-type="float">
            <text:p>0,405235</text:p>
          </table:table-cell>
          <table:table-cell office:value-type="float" office:value="0.370233" calcext:value-type="float">
            <text:p>0,370233</text:p>
          </table:table-cell>
          <table:table-cell office:value-type="float" office:value="0.319303" calcext:value-type="float">
            <text:p>0,319303</text:p>
          </table:table-cell>
          <table:table-cell office:value-type="float" office:value="0.168702" calcext:value-type="float">
            <text:p>0,168702</text:p>
          </table:table-cell>
          <table:table-cell office:value-type="float" office:value="0.167124" calcext:value-type="float">
            <text:p>0,167124</text:p>
          </table:table-cell>
          <table:table-cell office:value-type="float" office:value="0.236242" calcext:value-type="float">
            <text:p>0,236242</text:p>
          </table:table-cell>
          <table:table-cell office:value-type="float" office:value="0.232925" calcext:value-type="float">
            <text:p>0,232925</text:p>
          </table:table-cell>
          <table:table-cell office:value-type="float" office:value="0.261209" calcext:value-type="float">
            <text:p>0,261209</text:p>
          </table:table-cell>
          <table:table-cell office:value-type="float" office:value="0.297559" calcext:value-type="float">
            <text:p>0,297559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60478" calcext:value-type="float">
            <text:p>0,360478</text:p>
          </table:table-cell>
          <table:table-cell office:value-type="float" office:value="0.211241" calcext:value-type="float">
            <text:p>0,211241</text:p>
          </table:table-cell>
          <table:table-cell office:value-type="float" office:value="0.293877" calcext:value-type="float">
            <text:p>0,293877</text:p>
          </table:table-cell>
          <table:table-cell office:value-type="float" office:value="0.427419" calcext:value-type="float">
            <text:p>0,427419</text:p>
          </table:table-cell>
          <table:table-cell office:value-type="float" office:value="0.400109" calcext:value-type="float">
            <text:p>0,400109</text:p>
          </table:table-cell>
          <table:table-cell office:value-type="float" office:value="0.342393" calcext:value-type="float">
            <text:p>0,342393</text:p>
          </table:table-cell>
          <table:table-cell office:value-type="float" office:value="0.203367" calcext:value-type="float">
            <text:p>0,203367</text:p>
          </table:table-cell>
          <table:table-cell office:value-type="float" office:value="0.197732" calcext:value-type="float">
            <text:p>0,197732</text:p>
          </table:table-cell>
          <table:table-cell office:value-type="float" office:value="0.321422" calcext:value-type="float">
            <text:p>0,321422</text:p>
          </table:table-cell>
          <table:table-cell office:value-type="float" office:value="0.276328" calcext:value-type="float">
            <text:p>0,276328</text:p>
          </table:table-cell>
          <table:table-cell office:value-type="float" office:value="0.303437" calcext:value-type="float">
            <text:p>0,303437</text:p>
          </table:table-cell>
          <table:table-cell office:value-type="float" office:value="0.338625" calcext:value-type="float">
            <text:p>0,338625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0815" calcext:value-type="float">
            <text:p>0,390815</text:p>
          </table:table-cell>
          <table:table-cell office:value-type="float" office:value="0.26729" calcext:value-type="float">
            <text:p>0,26729</text:p>
          </table:table-cell>
          <table:table-cell office:value-type="float" office:value="0.365275" calcext:value-type="float">
            <text:p>0,365275</text:p>
          </table:table-cell>
          <table:table-cell office:value-type="float" office:value="0.463717" calcext:value-type="float">
            <text:p>0,463717</text:p>
          </table:table-cell>
          <table:table-cell office:value-type="float" office:value="0.432903" calcext:value-type="float">
            <text:p>0,432903</text:p>
          </table:table-cell>
          <table:table-cell office:value-type="float" office:value="0.387339" calcext:value-type="float">
            <text:p>0,387339</text:p>
          </table:table-cell>
          <table:table-cell office:value-type="float" office:value="0.23637" calcext:value-type="float">
            <text:p>0,23637</text:p>
          </table:table-cell>
          <table:table-cell office:value-type="float" office:value="0.219605" calcext:value-type="float">
            <text:p>0,219605</text:p>
          </table:table-cell>
          <table:table-cell office:value-type="float" office:value="0.357828" calcext:value-type="float">
            <text:p>0,357828</text:p>
          </table:table-cell>
          <table:table-cell office:value-type="float" office:value="0.337231" calcext:value-type="float">
            <text:p>0,337231</text:p>
          </table:table-cell>
          <table:table-cell office:value-type="float" office:value="0.345837" calcext:value-type="float">
            <text:p>0,345837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34377" calcext:value-type="float">
            <text:p>0,434377</text:p>
          </table:table-cell>
          <table:table-cell office:value-type="float" office:value="0.363186" calcext:value-type="float">
            <text:p>0,363186</text:p>
          </table:table-cell>
          <table:table-cell office:value-type="float" office:value="0.416255" calcext:value-type="float">
            <text:p>0,416255</text:p>
          </table:table-cell>
          <table:table-cell office:value-type="float" office:value="0.493315" calcext:value-type="float">
            <text:p>0,493315</text:p>
          </table:table-cell>
          <table:table-cell office:value-type="float" office:value="0.470645" calcext:value-type="float">
            <text:p>0,470645</text:p>
          </table:table-cell>
          <table:table-cell office:value-type="float" office:value="0.436656" calcext:value-type="float">
            <text:p>0,436656</text:p>
          </table:table-cell>
          <table:table-cell office:value-type="float" office:value="0.404376" calcext:value-type="float">
            <text:p>0,404376</text:p>
          </table:table-cell>
          <table:table-cell office:value-type="float" office:value="0.306774" calcext:value-type="float">
            <text:p>0,306774</text:p>
          </table:table-cell>
          <table:table-cell office:value-type="float" office:value="0.377741" calcext:value-type="float">
            <text:p>0,377741</text:p>
          </table:table-cell>
          <table:table-cell office:value-type="float" office:value="0.424541" calcext:value-type="float">
            <text:p>0,424541</text:p>
          </table:table-cell>
          <table:table-cell office:value-type="float" office:value="0.412787" calcext:value-type="float">
            <text:p>0,412787</text:p>
          </table:table-cell>
          <table:table-cell office:value-type="float" office:value="0.435556" calcext:value-type="float">
            <text:p>0,435556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95052" calcext:value-type="float">
            <text:p>0,495052</text:p>
          </table:table-cell>
          <table:table-cell office:value-type="float" office:value="0.441931" calcext:value-type="float">
            <text:p>0,441931</text:p>
          </table:table-cell>
          <table:table-cell office:value-type="float" office:value="0.453189" calcext:value-type="float">
            <text:p>0,453189</text:p>
          </table:table-cell>
          <table:table-cell office:value-type="float" office:value="0.524462" calcext:value-type="float">
            <text:p>0,524462</text:p>
          </table:table-cell>
          <table:table-cell office:value-type="float" office:value="0.519692" calcext:value-type="float">
            <text:p>0,519692</text:p>
          </table:table-cell>
          <table:table-cell office:value-type="float" office:value="0.49919" calcext:value-type="float">
            <text:p>0,49919</text:p>
          </table:table-cell>
          <table:table-cell office:value-type="float" office:value="0.516381" calcext:value-type="float">
            <text:p>0,516381</text:p>
          </table:table-cell>
          <table:table-cell office:value-type="float" office:value="0.360915" calcext:value-type="float">
            <text:p>0,360915</text:p>
          </table:table-cell>
          <table:table-cell office:value-type="float" office:value="0.43447" calcext:value-type="float">
            <text:p>0,43447</text:p>
          </table:table-cell>
          <table:table-cell office:value-type="float" office:value="0.468926" calcext:value-type="float">
            <text:p>0,468926</text:p>
          </table:table-cell>
          <table:table-cell office:value-type="float" office:value="0.471421" calcext:value-type="float">
            <text:p>0,471421</text:p>
          </table:table-cell>
          <table:table-cell office:value-type="float" office:value="0.486865" calcext:value-type="float">
            <text:p>0,486865</text:p>
          </table:table-cell>
        </table:table-row>
      </table:table>
      <table:table table:name="Pesquisar" table:style-name="ta1">
        <table:shapes>
          <draw:frame draw:z-index="0" draw:style-name="gr1" draw:text-style-name="P1" svg:width="246.98mm" svg:height="105.98mm" svg:x="0.55mm" svg:y="45.95mm">
            <loext:p draw:notify-on-update-of-ranges="Pesquisar.B1:Pesquisar.B1 Pesquisar.B2:Pesquisar.B10 Pesquisar.C1:Pesquisar.C1 Pesquisar.C2:Pesquisar.C10 Pesquisar.D1:Pesquisar.D1 Pesquisar.D2:Pesquisar.D10 Pesquisar.E1:Pesquisar.E1 Pesquisar.E2:Pesquisar.E10 Pesquisar.F1:Pesquisar.F1 Pesquisar.F2:Pesquisar.F10 Pesquisar.G1:Pesquisar.G1 Pesquisar.G2:Pesquisar.G10 Pesquisar.H1:Pesquisar.H1 Pesquisar.H2:Pesquisar.H10 Pesquisar.I1:Pesquisar.I1 Pesquisar.I2:Pesquisar.I10 Pesquisar.J1:Pesquisar.J1 Pesquisar.J2:Pesquisar.J10 Pesquisar.K1:Pesquisar.K1 Pesquisar.K2:Pesquisar.K10 Pesquisar.L1:Pesquisar.L1 Pesquisar.L2:Pesquisar.L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Pesquisar1</text:p>
          </table:table-cell>
          <table:table-cell table:style-name="ce1" office:value-type="string" calcext:value-type="string">
            <text:p>Pesquisar2</text:p>
          </table:table-cell>
          <table:table-cell table:style-name="ce1" office:value-type="string" calcext:value-type="string">
            <text:p>Pesquisar3</text:p>
          </table:table-cell>
          <table:table-cell table:style-name="ce1" office:value-type="string" calcext:value-type="string">
            <text:p>Pesquisar4</text:p>
          </table:table-cell>
          <table:table-cell table:style-name="ce1" office:value-type="string" calcext:value-type="string">
            <text:p>Pesquisar5</text:p>
          </table:table-cell>
          <table:table-cell table:style-name="ce1" office:value-type="string" calcext:value-type="string">
            <text:p>Pesquisar6</text:p>
          </table:table-cell>
          <table:table-cell table:style-name="ce1" office:value-type="string" calcext:value-type="string">
            <text:p>Pesquisar7</text:p>
          </table:table-cell>
          <table:table-cell table:style-name="ce1" office:value-type="string" calcext:value-type="string">
            <text:p>Pesquisar8</text:p>
          </table:table-cell>
          <table:table-cell table:style-name="ce1" office:value-type="string" calcext:value-type="string">
            <text:p>Pesquisar9</text:p>
          </table:table-cell>
          <table:table-cell table:style-name="ce1" office:value-type="string" calcext:value-type="string">
            <text:p>Pesquisar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809484" calcext:value-type="float">
            <text:p>0,0809484</text:p>
          </table:table-cell>
          <table:table-cell office:value-type="float" office:value="0.0858065" calcext:value-type="float">
            <text:p>0,0858065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0414311" calcext:value-type="float">
            <text:p>0,0414311</text:p>
          </table:table-cell>
          <table:table-cell office:value-type="float" office:value="0.0749525" calcext:value-type="float">
            <text:p>0,0749525</text:p>
          </table:table-cell>
          <table:table-cell office:value-type="float" office:value="0.108786" calcext:value-type="float">
            <text:p>0,108786</text:p>
          </table:table-cell>
          <table:table-cell office:value-type="float" office:value="0.0437723" calcext:value-type="float">
            <text:p>0,0437723</text:p>
          </table:table-cell>
          <table:table-cell office:value-type="float" office:value="0.0436701" calcext:value-type="float">
            <text:p>0,0436701</text:p>
          </table:table-cell>
          <table:table-cell office:value-type="float" office:value="0.0714348" calcext:value-type="float">
            <text:p>0,0714348</text:p>
          </table:table-cell>
          <table:table-cell office:value-type="float" office:value="0.0443086" calcext:value-type="float">
            <text:p>0,0443086</text:p>
          </table:table-cell>
          <table:table-cell office:value-type="float" office:value="0.0712842" calcext:value-type="float">
            <text:p>0,0712842</text:p>
          </table:table-cell>
          <table:table-cell office:value-type="float" office:value="0.0801741" calcext:value-type="float">
            <text:p>0,0801741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12554" calcext:value-type="float">
            <text:p>0,112554</text:p>
          </table:table-cell>
          <table:table-cell office:value-type="float" office:value="0.127805" calcext:value-type="float">
            <text:p>0,127805</text:p>
          </table:table-cell>
          <table:table-cell office:value-type="float" office:value="0.239573" calcext:value-type="float">
            <text:p>0,239573</text:p>
          </table:table-cell>
          <table:table-cell office:value-type="float" office:value="0.0704399" calcext:value-type="float">
            <text:p>0,0704399</text:p>
          </table:table-cell>
          <table:table-cell office:value-type="float" office:value="0.118635" calcext:value-type="float">
            <text:p>0,118635</text:p>
          </table:table-cell>
          <table:table-cell office:value-type="float" office:value="0.325772" calcext:value-type="float">
            <text:p>0,325772</text:p>
          </table:table-cell>
          <table:table-cell office:value-type="float" office:value="0.0612628" calcext:value-type="float">
            <text:p>0,0612628</text:p>
          </table:table-cell>
          <table:table-cell office:value-type="float" office:value="0.0631353" calcext:value-type="float">
            <text:p>0,0631353</text:p>
          </table:table-cell>
          <table:table-cell office:value-type="float" office:value="0.0977789" calcext:value-type="float">
            <text:p>0,0977789</text:p>
          </table:table-cell>
          <table:table-cell office:value-type="float" office:value="0.0641711" calcext:value-type="float">
            <text:p>0,0641711</text:p>
          </table:table-cell>
          <table:table-cell office:value-type="float" office:value="0.128113" calcext:value-type="float">
            <text:p>0,128113</text:p>
          </table:table-cell>
          <table:table-cell office:value-type="float" office:value="0.133801" calcext:value-type="float">
            <text:p>0,133801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36867" calcext:value-type="float">
            <text:p>0,136867</text:p>
          </table:table-cell>
          <table:table-cell office:value-type="float" office:value="0.387131" calcext:value-type="float">
            <text:p>0,387131</text:p>
          </table:table-cell>
          <table:table-cell office:value-type="float" office:value="0.459666" calcext:value-type="float">
            <text:p>0,459666</text:p>
          </table:table-cell>
          <table:table-cell office:value-type="float" office:value="0.0875381" calcext:value-type="float">
            <text:p>0,0875381</text:p>
          </table:table-cell>
          <table:table-cell office:value-type="float" office:value="0.231566" calcext:value-type="float">
            <text:p>0,231566</text:p>
          </table:table-cell>
          <table:table-cell office:value-type="float" office:value="0.406781" calcext:value-type="float">
            <text:p>0,406781</text:p>
          </table:table-cell>
          <table:table-cell office:value-type="float" office:value="0.08361" calcext:value-type="float">
            <text:p>0,08361</text:p>
          </table:table-cell>
          <table:table-cell office:value-type="float" office:value="0.0841506" calcext:value-type="float">
            <text:p>0,0841506</text:p>
          </table:table-cell>
          <table:table-cell office:value-type="float" office:value="0.132245" calcext:value-type="float">
            <text:p>0,132245</text:p>
          </table:table-cell>
          <table:table-cell office:value-type="float" office:value="0.0789043" calcext:value-type="float">
            <text:p>0,0789043</text:p>
          </table:table-cell>
          <table:table-cell office:value-type="float" office:value="0.208846" calcext:value-type="float">
            <text:p>0,208846</text:p>
          </table:table-cell>
          <table:table-cell office:value-type="float" office:value="0.260554" calcext:value-type="float">
            <text:p>0,260554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74678" calcext:value-type="float">
            <text:p>0,174678</text:p>
          </table:table-cell>
          <table:table-cell office:value-type="float" office:value="0.556446" calcext:value-type="float">
            <text:p>0,556446</text:p>
          </table:table-cell>
          <table:table-cell office:value-type="float" office:value="0.57046" calcext:value-type="float">
            <text:p>0,57046</text:p>
          </table:table-cell>
          <table:table-cell office:value-type="float" office:value="0.100147" calcext:value-type="float">
            <text:p>0,100147</text:p>
          </table:table-cell>
          <table:table-cell office:value-type="float" office:value="0.368846" calcext:value-type="float">
            <text:p>0,368846</text:p>
          </table:table-cell>
          <table:table-cell office:value-type="float" office:value="0.503759" calcext:value-type="float">
            <text:p>0,503759</text:p>
          </table:table-cell>
          <table:table-cell office:value-type="float" office:value="0.0996557" calcext:value-type="float">
            <text:p>0,0996557</text:p>
          </table:table-cell>
          <table:table-cell office:value-type="float" office:value="0.0992339" calcext:value-type="float">
            <text:p>0,0992339</text:p>
          </table:table-cell>
          <table:table-cell office:value-type="float" office:value="0.415888" calcext:value-type="float">
            <text:p>0,415888</text:p>
          </table:table-cell>
          <table:table-cell office:value-type="float" office:value="0.0961475" calcext:value-type="float">
            <text:p>0,0961475</text:p>
          </table:table-cell>
          <table:table-cell office:value-type="float" office:value="0.298526" calcext:value-type="float">
            <text:p>0,298526</text:p>
          </table:table-cell>
          <table:table-cell office:value-type="float" office:value="0.354115" calcext:value-type="float">
            <text:p>0,354115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57773" calcext:value-type="float">
            <text:p>0,57773</text:p>
          </table:table-cell>
          <table:table-cell office:value-type="float" office:value="0.584022" calcext:value-type="float">
            <text:p>0,584022</text:p>
          </table:table-cell>
          <table:table-cell office:value-type="float" office:value="0.595517" calcext:value-type="float">
            <text:p>0,595517</text:p>
          </table:table-cell>
          <table:table-cell office:value-type="float" office:value="0.116873" calcext:value-type="float">
            <text:p>0,116873</text:p>
          </table:table-cell>
          <table:table-cell office:value-type="float" office:value="0.390767" calcext:value-type="float">
            <text:p>0,390767</text:p>
          </table:table-cell>
          <table:table-cell office:value-type="float" office:value="0.567788" calcext:value-type="float">
            <text:p>0,567788</text:p>
          </table:table-cell>
          <table:table-cell office:value-type="float" office:value="0.126399" calcext:value-type="float">
            <text:p>0,126399</text:p>
          </table:table-cell>
          <table:table-cell office:value-type="float" office:value="0.365815" calcext:value-type="float">
            <text:p>0,365815</text:p>
          </table:table-cell>
          <table:table-cell office:value-type="float" office:value="0.593078" calcext:value-type="float">
            <text:p>0,593078</text:p>
          </table:table-cell>
          <table:table-cell office:value-type="float" office:value="0.359653" calcext:value-type="float">
            <text:p>0,359653</text:p>
          </table:table-cell>
          <table:table-cell office:value-type="float" office:value="0.427764" calcext:value-type="float">
            <text:p>0,427764</text:p>
          </table:table-cell>
          <table:table-cell office:value-type="float" office:value="0.452982" calcext:value-type="float">
            <text:p>0,452982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648606" calcext:value-type="float">
            <text:p>0,648606</text:p>
          </table:table-cell>
          <table:table-cell office:value-type="float" office:value="0.615264" calcext:value-type="float">
            <text:p>0,615264</text:p>
          </table:table-cell>
          <table:table-cell office:value-type="float" office:value="0.617425" calcext:value-type="float">
            <text:p>0,617425</text:p>
          </table:table-cell>
          <table:table-cell office:value-type="float" office:value="0.14616" calcext:value-type="float">
            <text:p>0,14616</text:p>
          </table:table-cell>
          <table:table-cell office:value-type="float" office:value="0.423278" calcext:value-type="float">
            <text:p>0,423278</text:p>
          </table:table-cell>
          <table:table-cell office:value-type="float" office:value="0.600682" calcext:value-type="float">
            <text:p>0,600682</text:p>
          </table:table-cell>
          <table:table-cell office:value-type="float" office:value="0.405508" calcext:value-type="float">
            <text:p>0,405508</text:p>
          </table:table-cell>
          <table:table-cell office:value-type="float" office:value="0.402122" calcext:value-type="float">
            <text:p>0,402122</text:p>
          </table:table-cell>
          <table:table-cell office:value-type="float" office:value="0.650773" calcext:value-type="float">
            <text:p>0,650773</text:p>
          </table:table-cell>
          <table:table-cell office:value-type="float" office:value="0.530967" calcext:value-type="float">
            <text:p>0,530967</text:p>
          </table:table-cell>
          <table:table-cell office:value-type="float" office:value="0.504078" calcext:value-type="float">
            <text:p>0,504078</text:p>
          </table:table-cell>
          <table:table-cell office:value-type="float" office:value="0.490147" calcext:value-type="float">
            <text:p>0,490147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678684" calcext:value-type="float">
            <text:p>0,678684</text:p>
          </table:table-cell>
          <table:table-cell office:value-type="float" office:value="0.643622" calcext:value-type="float">
            <text:p>0,643622</text:p>
          </table:table-cell>
          <table:table-cell office:value-type="float" office:value="0.645497" calcext:value-type="float">
            <text:p>0,645497</text:p>
          </table:table-cell>
          <table:table-cell office:value-type="float" office:value="0.440017" calcext:value-type="float">
            <text:p>0,440017</text:p>
          </table:table-cell>
          <table:table-cell office:value-type="float" office:value="0.557416" calcext:value-type="float">
            <text:p>0,557416</text:p>
          </table:table-cell>
          <table:table-cell office:value-type="float" office:value="0.639068" calcext:value-type="float">
            <text:p>0,639068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500075" calcext:value-type="float">
            <text:p>0,500075</text:p>
          </table:table-cell>
          <table:table-cell office:value-type="float" office:value="0.687043" calcext:value-type="float">
            <text:p>0,687043</text:p>
          </table:table-cell>
          <table:table-cell office:value-type="float" office:value="0.605288" calcext:value-type="float">
            <text:p>0,605288</text:p>
          </table:table-cell>
          <table:table-cell office:value-type="float" office:value="0.584224" calcext:value-type="float">
            <text:p>0,584224</text:p>
          </table:table-cell>
          <table:table-cell office:value-type="float" office:value="0.593047" calcext:value-type="float">
            <text:p>0,593047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712443" calcext:value-type="float">
            <text:p>0,712443</text:p>
          </table:table-cell>
          <table:table-cell office:value-type="float" office:value="0.663912" calcext:value-type="float">
            <text:p>0,663912</text:p>
          </table:table-cell>
          <table:table-cell office:value-type="float" office:value="0.676237" calcext:value-type="float">
            <text:p>0,676237</text:p>
          </table:table-cell>
          <table:table-cell office:value-type="float" office:value="0.609091" calcext:value-type="float">
            <text:p>0,609091</text:p>
          </table:table-cell>
          <table:table-cell office:value-type="float" office:value="0.60881" calcext:value-type="float">
            <text:p>0,60881</text:p>
          </table:table-cell>
          <table:table-cell office:value-type="float" office:value="0.67724" calcext:value-type="float">
            <text:p>0,67724</text:p>
          </table:table-cell>
          <table:table-cell office:value-type="float" office:value="0.621327" calcext:value-type="float">
            <text:p>0,621327</text:p>
          </table:table-cell>
          <table:table-cell office:value-type="float" office:value="0.609593" calcext:value-type="float">
            <text:p>0,609593</text:p>
          </table:table-cell>
          <table:table-cell office:value-type="float" office:value="0.722033" calcext:value-type="float">
            <text:p>0,722033</text:p>
          </table:table-cell>
          <table:table-cell office:value-type="float" office:value="0.680891" calcext:value-type="float">
            <text:p>0,680891</text:p>
          </table:table-cell>
          <table:table-cell office:value-type="float" office:value="0.658158" calcext:value-type="float">
            <text:p>0,658158</text:p>
          </table:table-cell>
          <table:table-cell office:value-type="float" office:value="0.654099" calcext:value-type="float">
            <text:p>0,654099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768014" calcext:value-type="float">
            <text:p>0,768014</text:p>
          </table:table-cell>
          <table:table-cell office:value-type="float" office:value="0.698186" calcext:value-type="float">
            <text:p>0,698186</text:p>
          </table:table-cell>
          <table:table-cell office:value-type="float" office:value="0.716051" calcext:value-type="float">
            <text:p>0,716051</text:p>
          </table:table-cell>
          <table:table-cell office:value-type="float" office:value="0.676553" calcext:value-type="float">
            <text:p>0,676553</text:p>
          </table:table-cell>
          <table:table-cell office:value-type="float" office:value="0.677477" calcext:value-type="float">
            <text:p>0,677477</text:p>
          </table:table-cell>
          <table:table-cell office:value-type="float" office:value="0.725249" calcext:value-type="float">
            <text:p>0,725249</text:p>
          </table:table-cell>
          <table:table-cell office:value-type="float" office:value="0.696115" calcext:value-type="float">
            <text:p>0,696115</text:p>
          </table:table-cell>
          <table:table-cell office:value-type="float" office:value="0.677378" calcext:value-type="float">
            <text:p>0,677378</text:p>
          </table:table-cell>
          <table:table-cell office:value-type="float" office:value="0.758449" calcext:value-type="float">
            <text:p>0,758449</text:p>
          </table:table-cell>
          <table:table-cell office:value-type="float" office:value="0.767898" calcext:value-type="float">
            <text:p>0,767898</text:p>
          </table:table-cell>
          <table:table-cell office:value-type="float" office:value="0.716137" calcext:value-type="float">
            <text:p>0,716137</text:p>
          </table:table-cell>
          <table:table-cell office:value-type="float" office:value="0.707256" calcext:value-type="float">
            <text:p>0,707256</text:p>
          </table:table-cell>
        </table:table-row>
      </table:table>
      <table:table table:name="Sair" table:style-name="ta1">
        <table:shapes>
          <draw:frame draw:z-index="0" draw:style-name="gr1" draw:text-style-name="P1" svg:width="245.05mm" svg:height="105.98mm" svg:x="23.13mm" svg:y="52.06mm">
            <loext:p draw:notify-on-update-of-ranges="Sair.B1:Sair.B1 Sair.B2:Sair.B10 Sair.C1:Sair.C1 Sair.C2:Sair.C10 Sair.D1:Sair.D1 Sair.D2:Sair.D10 Sair.E1:Sair.E1 Sair.E2:Sair.E10 Sair.F1:Sair.F1 Sair.F2:Sair.F10 Sair.G1:Sair.G1 Sair.G2:Sair.G10 Sair.H1:Sair.H1 Sair.H2:Sair.H10 Sair.I1:Sair.I1 Sair.I2:Sair.I10 Sair.J1:Sair.J1 Sair.J2:Sair.J10 Sair.K1:Sair.K1 Sair.K2:Sair.K10 Sair.L1:Sair.L1 Sair.L2:Sair.L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10" table:default-cell-style-name="Default"/>
        <table:table-column table:style-name="co29" table:default-cell-style-name="Default"/>
        <table:table-column table:style-name="co28" table:default-cell-style-name="Default"/>
        <table:table-row table:style-name="ro1">
          <table:table-cell table:style-name="Default"/>
          <table:table-cell table:style-name="ce1" office:value-type="string" calcext:value-type="string">
            <text:p>Sair1</text:p>
          </table:table-cell>
          <table:table-cell table:style-name="ce1" office:value-type="string" calcext:value-type="string">
            <text:p>Sair2</text:p>
          </table:table-cell>
          <table:table-cell table:style-name="ce1" office:value-type="string" calcext:value-type="string">
            <text:p>Sair3</text:p>
          </table:table-cell>
          <table:table-cell table:style-name="ce1" office:value-type="string" calcext:value-type="string">
            <text:p>Sair4</text:p>
          </table:table-cell>
          <table:table-cell table:style-name="ce1" office:value-type="string" calcext:value-type="string">
            <text:p>Sair5</text:p>
          </table:table-cell>
          <table:table-cell table:style-name="ce1" office:value-type="string" calcext:value-type="string">
            <text:p>Sair6</text:p>
          </table:table-cell>
          <table:table-cell table:style-name="ce1" office:value-type="string" calcext:value-type="string">
            <text:p>Sair7</text:p>
          </table:table-cell>
          <table:table-cell table:style-name="ce1" office:value-type="string" calcext:value-type="string">
            <text:p>Sair8</text:p>
          </table:table-cell>
          <table:table-cell table:style-name="ce1" office:value-type="string" calcext:value-type="string">
            <text:p>Sair9</text:p>
          </table:table-cell>
          <table:table-cell table:style-name="ce1" office:value-type="string" calcext:value-type="string">
            <text:p>Sair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328922" calcext:value-type="float">
            <text:p>0,328922</text:p>
          </table:table-cell>
          <table:table-cell office:value-type="float" office:value="0.325007" calcext:value-type="float">
            <text:p>0,325007</text:p>
          </table:table-cell>
          <table:table-cell office:value-type="float" office:value="0.270117" calcext:value-type="float">
            <text:p>0,270117</text:p>
          </table:table-cell>
          <table:table-cell office:value-type="float" office:value="0.168922" calcext:value-type="float">
            <text:p>0,168922</text:p>
          </table:table-cell>
          <table:table-cell office:value-type="float" office:value="0.304598" calcext:value-type="float">
            <text:p>0,304598</text:p>
          </table:table-cell>
          <table:table-cell office:value-type="float" office:value="0.347006" calcext:value-type="float">
            <text:p>0,347006</text:p>
          </table:table-cell>
          <table:table-cell office:value-type="float" office:value="0.159626" calcext:value-type="float">
            <text:p>0,159626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244149" calcext:value-type="float">
            <text:p>0,244149</text:p>
          </table:table-cell>
          <table:table-cell office:value-type="float" office:value="0.252532" calcext:value-type="float">
            <text:p>0,252532</text:p>
          </table:table-cell>
          <table:table-cell office:value-type="float" office:value="0.251186" calcext:value-type="float">
            <text:p>0,251186</text:p>
          </table:table-cell>
          <table:table-cell office:value-type="float" office:value="0.279513" calcext:value-type="float">
            <text:p>0,279513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359889" calcext:value-type="float">
            <text:p>0,359889</text:p>
          </table:table-cell>
          <table:table-cell office:value-type="float" office:value="0.352175" calcext:value-type="float">
            <text:p>0,352175</text:p>
          </table:table-cell>
          <table:table-cell office:value-type="float" office:value="0.304981" calcext:value-type="float">
            <text:p>0,304981</text:p>
          </table:table-cell>
          <table:table-cell office:value-type="float" office:value="0.196445" calcext:value-type="float">
            <text:p>0,196445</text:p>
          </table:table-cell>
          <table:table-cell office:value-type="float" office:value="0.368245" calcext:value-type="float">
            <text:p>0,368245</text:p>
          </table:table-cell>
          <table:table-cell office:value-type="float" office:value="0.395027" calcext:value-type="float">
            <text:p>0,395027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144611" calcext:value-type="float">
            <text:p>0,144611</text:p>
          </table:table-cell>
          <table:table-cell office:value-type="float" office:value="0.263973" calcext:value-type="float">
            <text:p>0,263973</text:p>
          </table:table-cell>
          <table:table-cell office:value-type="float" office:value="0.311789" calcext:value-type="float">
            <text:p>0,311789</text:p>
          </table:table-cell>
          <table:table-cell office:value-type="float" office:value="0.289078" calcext:value-type="float">
            <text:p>0,289078</text:p>
          </table:table-cell>
          <table:table-cell office:value-type="float" office:value="0.316347" calcext:value-type="float">
            <text:p>0,316347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384429" calcext:value-type="float">
            <text:p>0,384429</text:p>
          </table:table-cell>
          <table:table-cell office:value-type="float" office:value="0.376854" calcext:value-type="float">
            <text:p>0,376854</text:p>
          </table:table-cell>
          <table:table-cell office:value-type="float" office:value="0.335314" calcext:value-type="float">
            <text:p>0,335314</text:p>
          </table:table-cell>
          <table:table-cell office:value-type="float" office:value="0.239324" calcext:value-type="float">
            <text:p>0,239324</text:p>
          </table:table-cell>
          <table:table-cell office:value-type="float" office:value="0.419274" calcext:value-type="float">
            <text:p>0,419274</text:p>
          </table:table-cell>
          <table:table-cell office:value-type="float" office:value="0.432342" calcext:value-type="float">
            <text:p>0,432342</text:p>
          </table:table-cell>
          <table:table-cell office:value-type="float" office:value="0.22832" calcext:value-type="float">
            <text:p>0,22832</text:p>
          </table:table-cell>
          <table:table-cell office:value-type="float" office:value="0.165387" calcext:value-type="float">
            <text:p>0,165387</text:p>
          </table:table-cell>
          <table:table-cell office:value-type="float" office:value="0.278672" calcext:value-type="float">
            <text:p>0,278672</text:p>
          </table:table-cell>
          <table:table-cell office:value-type="float" office:value="0.34845" calcext:value-type="float">
            <text:p>0,34845</text:p>
          </table:table-cell>
          <table:table-cell office:value-type="float" office:value="0.320837" calcext:value-type="float">
            <text:p>0,320837</text:p>
          </table:table-cell>
          <table:table-cell office:value-type="float" office:value="0.351039" calcext:value-type="float">
            <text:p>0,351039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406807" calcext:value-type="float">
            <text:p>0,406807</text:p>
          </table:table-cell>
          <table:table-cell office:value-type="float" office:value="0.400739" calcext:value-type="float">
            <text:p>0,400739</text:p>
          </table:table-cell>
          <table:table-cell office:value-type="float" office:value="0.356115" calcext:value-type="float">
            <text:p>0,356115</text:p>
          </table:table-cell>
          <table:table-cell office:value-type="float" office:value="0.265129" calcext:value-type="float">
            <text:p>0,265129</text:p>
          </table:table-cell>
          <table:table-cell office:value-type="float" office:value="0.481403" calcext:value-type="float">
            <text:p>0,481403</text:p>
          </table:table-cell>
          <table:table-cell office:value-type="float" office:value="0.47504" calcext:value-type="float">
            <text:p>0,47504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196305" calcext:value-type="float">
            <text:p>0,196305</text:p>
          </table:table-cell>
          <table:table-cell office:value-type="float" office:value="0.294652" calcext:value-type="float">
            <text:p>0,294652</text:p>
          </table:table-cell>
          <table:table-cell office:value-type="float" office:value="0.370984" calcext:value-type="float">
            <text:p>0,370984</text:p>
          </table:table-cell>
          <table:table-cell office:value-type="float" office:value="0.351251" calcext:value-type="float">
            <text:p>0,351251</text:p>
          </table:table-cell>
          <table:table-cell office:value-type="float" office:value="0.382039" calcext:value-type="float">
            <text:p>0,38203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427987" calcext:value-type="float">
            <text:p>0,427987</text:p>
          </table:table-cell>
          <table:table-cell office:value-type="float" office:value="0.424679" calcext:value-type="float">
            <text:p>0,424679</text:p>
          </table:table-cell>
          <table:table-cell office:value-type="float" office:value="0.371856" calcext:value-type="float">
            <text:p>0,371856</text:p>
          </table:table-cell>
          <table:table-cell office:value-type="float" office:value="0.287988" calcext:value-type="float">
            <text:p>0,287988</text:p>
          </table:table-cell>
          <table:table-cell office:value-type="float" office:value="0.524727" calcext:value-type="float">
            <text:p>0,524727</text:p>
          </table:table-cell>
          <table:table-cell office:value-type="float" office:value="0.509866" calcext:value-type="float">
            <text:p>0,509866</text:p>
          </table:table-cell>
          <table:table-cell office:value-type="float" office:value="0.301551" calcext:value-type="float">
            <text:p>0,301551</text:p>
          </table:table-cell>
          <table:table-cell office:value-type="float" office:value="0.247957" calcext:value-type="float">
            <text:p>0,247957</text:p>
          </table:table-cell>
          <table:table-cell office:value-type="float" office:value="0.315456" calcext:value-type="float">
            <text:p>0,315456</text:p>
          </table:table-cell>
          <table:table-cell office:value-type="float" office:value="0.392737" calcext:value-type="float">
            <text:p>0,392737</text:p>
          </table:table-cell>
          <table:table-cell office:value-type="float" office:value="0.38048" calcext:value-type="float">
            <text:p>0,38048</text:p>
          </table:table-cell>
          <table:table-cell office:value-type="float" office:value="0.407447" calcext:value-type="float">
            <text:p>0,407447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445516" calcext:value-type="float">
            <text:p>0,445516</text:p>
          </table:table-cell>
          <table:table-cell office:value-type="float" office:value="0.453817" calcext:value-type="float">
            <text:p>0,453817</text:p>
          </table:table-cell>
          <table:table-cell office:value-type="float" office:value="0.387331" calcext:value-type="float">
            <text:p>0,387331</text:p>
          </table:table-cell>
          <table:table-cell office:value-type="float" office:value="0.328729" calcext:value-type="float">
            <text:p>0,328729</text:p>
          </table:table-cell>
          <table:table-cell office:value-type="float" office:value="0.560458" calcext:value-type="float">
            <text:p>0,560458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34242" calcext:value-type="float">
            <text:p>0,34242</text:p>
          </table:table-cell>
          <table:table-cell office:value-type="float" office:value="0.293574" calcext:value-type="float">
            <text:p>0,293574</text:p>
          </table:table-cell>
          <table:table-cell office:value-type="float" office:value="0.336826" calcext:value-type="float">
            <text:p>0,336826</text:p>
          </table:table-cell>
          <table:table-cell office:value-type="float" office:value="0.457682" calcext:value-type="float">
            <text:p>0,457682</text:p>
          </table:table-cell>
          <table:table-cell office:value-type="float" office:value="0.414715" calcext:value-type="float">
            <text:p>0,414715</text:p>
          </table:table-cell>
          <table:table-cell office:value-type="float" office:value="0.43517" calcext:value-type="float">
            <text:p>0,43517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475752" calcext:value-type="float">
            <text:p>0,475752</text:p>
          </table:table-cell>
          <table:table-cell office:value-type="float" office:value="0.495048" calcext:value-type="float">
            <text:p>0,495048</text:p>
          </table:table-cell>
          <table:table-cell office:value-type="float" office:value="0.423255" calcext:value-type="float">
            <text:p>0,423255</text:p>
          </table:table-cell>
          <table:table-cell office:value-type="float" office:value="0.378585" calcext:value-type="float">
            <text:p>0,378585</text:p>
          </table:table-cell>
          <table:table-cell office:value-type="float" office:value="0.605716" calcext:value-type="float">
            <text:p>0,605716</text:p>
          </table:table-cell>
          <table:table-cell office:value-type="float" office:value="0.569059" calcext:value-type="float">
            <text:p>0,569059</text:p>
          </table:table-cell>
          <table:table-cell office:value-type="float" office:value="0.392969" calcext:value-type="float">
            <text:p>0,392969</text:p>
          </table:table-cell>
          <table:table-cell office:value-type="float" office:value="0.369986" calcext:value-type="float">
            <text:p>0,369986</text:p>
          </table:table-cell>
          <table:table-cell office:value-type="float" office:value="0.39253" calcext:value-type="float">
            <text:p>0,39253</text:p>
          </table:table-cell>
          <table:table-cell office:value-type="float" office:value="0.550319" calcext:value-type="float">
            <text:p>0,550319</text:p>
          </table:table-cell>
          <table:table-cell office:value-type="float" office:value="0.465322" calcext:value-type="float">
            <text:p>0,465322</text:p>
          </table:table-cell>
          <table:table-cell office:value-type="float" office:value="0.475671" calcext:value-type="float">
            <text:p>0,475671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52752" calcext:value-type="float">
            <text:p>0,52752</text:p>
          </table:table-cell>
          <table:table-cell office:value-type="float" office:value="0.565499" calcext:value-type="float">
            <text:p>0,565499</text:p>
          </table:table-cell>
          <table:table-cell office:value-type="float" office:value="0.544176" calcext:value-type="float">
            <text:p>0,544176</text:p>
          </table:table-cell>
          <table:table-cell office:value-type="float" office:value="0.502069" calcext:value-type="float">
            <text:p>0,502069</text:p>
          </table:table-cell>
          <table:table-cell office:value-type="float" office:value="0.654176" calcext:value-type="float">
            <text:p>0,654176</text:p>
          </table:table-cell>
          <table:table-cell office:value-type="float" office:value="0.60239" calcext:value-type="float">
            <text:p>0,60239</text:p>
          </table:table-cell>
          <table:table-cell office:value-type="float" office:value="0.47511" calcext:value-type="float">
            <text:p>0,47511</text:p>
          </table:table-cell>
          <table:table-cell office:value-type="float" office:value="0.466639" calcext:value-type="float">
            <text:p>0,466639</text:p>
          </table:table-cell>
          <table:table-cell office:value-type="float" office:value="0.446086" calcext:value-type="float">
            <text:p>0,446086</text:p>
          </table:table-cell>
          <table:table-cell office:value-type="float" office:value="0.638549" calcext:value-type="float">
            <text:p>0,638549</text:p>
          </table:table-cell>
          <table:table-cell office:value-type="float" office:value="0.542221" calcext:value-type="float">
            <text:p>0,542221</text:p>
          </table:table-cell>
          <table:table-cell office:value-type="float" office:value="0.558688" calcext:value-type="float">
            <text:p>0,558688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658282" calcext:value-type="float">
            <text:p>0,658282</text:p>
          </table:table-cell>
          <table:table-cell office:value-type="float" office:value="0.671847" calcext:value-type="float">
            <text:p>0,671847</text:p>
          </table:table-cell>
          <table:table-cell office:value-type="float" office:value="0.641502" calcext:value-type="float">
            <text:p>0,641502</text:p>
          </table:table-cell>
          <table:table-cell office:value-type="float" office:value="0.620679" calcext:value-type="float">
            <text:p>0,620679</text:p>
          </table:table-cell>
          <table:table-cell office:value-type="float" office:value="0.700235" calcext:value-type="float">
            <text:p>0,700235</text:p>
          </table:table-cell>
          <table:table-cell office:value-type="float" office:value="0.656417" calcext:value-type="float">
            <text:p>0,656417</text:p>
          </table:table-cell>
          <table:table-cell office:value-type="float" office:value="0.563571" calcext:value-type="float">
            <text:p>0,563571</text:p>
          </table:table-cell>
          <table:table-cell office:value-type="float" office:value="0.594909" calcext:value-type="float">
            <text:p>0,594909</text:p>
          </table:table-cell>
          <table:table-cell office:value-type="float" office:value="0.551992" calcext:value-type="float">
            <text:p>0,551992</text:p>
          </table:table-cell>
          <table:table-cell office:value-type="float" office:value="0.72259" calcext:value-type="float">
            <text:p>0,72259</text:p>
          </table:table-cell>
          <table:table-cell office:value-type="float" office:value="0.638202" calcext:value-type="float">
            <text:p>0,638202</text:p>
          </table:table-cell>
          <table:table-cell office:value-type="float" office:value="0.658509" calcext:value-type="float">
            <text:p>0,658509</text:p>
          </table:table-cell>
        </table:table-row>
      </table:table>
      <table:table table:name="Vai_chover" table:style-name="ta1">
        <table:shapes>
          <draw:frame draw:z-index="0" draw:style-name="gr1" draw:text-style-name="P1" svg:width="246.15mm" svg:height="101.2mm" svg:x="23.41mm" svg:y="50.73mm">
            <loext:p draw:notify-on-update-of-ranges="Vai_chover.B1:Vai_chover.B1 Vai_chover.B2:Vai_chover.B10 Vai_chover.C1:Vai_chover.C1 Vai_chover.C2:Vai_chover.C10 Vai_chover.D1:Vai_chover.D1 Vai_chover.D2:Vai_chover.D10 Vai_chover.E1:Vai_chover.E1 Vai_chover.E2:Vai_chover.E10 Vai_chover.F1:Vai_chover.F1 Vai_chover.F2:Vai_chover.F10 Vai_chover.G1:Vai_chover.G1 Vai_chover.G2:Vai_chover.G10 Vai_chover.H1:Vai_chover.H1 Vai_chover.H2:Vai_chover.H10 Vai_chover.I1:Vai_chover.I1 Vai_chover.I2:Vai_chover.I10 Vai_chover.J1:Vai_chover.J1 Vai_chover.J2:Vai_chover.J10 Vai_chover.K1:Vai_chover.K1 Vai_chover.K2:Vai_chover.K10 Vai_chover.L1:Vai_chover.L1 Vai_chover.L2:Vai_chover.L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1" office:value-type="string" calcext:value-type="string">
            <text:p>Vai_chover1</text:p>
          </table:table-cell>
          <table:table-cell table:style-name="ce1" office:value-type="string" calcext:value-type="string">
            <text:p>Vai_chover2</text:p>
          </table:table-cell>
          <table:table-cell table:style-name="ce1" office:value-type="string" calcext:value-type="string">
            <text:p>Vai_chover3</text:p>
          </table:table-cell>
          <table:table-cell table:style-name="ce1" office:value-type="string" calcext:value-type="string">
            <text:p>Vai_chover4</text:p>
          </table:table-cell>
          <table:table-cell table:style-name="ce1" office:value-type="string" calcext:value-type="string">
            <text:p>Vai_chover5</text:p>
          </table:table-cell>
          <table:table-cell table:style-name="ce1" office:value-type="string" calcext:value-type="string">
            <text:p>Vai_chover6</text:p>
          </table:table-cell>
          <table:table-cell table:style-name="ce1" office:value-type="string" calcext:value-type="string">
            <text:p>Vai_chover7</text:p>
          </table:table-cell>
          <table:table-cell table:style-name="ce1" office:value-type="string" calcext:value-type="string">
            <text:p>Vai_chover8</text:p>
          </table:table-cell>
          <table:table-cell table:style-name="ce1" office:value-type="string" calcext:value-type="string">
            <text:p>Vai_chover9</text:p>
          </table:table-cell>
          <table:table-cell table:style-name="ce1" office:value-type="string" calcext:value-type="string">
            <text:p>Vai_chover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56969" calcext:value-type="float">
            <text:p>0,156969</text:p>
          </table:table-cell>
          <table:table-cell office:value-type="float" office:value="0.134709" calcext:value-type="float">
            <text:p>0,134709</text:p>
          </table:table-cell>
          <table:table-cell office:value-type="float" office:value="0.134975" calcext:value-type="float">
            <text:p>0,134975</text:p>
          </table:table-cell>
          <table:table-cell office:value-type="float" office:value="0.0567422" calcext:value-type="float">
            <text:p>0,0567422</text:p>
          </table:table-cell>
          <table:table-cell office:value-type="float" office:value="0.0460971" calcext:value-type="float">
            <text:p>0,0460971</text:p>
          </table:table-cell>
          <table:table-cell office:value-type="float" office:value="0.0790263" calcext:value-type="float">
            <text:p>0,0790263</text:p>
          </table:table-cell>
          <table:table-cell office:value-type="float" office:value="0.10264" calcext:value-type="float">
            <text:p>0,10264</text:p>
          </table:table-cell>
          <table:table-cell office:value-type="float" office:value="0.0877496" calcext:value-type="float">
            <text:p>0,0877496</text:p>
          </table:table-cell>
          <table:table-cell office:value-type="float" office:value="0.096764" calcext:value-type="float">
            <text:p>0,096764</text:p>
          </table:table-cell>
          <table:table-cell office:value-type="float" office:value="0.0748355" calcext:value-type="float">
            <text:p>0,0748355</text:p>
          </table:table-cell>
          <table:table-cell office:value-type="float" office:value="0.0970508" calcext:value-type="float">
            <text:p>0,0970508</text:p>
          </table:table-cell>
          <table:table-cell office:value-type="float" office:value="0.105898" calcext:value-type="float">
            <text:p>0,10589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68718" calcext:value-type="float">
            <text:p>0,168718</text:p>
          </table:table-cell>
          <table:table-cell office:value-type="float" office:value="0.152296" calcext:value-type="float">
            <text:p>0,152296</text:p>
          </table:table-cell>
          <table:table-cell office:value-type="float" office:value="0.148151" calcext:value-type="float">
            <text:p>0,148151</text:p>
          </table:table-cell>
          <table:table-cell office:value-type="float" office:value="0.0841043" calcext:value-type="float">
            <text:p>0,0841043</text:p>
          </table:table-cell>
          <table:table-cell office:value-type="float" office:value="0.0666158" calcext:value-type="float">
            <text:p>0,0666158</text:p>
          </table:table-cell>
          <table:table-cell office:value-type="float" office:value="0.0971254" calcext:value-type="float">
            <text:p>0,0971254</text:p>
          </table:table-cell>
          <table:table-cell office:value-type="float" office:value="0.114727" calcext:value-type="float">
            <text:p>0,114727</text:p>
          </table:table-cell>
          <table:table-cell office:value-type="float" office:value="0.112709" calcext:value-type="float">
            <text:p>0,112709</text:p>
          </table:table-cell>
          <table:table-cell office:value-type="float" office:value="0.134723" calcext:value-type="float">
            <text:p>0,134723</text:p>
          </table:table-cell>
          <table:table-cell office:value-type="float" office:value="0.104646" calcext:value-type="float">
            <text:p>0,104646</text:p>
          </table:table-cell>
          <table:table-cell office:value-type="float" office:value="0.118382" calcext:value-type="float">
            <text:p>0,118382</text:p>
          </table:table-cell>
          <table:table-cell office:value-type="float" office:value="0.123977" calcext:value-type="float">
            <text:p>0,123977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82072" calcext:value-type="float">
            <text:p>0,182072</text:p>
          </table:table-cell>
          <table:table-cell office:value-type="float" office:value="0.168785" calcext:value-type="float">
            <text:p>0,168785</text:p>
          </table:table-cell>
          <table:table-cell office:value-type="float" office:value="0.166138" calcext:value-type="float">
            <text:p>0,166138</text:p>
          </table:table-cell>
          <table:table-cell office:value-type="float" office:value="0.113616" calcext:value-type="float">
            <text:p>0,113616</text:p>
          </table:table-cell>
          <table:table-cell office:value-type="float" office:value="0.0876176" calcext:value-type="float">
            <text:p>0,0876176</text:p>
          </table:table-cell>
          <table:table-cell office:value-type="float" office:value="0.112926" calcext:value-type="float">
            <text:p>0,112926</text:p>
          </table:table-cell>
          <table:table-cell office:value-type="float" office:value="0.130986" calcext:value-type="float">
            <text:p>0,130986</text:p>
          </table:table-cell>
          <table:table-cell office:value-type="float" office:value="0.123394" calcext:value-type="float">
            <text:p>0,123394</text:p>
          </table:table-cell>
          <table:table-cell office:value-type="float" office:value="0.158584" calcext:value-type="float">
            <text:p>0,158584</text:p>
          </table:table-cell>
          <table:table-cell office:value-type="float" office:value="0.137775" calcext:value-type="float">
            <text:p>0,137775</text:p>
          </table:table-cell>
          <table:table-cell office:value-type="float" office:value="0.138189" calcext:value-type="float">
            <text:p>0,138189</text:p>
          </table:table-cell>
          <table:table-cell office:value-type="float" office:value="0.143646" calcext:value-type="float">
            <text:p>0,14364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97369" calcext:value-type="float">
            <text:p>0,197369</text:p>
          </table:table-cell>
          <table:table-cell office:value-type="float" office:value="0.182453" calcext:value-type="float">
            <text:p>0,182453</text:p>
          </table:table-cell>
          <table:table-cell office:value-type="float" office:value="0.180059" calcext:value-type="float">
            <text:p>0,180059</text:p>
          </table:table-cell>
          <table:table-cell office:value-type="float" office:value="0.145119" calcext:value-type="float">
            <text:p>0,145119</text:p>
          </table:table-cell>
          <table:table-cell office:value-type="float" office:value="0.104246" calcext:value-type="float">
            <text:p>0,104246</text:p>
          </table:table-cell>
          <table:table-cell office:value-type="float" office:value="0.132549" calcext:value-type="float">
            <text:p>0,132549</text:p>
          </table:table-cell>
          <table:table-cell office:value-type="float" office:value="0.147931" calcext:value-type="float">
            <text:p>0,147931</text:p>
          </table:table-cell>
          <table:table-cell office:value-type="float" office:value="0.137237" calcext:value-type="float">
            <text:p>0,137237</text:p>
          </table:table-cell>
          <table:table-cell office:value-type="float" office:value="0.17653" calcext:value-type="float">
            <text:p>0,17653</text:p>
          </table:table-cell>
          <table:table-cell office:value-type="float" office:value="0.160498" calcext:value-type="float">
            <text:p>0,160498</text:p>
          </table:table-cell>
          <table:table-cell office:value-type="float" office:value="0.156399" calcext:value-type="float">
            <text:p>0,156399</text:p>
          </table:table-cell>
          <table:table-cell office:value-type="float" office:value="0.161849" calcext:value-type="float">
            <text:p>0,16184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14953" calcext:value-type="float">
            <text:p>0,214953</text:p>
          </table:table-cell>
          <table:table-cell office:value-type="float" office:value="0.196092" calcext:value-type="float">
            <text:p>0,196092</text:p>
          </table:table-cell>
          <table:table-cell office:value-type="float" office:value="0.194683" calcext:value-type="float">
            <text:p>0,194683</text:p>
          </table:table-cell>
          <table:table-cell office:value-type="float" office:value="0.207312" calcext:value-type="float">
            <text:p>0,207312</text:p>
          </table:table-cell>
          <table:table-cell office:value-type="float" office:value="0.138698" calcext:value-type="float">
            <text:p>0,138698</text:p>
          </table:table-cell>
          <table:table-cell office:value-type="float" office:value="0.151326" calcext:value-type="float">
            <text:p>0,151326</text:p>
          </table:table-cell>
          <table:table-cell office:value-type="float" office:value="0.165162" calcext:value-type="float">
            <text:p>0,165162</text:p>
          </table:table-cell>
          <table:table-cell office:value-type="float" office:value="0.150108" calcext:value-type="float">
            <text:p>0,150108</text:p>
          </table:table-cell>
          <table:table-cell office:value-type="float" office:value="0.406581" calcext:value-type="float">
            <text:p>0,406581</text:p>
          </table:table-cell>
          <table:table-cell office:value-type="float" office:value="0.299708" calcext:value-type="float">
            <text:p>0,299708</text:p>
          </table:table-cell>
          <table:table-cell office:value-type="float" office:value="0.212462" calcext:value-type="float">
            <text:p>0,212462</text:p>
          </table:table-cell>
          <table:table-cell office:value-type="float" office:value="0.190348" calcext:value-type="float">
            <text:p>0,190348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237489" calcext:value-type="float">
            <text:p>0,237489</text:p>
          </table:table-cell>
          <table:table-cell office:value-type="float" office:value="0.213879" calcext:value-type="float">
            <text:p>0,213879</text:p>
          </table:table-cell>
          <table:table-cell office:value-type="float" office:value="0.211456" calcext:value-type="float">
            <text:p>0,211456</text:p>
          </table:table-cell>
          <table:table-cell office:value-type="float" office:value="0.465627" calcext:value-type="float">
            <text:p>0,465627</text:p>
          </table:table-cell>
          <table:table-cell office:value-type="float" office:value="0.337732" calcext:value-type="float">
            <text:p>0,337732</text:p>
          </table:table-cell>
          <table:table-cell office:value-type="float" office:value="0.18975" calcext:value-type="float">
            <text:p>0,18975</text:p>
          </table:table-cell>
          <table:table-cell office:value-type="float" office:value="0.182821" calcext:value-type="float">
            <text:p>0,182821</text:p>
          </table:table-cell>
          <table:table-cell office:value-type="float" office:value="0.166945" calcext:value-type="float">
            <text:p>0,166945</text:p>
          </table:table-cell>
          <table:table-cell office:value-type="float" office:value="0.575243" calcext:value-type="float">
            <text:p>0,575243</text:p>
          </table:table-cell>
          <table:table-cell office:value-type="float" office:value="0.524917" calcext:value-type="float">
            <text:p>0,524917</text:p>
          </table:table-cell>
          <table:table-cell office:value-type="float" office:value="0.310586" calcext:value-type="float">
            <text:p>0,310586</text:p>
          </table:table-cell>
          <table:table-cell office:value-type="float" office:value="0.293237" calcext:value-type="float">
            <text:p>0,293237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4517" calcext:value-type="float">
            <text:p>0,4517</text:p>
          </table:table-cell>
          <table:table-cell office:value-type="float" office:value="0.241328" calcext:value-type="float">
            <text:p>0,241328</text:p>
          </table:table-cell>
          <table:table-cell office:value-type="float" office:value="0.235339" calcext:value-type="float">
            <text:p>0,235339</text:p>
          </table:table-cell>
          <table:table-cell office:value-type="float" office:value="0.675849" calcext:value-type="float">
            <text:p>0,675849</text:p>
          </table:table-cell>
          <table:table-cell office:value-type="float" office:value="0.560564" calcext:value-type="float">
            <text:p>0,560564</text:p>
          </table:table-cell>
          <table:table-cell office:value-type="float" office:value="0.566807" calcext:value-type="float">
            <text:p>0,566807</text:p>
          </table:table-cell>
          <table:table-cell office:value-type="float" office:value="0.204909" calcext:value-type="float">
            <text:p>0,204909</text:p>
          </table:table-cell>
          <table:table-cell office:value-type="float" office:value="0.38837" calcext:value-type="float">
            <text:p>0,38837</text:p>
          </table:table-cell>
          <table:table-cell office:value-type="float" office:value="0.671979" calcext:value-type="float">
            <text:p>0,671979</text:p>
          </table:table-cell>
          <table:table-cell office:value-type="float" office:value="0.699364" calcext:value-type="float">
            <text:p>0,699364</text:p>
          </table:table-cell>
          <table:table-cell office:value-type="float" office:value="0.469621" calcext:value-type="float">
            <text:p>0,469621</text:p>
          </table:table-cell>
          <table:table-cell office:value-type="float" office:value="0.432956" calcext:value-type="float">
            <text:p>0,432956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707775" calcext:value-type="float">
            <text:p>0,707775</text:p>
          </table:table-cell>
          <table:table-cell office:value-type="float" office:value="0.304036" calcext:value-type="float">
            <text:p>0,304036</text:p>
          </table:table-cell>
          <table:table-cell office:value-type="float" office:value="0.479874" calcext:value-type="float">
            <text:p>0,479874</text:p>
          </table:table-cell>
          <table:table-cell office:value-type="float" office:value="0.714926" calcext:value-type="float">
            <text:p>0,714926</text:p>
          </table:table-cell>
          <table:table-cell office:value-type="float" office:value="0.653369" calcext:value-type="float">
            <text:p>0,653369</text:p>
          </table:table-cell>
          <table:table-cell office:value-type="float" office:value="0.646511" calcext:value-type="float">
            <text:p>0,646511</text:p>
          </table:table-cell>
          <table:table-cell office:value-type="float" office:value="0.636616" calcext:value-type="float">
            <text:p>0,636616</text:p>
          </table:table-cell>
          <table:table-cell office:value-type="float" office:value="0.588019" calcext:value-type="float">
            <text:p>0,588019</text:p>
          </table:table-cell>
          <table:table-cell office:value-type="float" office:value="0.719241" calcext:value-type="float">
            <text:p>0,719241</text:p>
          </table:table-cell>
          <table:table-cell office:value-type="float" office:value="0.738006" calcext:value-type="float">
            <text:p>0,738006</text:p>
          </table:table-cell>
          <table:table-cell office:value-type="float" office:value="0.618837" calcext:value-type="float">
            <text:p>0,618837</text:p>
          </table:table-cell>
          <table:table-cell office:value-type="float" office:value="0.571996" calcext:value-type="float">
            <text:p>0,571996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764556" calcext:value-type="float">
            <text:p>0,764556</text:p>
          </table:table-cell>
          <table:table-cell office:value-type="float" office:value="0.743465" calcext:value-type="float">
            <text:p>0,743465</text:p>
          </table:table-cell>
          <table:table-cell office:value-type="float" office:value="0.743311" calcext:value-type="float">
            <text:p>0,743311</text:p>
          </table:table-cell>
          <table:table-cell office:value-type="float" office:value="0.748735" calcext:value-type="float">
            <text:p>0,748735</text:p>
          </table:table-cell>
          <table:table-cell office:value-type="float" office:value="0.699898" calcext:value-type="float">
            <text:p>0,699898</text:p>
          </table:table-cell>
          <table:table-cell office:value-type="float" office:value="0.686556" calcext:value-type="float">
            <text:p>0,686556</text:p>
          </table:table-cell>
          <table:table-cell office:value-type="float" office:value="0.757744" calcext:value-type="float">
            <text:p>0,757744</text:p>
          </table:table-cell>
          <table:table-cell office:value-type="float" office:value="0.660955" calcext:value-type="float">
            <text:p>0,660955</text:p>
          </table:table-cell>
          <table:table-cell office:value-type="float" office:value="0.763316" calcext:value-type="float">
            <text:p>0,763316</text:p>
          </table:table-cell>
          <table:table-cell office:value-type="float" office:value="0.787108" calcext:value-type="float">
            <text:p>0,787108</text:p>
          </table:table-cell>
          <table:table-cell office:value-type="float" office:value="0.735564" calcext:value-type="float">
            <text:p>0,735564</text:p>
          </table:table-cell>
          <table:table-cell office:value-type="float" office:value="0.739993" calcext:value-type="float">
            <text:p>0,739993</text:p>
          </table:table-cell>
        </table:table-row>
      </table:table>
      <table:table table:name="ver_noticias" table:style-name="ta1">
        <table:shapes>
          <draw:frame draw:z-index="0" draw:style-name="gr1" draw:text-style-name="P1" svg:width="248.35mm" svg:height="105.71mm" svg:x="22.58mm" svg:y="50.47mm">
            <loext:p draw:notify-on-update-of-ranges="ver_noticias.B1:ver_noticias.B1 ver_noticias.B2:ver_noticias.B10 ver_noticias.C1:ver_noticias.C1 ver_noticias.C2:ver_noticias.C10 ver_noticias.D1:ver_noticias.D1 ver_noticias.D2:ver_noticias.D10 ver_noticias.E1:ver_noticias.E1 ver_noticias.E2:ver_noticias.E10 ver_noticias.F1:ver_noticias.F1 ver_noticias.F2:ver_noticias.F10 ver_noticias.G1:ver_noticias.G1 ver_noticias.G2:ver_noticias.G10 ver_noticias.H1:ver_noticias.H1 ver_noticias.H2:ver_noticias.H10 ver_noticias.I1:ver_noticias.I1 ver_noticias.I2:ver_noticias.I10 ver_noticias.J1:ver_noticias.J1 ver_noticias.J2:ver_noticias.J10 ver_noticias.K1:ver_noticias.K1 ver_noticias.K2:ver_noticias.K10 ver_noticias.L1:ver_noticias.L1 ver_noticias.L2:ver_noticias.L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default-cell-style-name="ce1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 table:style-name="Default"/>
          <table:table-cell table:style-name="ce1" office:value-type="string" calcext:value-type="string">
            <text:p>ver_noticias1</text:p>
          </table:table-cell>
          <table:table-cell table:style-name="ce1" office:value-type="string" calcext:value-type="string">
            <text:p>ver_noticias2</text:p>
          </table:table-cell>
          <table:table-cell table:style-name="ce1" office:value-type="string" calcext:value-type="string">
            <text:p>ver_noticias3</text:p>
          </table:table-cell>
          <table:table-cell table:style-name="ce1" office:value-type="string" calcext:value-type="string">
            <text:p>ver_noticias4</text:p>
          </table:table-cell>
          <table:table-cell table:style-name="ce1" office:value-type="string" calcext:value-type="string">
            <text:p>ver_noticias5</text:p>
          </table:table-cell>
          <table:table-cell table:style-name="ce1" office:value-type="string" calcext:value-type="string">
            <text:p>ver_noticias6</text:p>
          </table:table-cell>
          <table:table-cell table:style-name="ce1" office:value-type="string" calcext:value-type="string">
            <text:p>ver_noticias7</text:p>
          </table:table-cell>
          <table:table-cell table:style-name="ce1" office:value-type="string" calcext:value-type="string">
            <text:p>ver_noticias8</text:p>
          </table:table-cell>
          <table:table-cell table:style-name="ce1" office:value-type="string" calcext:value-type="string">
            <text:p>ver_noticias9</text:p>
          </table:table-cell>
          <table:table-cell table:style-name="ce1" office:value-type="string" calcext:value-type="string">
            <text:p>ver_noticias10</text:p>
          </table:table-cell>
          <table:table-cell table:style-name="ce1" office:value-type="string" calcext:value-type="string">
            <text:p>Curva Média1</text:p>
          </table:table-cell>
          <table:table-cell table:style-name="ce1" office:value-type="string" calcext:value-type="string">
            <text:p>Curva Média2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466365" calcext:value-type="float">
            <text:p>0,0466365</text:p>
          </table:table-cell>
          <table:table-cell office:value-type="float" office:value="0.0522446" calcext:value-type="float">
            <text:p>0,0522446</text:p>
          </table:table-cell>
          <table:table-cell office:value-type="float" office:value="0.0663353" calcext:value-type="float">
            <text:p>0,0663353</text:p>
          </table:table-cell>
          <table:table-cell office:value-type="float" office:value="0.0622601" calcext:value-type="float">
            <text:p>0,0622601</text:p>
          </table:table-cell>
          <table:table-cell office:value-type="float" office:value="0.0601499" calcext:value-type="float">
            <text:p>0,0601499</text:p>
          </table:table-cell>
          <table:table-cell office:value-type="float" office:value="0.0767828" calcext:value-type="float">
            <text:p>0,0767828</text:p>
          </table:table-cell>
          <table:table-cell office:value-type="float" office:value="0.0619153" calcext:value-type="float">
            <text:p>0,0619153</text:p>
          </table:table-cell>
          <table:table-cell office:value-type="float" office:value="0.0452636" calcext:value-type="float">
            <text:p>0,0452636</text:p>
          </table:table-cell>
          <table:table-cell office:value-type="float" office:value="0.0484216" calcext:value-type="float">
            <text:p>0,0484216</text:p>
          </table:table-cell>
          <table:table-cell office:value-type="float" office:value="0.0271055" calcext:value-type="float">
            <text:p>0,0271055</text:p>
          </table:table-cell>
          <table:table-cell office:value-type="float" office:value="0.0547115" calcext:value-type="float">
            <text:p>0,0547115</text:p>
          </table:table-cell>
          <table:table-cell office:value-type="float" office:value="0.0575253" calcext:value-type="float">
            <text:p>0,0575253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0666499" calcext:value-type="float">
            <text:p>0,0666499</text:p>
          </table:table-cell>
          <table:table-cell office:value-type="float" office:value="0.0683256" calcext:value-type="float">
            <text:p>0,0683256</text:p>
          </table:table-cell>
          <table:table-cell office:value-type="float" office:value="0.0936082" calcext:value-type="float">
            <text:p>0,0936082</text:p>
          </table:table-cell>
          <table:table-cell office:value-type="float" office:value="0.0830634" calcext:value-type="float">
            <text:p>0,0830634</text:p>
          </table:table-cell>
          <table:table-cell office:value-type="float" office:value="0.0767253" calcext:value-type="float">
            <text:p>0,0767253</text:p>
          </table:table-cell>
          <table:table-cell office:value-type="float" office:value="0.119958" calcext:value-type="float">
            <text:p>0,119958</text:p>
          </table:table-cell>
          <table:table-cell office:value-type="float" office:value="0.0944481" calcext:value-type="float">
            <text:p>0,0944481</text:p>
          </table:table-cell>
          <table:table-cell office:value-type="float" office:value="0.0613651" calcext:value-type="float">
            <text:p>0,0613651</text:p>
          </table:table-cell>
          <table:table-cell office:value-type="float" office:value="0.0618199" calcext:value-type="float">
            <text:p>0,0618199</text:p>
          </table:table-cell>
          <table:table-cell office:value-type="float" office:value="0.0506966" calcext:value-type="float">
            <text:p>0,0506966</text:p>
          </table:table-cell>
          <table:table-cell office:value-type="float" office:value="0.077666" calcext:value-type="float">
            <text:p>0,077666</text:p>
          </table:table-cell>
          <table:table-cell office:value-type="float" office:value="0.0776745" calcext:value-type="float">
            <text:p>0,0776745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0822959" calcext:value-type="float">
            <text:p>0,0822959</text:p>
          </table:table-cell>
          <table:table-cell office:value-type="float" office:value="0.0865657" calcext:value-type="float">
            <text:p>0,0865657</text:p>
          </table:table-cell>
          <table:table-cell office:value-type="float" office:value="0.108613" calcext:value-type="float">
            <text:p>0,108613</text:p>
          </table:table-cell>
          <table:table-cell office:value-type="float" office:value="0.100777" calcext:value-type="float">
            <text:p>0,100777</text:p>
          </table:table-cell>
          <table:table-cell office:value-type="float" office:value="0.0909666" calcext:value-type="float">
            <text:p>0,0909666</text:p>
          </table:table-cell>
          <table:table-cell office:value-type="float" office:value="0.151742" calcext:value-type="float">
            <text:p>0,151742</text:p>
          </table:table-cell>
          <table:table-cell office:value-type="float" office:value="0.11606" calcext:value-type="float">
            <text:p>0,11606</text:p>
          </table:table-cell>
          <table:table-cell office:value-type="float" office:value="0.0758915" calcext:value-type="float">
            <text:p>0,0758915</text:p>
          </table:table-cell>
          <table:table-cell office:value-type="float" office:value="0.0798107" calcext:value-type="float">
            <text:p>0,0798107</text:p>
          </table:table-cell>
          <table:table-cell office:value-type="float" office:value="0.0757818" calcext:value-type="float">
            <text:p>0,0757818</text:p>
          </table:table-cell>
          <table:table-cell office:value-type="float" office:value="0.0968504" calcext:value-type="float">
            <text:p>0,0968504</text:p>
          </table:table-cell>
          <table:table-cell office:value-type="float" office:value="0.0938436" calcext:value-type="float">
            <text:p>0,093843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0991299" calcext:value-type="float">
            <text:p>0,0991299</text:p>
          </table:table-cell>
          <table:table-cell office:value-type="float" office:value="0.109626" calcext:value-type="float">
            <text:p>0,109626</text:p>
          </table:table-cell>
          <table:table-cell office:value-type="float" office:value="0.123777" calcext:value-type="float">
            <text:p>0,123777</text:p>
          </table:table-cell>
          <table:table-cell office:value-type="float" office:value="0.116806" calcext:value-type="float">
            <text:p>0,116806</text:p>
          </table:table-cell>
          <table:table-cell office:value-type="float" office:value="0.123089" calcext:value-type="float">
            <text:p>0,123089</text:p>
          </table:table-cell>
          <table:table-cell office:value-type="float" office:value="0.170031" calcext:value-type="float">
            <text:p>0,170031</text:p>
          </table:table-cell>
          <table:table-cell office:value-type="float" office:value="0.133778" calcext:value-type="float">
            <text:p>0,133778</text:p>
          </table:table-cell>
          <table:table-cell office:value-type="float" office:value="0.0979873" calcext:value-type="float">
            <text:p>0,0979873</text:p>
          </table:table-cell>
          <table:table-cell office:value-type="float" office:value="0.0966035" calcext:value-type="float">
            <text:p>0,0966035</text:p>
          </table:table-cell>
          <table:table-cell office:value-type="float" office:value="0.10556" calcext:value-type="float">
            <text:p>0,10556</text:p>
          </table:table-cell>
          <table:table-cell office:value-type="float" office:value="0.117639" calcext:value-type="float">
            <text:p>0,117639</text:p>
          </table:table-cell>
          <table:table-cell office:value-type="float" office:value="0.114486" calcext:value-type="float">
            <text:p>0,114486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113186" calcext:value-type="float">
            <text:p>0,113186</text:p>
          </table:table-cell>
          <table:table-cell office:value-type="float" office:value="0.129988" calcext:value-type="float">
            <text:p>0,129988</text:p>
          </table:table-cell>
          <table:table-cell office:value-type="float" office:value="0.13844" calcext:value-type="float">
            <text:p>0,13844</text:p>
          </table:table-cell>
          <table:table-cell office:value-type="float" office:value="0.141803" calcext:value-type="float">
            <text:p>0,141803</text:p>
          </table:table-cell>
          <table:table-cell office:value-type="float" office:value="0.173804" calcext:value-type="float">
            <text:p>0,173804</text:p>
          </table:table-cell>
          <table:table-cell office:value-type="float" office:value="0.195839" calcext:value-type="float">
            <text:p>0,195839</text:p>
          </table:table-cell>
          <table:table-cell office:value-type="float" office:value="0.153328" calcext:value-type="float">
            <text:p>0,153328</text:p>
          </table:table-cell>
          <table:table-cell office:value-type="float" office:value="0.114876" calcext:value-type="float">
            <text:p>0,114876</text:p>
          </table:table-cell>
          <table:table-cell office:value-type="float" office:value="0.111439" calcext:value-type="float">
            <text:p>0,111439</text:p>
          </table:table-cell>
          <table:table-cell office:value-type="float" office:value="0.145629" calcext:value-type="float">
            <text:p>0,145629</text:p>
          </table:table-cell>
          <table:table-cell office:value-type="float" office:value="0.141833" calcext:value-type="float">
            <text:p>0,141833</text:p>
          </table:table-cell>
          <table:table-cell office:value-type="float" office:value="0.139444" calcext:value-type="float">
            <text:p>0,139444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131526" calcext:value-type="float">
            <text:p>0,131526</text:p>
          </table:table-cell>
          <table:table-cell office:value-type="float" office:value="0.161238" calcext:value-type="float">
            <text:p>0,161238</text:p>
          </table:table-cell>
          <table:table-cell office:value-type="float" office:value="0.162315" calcext:value-type="float">
            <text:p>0,162315</text:p>
          </table:table-cell>
          <table:table-cell office:value-type="float" office:value="0.194046" calcext:value-type="float">
            <text:p>0,194046</text:p>
          </table:table-cell>
          <table:table-cell office:value-type="float" office:value="0.224934" calcext:value-type="float">
            <text:p>0,224934</text:p>
          </table:table-cell>
          <table:table-cell office:value-type="float" office:value="0.226119" calcext:value-type="float">
            <text:p>0,226119</text:p>
          </table:table-cell>
          <table:table-cell office:value-type="float" office:value="0.213716" calcext:value-type="float">
            <text:p>0,213716</text:p>
          </table:table-cell>
          <table:table-cell office:value-type="float" office:value="0.144257" calcext:value-type="float">
            <text:p>0,144257</text:p>
          </table:table-cell>
          <table:table-cell office:value-type="float" office:value="0.172061" calcext:value-type="float">
            <text:p>0,172061</text:p>
          </table:table-cell>
          <table:table-cell office:value-type="float" office:value="0.198998" calcext:value-type="float">
            <text:p>0,198998</text:p>
          </table:table-cell>
          <table:table-cell office:value-type="float" office:value="0.182921" calcext:value-type="float">
            <text:p>0,182921</text:p>
          </table:table-cell>
          <table:table-cell office:value-type="float" office:value="0.174812" calcext:value-type="float">
            <text:p>0,174812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155154" calcext:value-type="float">
            <text:p>0,155154</text:p>
          </table:table-cell>
          <table:table-cell office:value-type="float" office:value="0.23632" calcext:value-type="float">
            <text:p>0,23632</text:p>
          </table:table-cell>
          <table:table-cell office:value-type="float" office:value="0.239756" calcext:value-type="float">
            <text:p>0,239756</text:p>
          </table:table-cell>
          <table:table-cell office:value-type="float" office:value="0.230166" calcext:value-type="float">
            <text:p>0,230166</text:p>
          </table:table-cell>
          <table:table-cell office:value-type="float" office:value="0.256107" calcext:value-type="float">
            <text:p>0,256107</text:p>
          </table:table-cell>
          <table:table-cell office:value-type="float" office:value="0.265742" calcext:value-type="float">
            <text:p>0,265742</text:p>
          </table:table-cell>
          <table:table-cell office:value-type="float" office:value="0.252415" calcext:value-type="float">
            <text:p>0,252415</text:p>
          </table:table-cell>
          <table:table-cell office:value-type="float" office:value="0.20151" calcext:value-type="float">
            <text:p>0,20151</text:p>
          </table:table-cell>
          <table:table-cell office:value-type="float" office:value="0.244644" calcext:value-type="float">
            <text:p>0,244644</text:p>
          </table:table-cell>
          <table:table-cell office:value-type="float" office:value="0.22602" calcext:value-type="float">
            <text:p>0,22602</text:p>
          </table:table-cell>
          <table:table-cell office:value-type="float" office:value="0.230783" calcext:value-type="float">
            <text:p>0,230783</text:p>
          </table:table-cell>
          <table:table-cell office:value-type="float" office:value="0.223501" calcext:value-type="float">
            <text:p>0,223501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195248" calcext:value-type="float">
            <text:p>0,195248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0.272798" calcext:value-type="float">
            <text:p>0,272798</text:p>
          </table:table-cell>
          <table:table-cell office:value-type="float" office:value="0.256661" calcext:value-type="float">
            <text:p>0,256661</text:p>
          </table:table-cell>
          <table:table-cell office:value-type="float" office:value="0.400637" calcext:value-type="float">
            <text:p>0,400637</text:p>
          </table:table-cell>
          <table:table-cell office:value-type="float" office:value="0.323465" calcext:value-type="float">
            <text:p>0,323465</text:p>
          </table:table-cell>
          <table:table-cell office:value-type="float" office:value="0.276299" calcext:value-type="float">
            <text:p>0,276299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430223" calcext:value-type="float">
            <text:p>0,430223</text:p>
          </table:table-cell>
          <table:table-cell office:value-type="float" office:value="0.256955" calcext:value-type="float">
            <text:p>0,256955</text:p>
          </table:table-cell>
          <table:table-cell office:value-type="float" office:value="0.293299" calcext:value-type="float">
            <text:p>0,293299</text:p>
          </table:table-cell>
          <table:table-cell office:value-type="float" office:value="0.279517" calcext:value-type="float">
            <text:p>0,279517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43892" calcext:value-type="float">
            <text:p>0,443892</text:p>
          </table:table-cell>
          <table:table-cell office:value-type="float" office:value="0.382743" calcext:value-type="float">
            <text:p>0,382743</text:p>
          </table:table-cell>
          <table:table-cell office:value-type="float" office:value="0.342827" calcext:value-type="float">
            <text:p>0,342827</text:p>
          </table:table-cell>
          <table:table-cell office:value-type="float" office:value="0.354817" calcext:value-type="float">
            <text:p>0,354817</text:p>
          </table:table-cell>
          <table:table-cell office:value-type="float" office:value="0.483375" calcext:value-type="float">
            <text:p>0,483375</text:p>
          </table:table-cell>
          <table:table-cell office:value-type="float" office:value="0.575486" calcext:value-type="float">
            <text:p>0,575486</text:p>
          </table:table-cell>
          <table:table-cell office:value-type="float" office:value="0.401657" calcext:value-type="float">
            <text:p>0,401657</text:p>
          </table:table-cell>
          <table:table-cell office:value-type="float" office:value="0.287399" calcext:value-type="float">
            <text:p>0,287399</text:p>
          </table:table-cell>
          <table:table-cell office:value-type="float" office:value="0.656956" calcext:value-type="float">
            <text:p>0,656956</text:p>
          </table:table-cell>
          <table:table-cell office:value-type="float" office:value="0.458984" calcext:value-type="float">
            <text:p>0,458984</text:p>
          </table:table-cell>
          <table:table-cell office:value-type="float" office:value="0.438814" calcext:value-type="float">
            <text:p>0,438814</text:p>
          </table:table-cell>
          <table:table-cell office:value-type="float" office:value="0.401531" calcext:value-type="float">
            <text:p>0,40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5:42:52.305077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5:56:48.743471838</dc:date>
    <meta:editing-duration>PT57M3S</meta:editing-duration>
    <meta:editing-cycles>9</meta:editing-cycles>
    <meta:generator>LibreOffice/5.1.6.2$Linux_X86_64 LibreOffice_project/10m0$Build-2</meta:generator>
    <meta:document-statistic meta:table-count="11" meta:cell-count="141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58cm" svg:height="10.413cm" xlink:href=".." xlink:type="simple" chart:class="chart:line" chart:style-name="ch1">
        <chart:legend chart:legend-position="end" svg:x="22.797cm" svg:y="2.417cm" style:legend-expansion="high" chart:style-name="ch2"/>
        <chart:plot-area chart:style-name="ch3" table:cell-range-address="Abrir_calc.B1:Abrir_calc.L10" chart:data-source-has-labels="row" svg:x="0.525cm" svg:y="0.208cm" svg:width="21.747cm" svg:height="9.997cm">
          <chartooo:coordinate-region svg:x="1.252cm" svg:y="0.407cm" svg:width="20.926cm" svg:height="9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brir_calc.B2:Abrir_calc.B10" chart:label-cell-address="Abrir_calc.B1:Abrir_calc.B1" chart:class="chart:line">
            <chart:data-point chart:repeated="9"/>
          </chart:series>
          <chart:series chart:style-name="ch7" chart:values-cell-range-address="Abrir_calc.C2:Abrir_calc.C10" chart:label-cell-address="Abrir_calc.C1:Abrir_calc.C1" chart:class="chart:line">
            <chart:data-point chart:repeated="9"/>
          </chart:series>
          <chart:series chart:style-name="ch8" chart:values-cell-range-address="Abrir_calc.D2:Abrir_calc.D10" chart:label-cell-address="Abrir_calc.D1:Abrir_calc.D1" chart:class="chart:line">
            <chart:data-point chart:repeated="9"/>
          </chart:series>
          <chart:series chart:style-name="ch9" chart:values-cell-range-address="Abrir_calc.E2:Abrir_calc.E10" chart:label-cell-address="Abrir_calc.E1:Abrir_calc.E1" chart:class="chart:line">
            <chart:data-point chart:repeated="9"/>
          </chart:series>
          <chart:series chart:style-name="ch10" chart:values-cell-range-address="Abrir_calc.F2:Abrir_calc.F10" chart:label-cell-address="Abrir_calc.F1:Abrir_calc.F1" chart:class="chart:line">
            <chart:data-point chart:repeated="9"/>
          </chart:series>
          <chart:series chart:style-name="ch11" chart:values-cell-range-address="Abrir_calc.G2:Abrir_calc.G10" chart:label-cell-address="Abrir_calc.G1:Abrir_calc.G1" chart:class="chart:line">
            <chart:data-point chart:repeated="9"/>
          </chart:series>
          <chart:series chart:style-name="ch12" chart:values-cell-range-address="Abrir_calc.H2:Abrir_calc.H10" chart:label-cell-address="Abrir_calc.H1:Abrir_calc.H1" chart:class="chart:line">
            <chart:data-point chart:repeated="9"/>
          </chart:series>
          <chart:series chart:style-name="ch13" chart:values-cell-range-address="Abrir_calc.I2:Abrir_calc.I10" chart:label-cell-address="Abrir_calc.I1:Abrir_calc.I1" chart:class="chart:line">
            <chart:data-point chart:repeated="9"/>
          </chart:series>
          <chart:series chart:style-name="ch14" chart:values-cell-range-address="Abrir_calc.J2:Abrir_calc.J10" chart:label-cell-address="Abrir_calc.J1:Abrir_calc.J1" chart:class="chart:line">
            <chart:data-point chart:repeated="9"/>
          </chart:series>
          <chart:series chart:style-name="ch15" chart:values-cell-range-address="Abrir_calc.K2:Abrir_calc.K10" chart:label-cell-address="Abrir_calc.K1:Abrir_calc.K1" chart:class="chart:line">
            <chart:data-point chart:repeated="9"/>
          </chart:series>
          <chart:series chart:style-name="ch16" chart:values-cell-range-address="Abrir_calc.L2:Abrir_calc.L10" chart:label-cell-address="Abrir_calc.L1:Abrir_calc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  <draw:g>
                  <svg:desc>Abrir_calc.B1:Abrir_calc.B1</svg:desc>
                </draw:g>
              </table:table-cell>
              <table:table-cell office:value-type="string">
                <text:p>Abrir_calc2</text:p>
                <draw:g>
                  <svg:desc>Abrir_calc.C1:Abrir_calc.C1</svg:desc>
                </draw:g>
              </table:table-cell>
              <table:table-cell office:value-type="string">
                <text:p>Abrir_calc3</text:p>
                <draw:g>
                  <svg:desc>Abrir_calc.D1:Abrir_calc.D1</svg:desc>
                </draw:g>
              </table:table-cell>
              <table:table-cell office:value-type="string">
                <text:p>Abrir_calc4</text:p>
                <draw:g>
                  <svg:desc>Abrir_calc.E1:Abrir_calc.E1</svg:desc>
                </draw:g>
              </table:table-cell>
              <table:table-cell office:value-type="string">
                <text:p>Abrir_calc5</text:p>
                <draw:g>
                  <svg:desc>Abrir_calc.F1:Abrir_calc.F1</svg:desc>
                </draw:g>
              </table:table-cell>
              <table:table-cell office:value-type="string">
                <text:p>Abrir_calc6</text:p>
                <draw:g>
                  <svg:desc>Abrir_calc.G1:Abrir_calc.G1</svg:desc>
                </draw:g>
              </table:table-cell>
              <table:table-cell office:value-type="string">
                <text:p>Abrir_calc7</text:p>
                <draw:g>
                  <svg:desc>Abrir_calc.H1:Abrir_calc.H1</svg:desc>
                </draw:g>
              </table:table-cell>
              <table:table-cell office:value-type="string">
                <text:p>Abrir_calc8</text:p>
                <draw:g>
                  <svg:desc>Abrir_calc.I1:Abrir_calc.I1</svg:desc>
                </draw:g>
              </table:table-cell>
              <table:table-cell office:value-type="string">
                <text:p>Abrir_calc9</text:p>
                <draw:g>
                  <svg:desc>Abrir_calc.J1:Abrir_calc.J1</svg:desc>
                </draw:g>
              </table:table-cell>
              <table:table-cell office:value-type="string">
                <text:p>Abrir_calc10</text:p>
                <draw:g>
                  <svg:desc>Abrir_calc.K1:Abrir_calc.K1</svg:desc>
                </draw:g>
              </table:table-cell>
              <table:table-cell office:value-type="string">
                <text:p>Curva Média1</text:p>
                <draw:g>
                  <svg:desc>Abrir_calc.L1:Abrir_calc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3665">
                <text:p>0.0533665</text:p>
                <draw:g>
                  <svg:desc>Abrir_calc.B2:Abrir_calc.B10</svg:desc>
                </draw:g>
              </table:table-cell>
              <table:table-cell office:value-type="float" office:value="0.0521253">
                <text:p>0.0521253</text:p>
                <draw:g>
                  <svg:desc>Abrir_calc.C2:Abrir_calc.C10</svg:desc>
                </draw:g>
              </table:table-cell>
              <table:table-cell office:value-type="float" office:value="0.0821048">
                <text:p>0.0821048</text:p>
                <draw:g>
                  <svg:desc>Abrir_calc.D2:Abrir_calc.D10</svg:desc>
                </draw:g>
              </table:table-cell>
              <table:table-cell office:value-type="float" office:value="0.0522507">
                <text:p>0.0522507</text:p>
                <draw:g>
                  <svg:desc>Abrir_calc.E2:Abrir_calc.E10</svg:desc>
                </draw:g>
              </table:table-cell>
              <table:table-cell office:value-type="float" office:value="0.149191">
                <text:p>0.149191</text:p>
                <draw:g>
                  <svg:desc>Abrir_calc.F2:Abrir_calc.F10</svg:desc>
                </draw:g>
              </table:table-cell>
              <table:table-cell office:value-type="float" office:value="0.0601355">
                <text:p>0.0601355</text:p>
                <draw:g>
                  <svg:desc>Abrir_calc.G2:Abrir_calc.G10</svg:desc>
                </draw:g>
              </table:table-cell>
              <table:table-cell office:value-type="float" office:value="0.048206">
                <text:p>0.048206</text:p>
                <draw:g>
                  <svg:desc>Abrir_calc.H2:Abrir_calc.H10</svg:desc>
                </draw:g>
              </table:table-cell>
              <table:table-cell office:value-type="float" office:value="0.0702877">
                <text:p>0.0702877</text:p>
                <draw:g>
                  <svg:desc>Abrir_calc.I2:Abrir_calc.I10</svg:desc>
                </draw:g>
              </table:table-cell>
              <table:table-cell office:value-type="float" office:value="0.0468769">
                <text:p>0.0468769</text:p>
                <draw:g>
                  <svg:desc>Abrir_calc.J2:Abrir_calc.J10</svg:desc>
                </draw:g>
              </table:table-cell>
              <table:table-cell office:value-type="float" office:value="0.0446005">
                <text:p>0.0446005</text:p>
                <draw:g>
                  <svg:desc>Abrir_calc.K2:Abrir_calc.K10</svg:desc>
                </draw:g>
              </table:table-cell>
              <table:table-cell office:value-type="float" office:value="0.0659145">
                <text:p>0.0659145</text:p>
                <draw:g>
                  <svg:desc>Abrir_calc.L2:Abrir_calc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30779">
                <text:p>0.0730779</text:p>
              </table:table-cell>
              <table:table-cell office:value-type="float" office:value="0.187088">
                <text:p>0.187088</text:p>
              </table:table-cell>
              <table:table-cell office:value-type="float" office:value="0.241608">
                <text:p>0.241608</text:p>
              </table:table-cell>
              <table:table-cell office:value-type="float" office:value="0.179119">
                <text:p>0.179119</text:p>
              </table:table-cell>
              <table:table-cell office:value-type="float" office:value="0.173529">
                <text:p>0.173529</text:p>
              </table:table-cell>
              <table:table-cell office:value-type="float" office:value="0.18801">
                <text:p>0.18801</text:p>
              </table:table-cell>
              <table:table-cell office:value-type="float" office:value="0.147585">
                <text:p>0.147585</text:p>
              </table:table-cell>
              <table:table-cell office:value-type="float" office:value="0.202699">
                <text:p>0.202699</text:p>
              </table:table-cell>
              <table:table-cell office:value-type="float" office:value="0.169424">
                <text:p>0.169424</text:p>
              </table:table-cell>
              <table:table-cell office:value-type="float" office:value="0.0732257">
                <text:p>0.0732257</text:p>
              </table:table-cell>
              <table:table-cell office:value-type="float" office:value="0.163537">
                <text:p>0.163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232">
                <text:p>0.178232</text:p>
              </table:table-cell>
              <table:table-cell office:value-type="float" office:value="0.240998">
                <text:p>0.240998</text:p>
              </table:table-cell>
              <table:table-cell office:value-type="float" office:value="0.273796">
                <text:p>0.273796</text:p>
              </table:table-cell>
              <table:table-cell office:value-type="float" office:value="0.215734">
                <text:p>0.215734</text:p>
              </table:table-cell>
              <table:table-cell office:value-type="float" office:value="0.194358">
                <text:p>0.194358</text:p>
              </table:table-cell>
              <table:table-cell office:value-type="float" office:value="0.212355">
                <text:p>0.212355</text:p>
              </table:table-cell>
              <table:table-cell office:value-type="float" office:value="0.21346">
                <text:p>0.21346</text:p>
              </table:table-cell>
              <table:table-cell office:value-type="float" office:value="0.219517">
                <text:p>0.219517</text:p>
              </table:table-cell>
              <table:table-cell office:value-type="float" office:value="0.242511">
                <text:p>0.242511</text:p>
              </table:table-cell>
              <table:table-cell office:value-type="float" office:value="0.172404">
                <text:p>0.172404</text:p>
              </table:table-cell>
              <table:table-cell office:value-type="float" office:value="0.216336">
                <text:p>0.216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999">
                <text:p>0.211999</text:p>
              </table:table-cell>
              <table:table-cell office:value-type="float" office:value="0.277746">
                <text:p>0.277746</text:p>
              </table:table-cell>
              <table:table-cell office:value-type="float" office:value="0.303017">
                <text:p>0.303017</text:p>
              </table:table-cell>
              <table:table-cell office:value-type="float" office:value="0.253078">
                <text:p>0.253078</text:p>
              </table:table-cell>
              <table:table-cell office:value-type="float" office:value="0.219316">
                <text:p>0.219316</text:p>
              </table:table-cell>
              <table:table-cell office:value-type="float" office:value="0.226962">
                <text:p>0.226962</text:p>
              </table:table-cell>
              <table:table-cell office:value-type="float" office:value="0.232417">
                <text:p>0.232417</text:p>
              </table:table-cell>
              <table:table-cell office:value-type="float" office:value="0.234287">
                <text:p>0.234287</text:p>
              </table:table-cell>
              <table:table-cell office:value-type="float" office:value="0.294435">
                <text:p>0.294435</text:p>
              </table:table-cell>
              <table:table-cell office:value-type="float" office:value="0.232203">
                <text:p>0.232203</text:p>
              </table:table-cell>
              <table:table-cell office:value-type="float" office:value="0.248546">
                <text:p>0.248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9375">
                <text:p>0.259375</text:p>
              </table:table-cell>
              <table:table-cell office:value-type="float" office:value="0.35935">
                <text:p>0.35935</text:p>
              </table:table-cell>
              <table:table-cell office:value-type="float" office:value="0.377863">
                <text:p>0.377863</text:p>
              </table:table-cell>
              <table:table-cell office:value-type="float" office:value="0.36734">
                <text:p>0.36734</text:p>
              </table:table-cell>
              <table:table-cell office:value-type="float" office:value="0.262396">
                <text:p>0.262396</text:p>
              </table:table-cell>
              <table:table-cell office:value-type="float" office:value="0.244931">
                <text:p>0.244931</text:p>
              </table:table-cell>
              <table:table-cell office:value-type="float" office:value="0.251679">
                <text:p>0.251679</text:p>
              </table:table-cell>
              <table:table-cell office:value-type="float" office:value="0.251418">
                <text:p>0.251418</text:p>
              </table:table-cell>
              <table:table-cell office:value-type="float" office:value="0.405006">
                <text:p>0.405006</text:p>
              </table:table-cell>
              <table:table-cell office:value-type="float" office:value="0.275948">
                <text:p>0.275948</text:p>
              </table:table-cell>
              <table:table-cell office:value-type="float" office:value="0.305531">
                <text:p>0.305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704">
                <text:p>0.377704</text:p>
              </table:table-cell>
              <table:table-cell office:value-type="float" office:value="0.44419">
                <text:p>0.44419</text:p>
              </table:table-cell>
              <table:table-cell office:value-type="float" office:value="0.552676">
                <text:p>0.552676</text:p>
              </table:table-cell>
              <table:table-cell office:value-type="float" office:value="0.396088">
                <text:p>0.396088</text:p>
              </table:table-cell>
              <table:table-cell office:value-type="float" office:value="0.353865">
                <text:p>0.353865</text:p>
              </table:table-cell>
              <table:table-cell office:value-type="float" office:value="0.273398">
                <text:p>0.273398</text:p>
              </table:table-cell>
              <table:table-cell office:value-type="float" office:value="0.281691">
                <text:p>0.281691</text:p>
              </table:table-cell>
              <table:table-cell office:value-type="float" office:value="0.343779">
                <text:p>0.343779</text:p>
              </table:table-cell>
              <table:table-cell office:value-type="float" office:value="0.427897">
                <text:p>0.427897</text:p>
              </table:table-cell>
              <table:table-cell office:value-type="float" office:value="0.323579">
                <text:p>0.323579</text:p>
              </table:table-cell>
              <table:table-cell office:value-type="float" office:value="0.377487">
                <text:p>0.377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7325">
                <text:p>0.397325</text:p>
              </table:table-cell>
              <table:table-cell office:value-type="float" office:value="0.600218">
                <text:p>0.600218</text:p>
              </table:table-cell>
              <table:table-cell office:value-type="float" office:value="0.622363">
                <text:p>0.622363</text:p>
              </table:table-cell>
              <table:table-cell office:value-type="float" office:value="0.421133">
                <text:p>0.421133</text:p>
              </table:table-cell>
              <table:table-cell office:value-type="float" office:value="0.534427">
                <text:p>0.534427</text:p>
              </table:table-cell>
              <table:table-cell office:value-type="float" office:value="0.408636">
                <text:p>0.408636</text:p>
              </table:table-cell>
              <table:table-cell office:value-type="float" office:value="0.528452">
                <text:p>0.528452</text:p>
              </table:table-cell>
              <table:table-cell office:value-type="float" office:value="0.378648">
                <text:p>0.378648</text:p>
              </table:table-cell>
              <table:table-cell office:value-type="float" office:value="0.58656">
                <text:p>0.58656</text:p>
              </table:table-cell>
              <table:table-cell office:value-type="float" office:value="0.488399">
                <text:p>0.488399</text:p>
              </table:table-cell>
              <table:table-cell office:value-type="float" office:value="0.496616">
                <text:p>0.496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0142">
                <text:p>0.420142</text:p>
              </table:table-cell>
              <table:table-cell office:value-type="float" office:value="0.641332">
                <text:p>0.641332</text:p>
              </table:table-cell>
              <table:table-cell office:value-type="float" office:value="0.648976">
                <text:p>0.648976</text:p>
              </table:table-cell>
              <table:table-cell office:value-type="float" office:value="0.575571">
                <text:p>0.575571</text:p>
              </table:table-cell>
              <table:table-cell office:value-type="float" office:value="0.625579">
                <text:p>0.625579</text:p>
              </table:table-cell>
              <table:table-cell office:value-type="float" office:value="0.560963">
                <text:p>0.560963</text:p>
              </table:table-cell>
              <table:table-cell office:value-type="float" office:value="0.597616">
                <text:p>0.597616</text:p>
              </table:table-cell>
              <table:table-cell office:value-type="float" office:value="0.523202">
                <text:p>0.523202</text:p>
              </table:table-cell>
              <table:table-cell office:value-type="float" office:value="0.664283">
                <text:p>0.664283</text:p>
              </table:table-cell>
              <table:table-cell office:value-type="float" office:value="0.666584">
                <text:p>0.666584</text:p>
              </table:table-cell>
              <table:table-cell office:value-type="float" office:value="0.592425">
                <text:p>0.592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2671">
                <text:p>0.582671</text:p>
              </table:table-cell>
              <table:table-cell office:value-type="float" office:value="0.666154">
                <text:p>0.666154</text:p>
              </table:table-cell>
              <table:table-cell office:value-type="float" office:value="0.772492">
                <text:p>0.772492</text:p>
              </table:table-cell>
              <table:table-cell office:value-type="float" office:value="0.637442">
                <text:p>0.637442</text:p>
              </table:table-cell>
              <table:table-cell office:value-type="float" office:value="0.70537">
                <text:p>0.70537</text:p>
              </table:table-cell>
              <table:table-cell office:value-type="float" office:value="0.715597">
                <text:p>0.715597</text:p>
              </table:table-cell>
              <table:table-cell office:value-type="float" office:value="0.685991">
                <text:p>0.685991</text:p>
              </table:table-cell>
              <table:table-cell office:value-type="float" office:value="0.587566">
                <text:p>0.587566</text:p>
              </table:table-cell>
              <table:table-cell office:value-type="float" office:value="0.803288">
                <text:p>0.803288</text:p>
              </table:table-cell>
              <table:table-cell office:value-type="float" office:value="0.778007">
                <text:p>0.778007</text:p>
              </table:table-cell>
              <table:table-cell office:value-type="float" office:value="0.693458">
                <text:p>0.69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16cm" svg:height="10.121cm" xlink:href=".." xlink:type="simple" chart:class="chart:line" chart:style-name="ch1">
        <chart:legend chart:legend-position="end" svg:x="21.155cm" svg:y="2.271cm" style:legend-expansion="high" chart:style-name="ch2"/>
        <chart:plot-area chart:style-name="ch3" table:cell-range-address="Vai_chover.B1:Vai_chover.L10" chart:data-source-has-labels="row" svg:x="0.492cm" svg:y="0.202cm" svg:width="20.171cm" svg:height="9.717cm">
          <chartooo:coordinate-region svg:x="1.219cm" svg:y="0.401cm" svg:width="19.35cm" svg:height="8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i_chover.B2:Vai_chover.B10" chart:label-cell-address="Vai_chover.B1:Vai_chover.B1" chart:class="chart:line">
            <chart:data-point chart:repeated="9"/>
          </chart:series>
          <chart:series chart:style-name="ch7" chart:values-cell-range-address="Vai_chover.C2:Vai_chover.C10" chart:label-cell-address="Vai_chover.C1:Vai_chover.C1" chart:class="chart:line">
            <chart:data-point chart:repeated="9"/>
          </chart:series>
          <chart:series chart:style-name="ch8" chart:values-cell-range-address="Vai_chover.D2:Vai_chover.D10" chart:label-cell-address="Vai_chover.D1:Vai_chover.D1" chart:class="chart:line">
            <chart:data-point chart:repeated="9"/>
          </chart:series>
          <chart:series chart:style-name="ch9" chart:values-cell-range-address="Vai_chover.E2:Vai_chover.E10" chart:label-cell-address="Vai_chover.E1:Vai_chover.E1" chart:class="chart:line">
            <chart:data-point chart:repeated="9"/>
          </chart:series>
          <chart:series chart:style-name="ch10" chart:values-cell-range-address="Vai_chover.F2:Vai_chover.F10" chart:label-cell-address="Vai_chover.F1:Vai_chover.F1" chart:class="chart:line">
            <chart:data-point chart:repeated="9"/>
          </chart:series>
          <chart:series chart:style-name="ch11" chart:values-cell-range-address="Vai_chover.G2:Vai_chover.G10" chart:label-cell-address="Vai_chover.G1:Vai_chover.G1" chart:class="chart:line">
            <chart:data-point chart:repeated="9"/>
          </chart:series>
          <chart:series chart:style-name="ch12" chart:values-cell-range-address="Vai_chover.H2:Vai_chover.H10" chart:label-cell-address="Vai_chover.H1:Vai_chover.H1" chart:class="chart:line">
            <chart:data-point chart:repeated="9"/>
          </chart:series>
          <chart:series chart:style-name="ch13" chart:values-cell-range-address="Vai_chover.I2:Vai_chover.I10" chart:label-cell-address="Vai_chover.I1:Vai_chover.I1" chart:class="chart:line">
            <chart:data-point chart:repeated="9"/>
          </chart:series>
          <chart:series chart:style-name="ch14" chart:values-cell-range-address="Vai_chover.J2:Vai_chover.J10" chart:label-cell-address="Vai_chover.J1:Vai_chover.J1" chart:class="chart:line">
            <chart:data-point chart:repeated="9"/>
          </chart:series>
          <chart:series chart:style-name="ch15" chart:values-cell-range-address="Vai_chover.K2:Vai_chover.K10" chart:label-cell-address="Vai_chover.K1:Vai_chover.K1" chart:class="chart:line">
            <chart:data-point chart:repeated="9"/>
          </chart:series>
          <chart:series chart:style-name="ch16" chart:values-cell-range-address="Vai_chover.L2:Vai_chover.L10" chart:label-cell-address="Vai_chover.L1:Vai_chove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i_chover1</text:p>
                <draw:g>
                  <svg:desc>Vai_chover.B1:Vai_chover.B1</svg:desc>
                </draw:g>
              </table:table-cell>
              <table:table-cell office:value-type="string">
                <text:p>Vai_chover2</text:p>
                <draw:g>
                  <svg:desc>Vai_chover.C1:Vai_chover.C1</svg:desc>
                </draw:g>
              </table:table-cell>
              <table:table-cell office:value-type="string">
                <text:p>Vai_chover3</text:p>
                <draw:g>
                  <svg:desc>Vai_chover.D1:Vai_chover.D1</svg:desc>
                </draw:g>
              </table:table-cell>
              <table:table-cell office:value-type="string">
                <text:p>Vai_chover4</text:p>
                <draw:g>
                  <svg:desc>Vai_chover.E1:Vai_chover.E1</svg:desc>
                </draw:g>
              </table:table-cell>
              <table:table-cell office:value-type="string">
                <text:p>Vai_chover5</text:p>
                <draw:g>
                  <svg:desc>Vai_chover.F1:Vai_chover.F1</svg:desc>
                </draw:g>
              </table:table-cell>
              <table:table-cell office:value-type="string">
                <text:p>Vai_chover6</text:p>
                <draw:g>
                  <svg:desc>Vai_chover.G1:Vai_chover.G1</svg:desc>
                </draw:g>
              </table:table-cell>
              <table:table-cell office:value-type="string">
                <text:p>Vai_chover7</text:p>
                <draw:g>
                  <svg:desc>Vai_chover.H1:Vai_chover.H1</svg:desc>
                </draw:g>
              </table:table-cell>
              <table:table-cell office:value-type="string">
                <text:p>Vai_chover8</text:p>
                <draw:g>
                  <svg:desc>Vai_chover.I1:Vai_chover.I1</svg:desc>
                </draw:g>
              </table:table-cell>
              <table:table-cell office:value-type="string">
                <text:p>Vai_chover9</text:p>
                <draw:g>
                  <svg:desc>Vai_chover.J1:Vai_chover.J1</svg:desc>
                </draw:g>
              </table:table-cell>
              <table:table-cell office:value-type="string">
                <text:p>Vai_chover10</text:p>
                <draw:g>
                  <svg:desc>Vai_chover.K1:Vai_chover.K1</svg:desc>
                </draw:g>
              </table:table-cell>
              <table:table-cell office:value-type="string">
                <text:p>Curva Média1</text:p>
                <draw:g>
                  <svg:desc>Vai_chover.L1:Vai_chove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969">
                <text:p>0.156969</text:p>
                <draw:g>
                  <svg:desc>Vai_chover.B2:Vai_chover.B10</svg:desc>
                </draw:g>
              </table:table-cell>
              <table:table-cell office:value-type="float" office:value="0.134709">
                <text:p>0.134709</text:p>
                <draw:g>
                  <svg:desc>Vai_chover.C2:Vai_chover.C10</svg:desc>
                </draw:g>
              </table:table-cell>
              <table:table-cell office:value-type="float" office:value="0.134975">
                <text:p>0.134975</text:p>
                <draw:g>
                  <svg:desc>Vai_chover.D2:Vai_chover.D10</svg:desc>
                </draw:g>
              </table:table-cell>
              <table:table-cell office:value-type="float" office:value="0.0567422">
                <text:p>0.0567422</text:p>
                <draw:g>
                  <svg:desc>Vai_chover.E2:Vai_chover.E10</svg:desc>
                </draw:g>
              </table:table-cell>
              <table:table-cell office:value-type="float" office:value="0.0460971">
                <text:p>0.0460971</text:p>
                <draw:g>
                  <svg:desc>Vai_chover.F2:Vai_chover.F10</svg:desc>
                </draw:g>
              </table:table-cell>
              <table:table-cell office:value-type="float" office:value="0.0790263">
                <text:p>0.0790263</text:p>
                <draw:g>
                  <svg:desc>Vai_chover.G2:Vai_chover.G10</svg:desc>
                </draw:g>
              </table:table-cell>
              <table:table-cell office:value-type="float" office:value="0.10264">
                <text:p>0.10264</text:p>
                <draw:g>
                  <svg:desc>Vai_chover.H2:Vai_chover.H10</svg:desc>
                </draw:g>
              </table:table-cell>
              <table:table-cell office:value-type="float" office:value="0.0877496">
                <text:p>0.0877496</text:p>
                <draw:g>
                  <svg:desc>Vai_chover.I2:Vai_chover.I10</svg:desc>
                </draw:g>
              </table:table-cell>
              <table:table-cell office:value-type="float" office:value="0.096764">
                <text:p>0.096764</text:p>
                <draw:g>
                  <svg:desc>Vai_chover.J2:Vai_chover.J10</svg:desc>
                </draw:g>
              </table:table-cell>
              <table:table-cell office:value-type="float" office:value="0.0748355">
                <text:p>0.0748355</text:p>
                <draw:g>
                  <svg:desc>Vai_chover.K2:Vai_chover.K10</svg:desc>
                </draw:g>
              </table:table-cell>
              <table:table-cell office:value-type="float" office:value="0.0970508">
                <text:p>0.0970508</text:p>
                <draw:g>
                  <svg:desc>Vai_chover.L2:Vai_chove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8718">
                <text:p>0.168718</text:p>
              </table:table-cell>
              <table:table-cell office:value-type="float" office:value="0.152296">
                <text:p>0.152296</text:p>
              </table:table-cell>
              <table:table-cell office:value-type="float" office:value="0.148151">
                <text:p>0.148151</text:p>
              </table:table-cell>
              <table:table-cell office:value-type="float" office:value="0.0841043">
                <text:p>0.0841043</text:p>
              </table:table-cell>
              <table:table-cell office:value-type="float" office:value="0.0666158">
                <text:p>0.0666158</text:p>
              </table:table-cell>
              <table:table-cell office:value-type="float" office:value="0.0971254">
                <text:p>0.0971254</text:p>
              </table:table-cell>
              <table:table-cell office:value-type="float" office:value="0.114727">
                <text:p>0.114727</text:p>
              </table:table-cell>
              <table:table-cell office:value-type="float" office:value="0.112709">
                <text:p>0.112709</text:p>
              </table:table-cell>
              <table:table-cell office:value-type="float" office:value="0.134723">
                <text:p>0.134723</text:p>
              </table:table-cell>
              <table:table-cell office:value-type="float" office:value="0.104646">
                <text:p>0.104646</text:p>
              </table:table-cell>
              <table:table-cell office:value-type="float" office:value="0.118382">
                <text:p>0.118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072">
                <text:p>0.182072</text:p>
              </table:table-cell>
              <table:table-cell office:value-type="float" office:value="0.168785">
                <text:p>0.168785</text:p>
              </table:table-cell>
              <table:table-cell office:value-type="float" office:value="0.166138">
                <text:p>0.166138</text:p>
              </table:table-cell>
              <table:table-cell office:value-type="float" office:value="0.113616">
                <text:p>0.113616</text:p>
              </table:table-cell>
              <table:table-cell office:value-type="float" office:value="0.0876176">
                <text:p>0.0876176</text:p>
              </table:table-cell>
              <table:table-cell office:value-type="float" office:value="0.112926">
                <text:p>0.112926</text:p>
              </table:table-cell>
              <table:table-cell office:value-type="float" office:value="0.130986">
                <text:p>0.130986</text:p>
              </table:table-cell>
              <table:table-cell office:value-type="float" office:value="0.123394">
                <text:p>0.123394</text:p>
              </table:table-cell>
              <table:table-cell office:value-type="float" office:value="0.158584">
                <text:p>0.158584</text:p>
              </table:table-cell>
              <table:table-cell office:value-type="float" office:value="0.137775">
                <text:p>0.137775</text:p>
              </table:table-cell>
              <table:table-cell office:value-type="float" office:value="0.138189">
                <text:p>0.138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7369">
                <text:p>0.197369</text:p>
              </table:table-cell>
              <table:table-cell office:value-type="float" office:value="0.182453">
                <text:p>0.182453</text:p>
              </table:table-cell>
              <table:table-cell office:value-type="float" office:value="0.180059">
                <text:p>0.180059</text:p>
              </table:table-cell>
              <table:table-cell office:value-type="float" office:value="0.145119">
                <text:p>0.145119</text:p>
              </table:table-cell>
              <table:table-cell office:value-type="float" office:value="0.104246">
                <text:p>0.104246</text:p>
              </table:table-cell>
              <table:table-cell office:value-type="float" office:value="0.132549">
                <text:p>0.132549</text:p>
              </table:table-cell>
              <table:table-cell office:value-type="float" office:value="0.147931">
                <text:p>0.147931</text:p>
              </table:table-cell>
              <table:table-cell office:value-type="float" office:value="0.137237">
                <text:p>0.137237</text:p>
              </table:table-cell>
              <table:table-cell office:value-type="float" office:value="0.17653">
                <text:p>0.17653</text:p>
              </table:table-cell>
              <table:table-cell office:value-type="float" office:value="0.160498">
                <text:p>0.160498</text:p>
              </table:table-cell>
              <table:table-cell office:value-type="float" office:value="0.156399">
                <text:p>0.156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953">
                <text:p>0.214953</text:p>
              </table:table-cell>
              <table:table-cell office:value-type="float" office:value="0.196092">
                <text:p>0.196092</text:p>
              </table:table-cell>
              <table:table-cell office:value-type="float" office:value="0.194683">
                <text:p>0.194683</text:p>
              </table:table-cell>
              <table:table-cell office:value-type="float" office:value="0.207312">
                <text:p>0.207312</text:p>
              </table:table-cell>
              <table:table-cell office:value-type="float" office:value="0.138698">
                <text:p>0.138698</text:p>
              </table:table-cell>
              <table:table-cell office:value-type="float" office:value="0.151326">
                <text:p>0.151326</text:p>
              </table:table-cell>
              <table:table-cell office:value-type="float" office:value="0.165162">
                <text:p>0.165162</text:p>
              </table:table-cell>
              <table:table-cell office:value-type="float" office:value="0.150108">
                <text:p>0.150108</text:p>
              </table:table-cell>
              <table:table-cell office:value-type="float" office:value="0.406581">
                <text:p>0.406581</text:p>
              </table:table-cell>
              <table:table-cell office:value-type="float" office:value="0.299708">
                <text:p>0.299708</text:p>
              </table:table-cell>
              <table:table-cell office:value-type="float" office:value="0.212462">
                <text:p>0.21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489">
                <text:p>0.237489</text:p>
              </table:table-cell>
              <table:table-cell office:value-type="float" office:value="0.213879">
                <text:p>0.213879</text:p>
              </table:table-cell>
              <table:table-cell office:value-type="float" office:value="0.211456">
                <text:p>0.211456</text:p>
              </table:table-cell>
              <table:table-cell office:value-type="float" office:value="0.465627">
                <text:p>0.465627</text:p>
              </table:table-cell>
              <table:table-cell office:value-type="float" office:value="0.337732">
                <text:p>0.337732</text:p>
              </table:table-cell>
              <table:table-cell office:value-type="float" office:value="0.18975">
                <text:p>0.18975</text:p>
              </table:table-cell>
              <table:table-cell office:value-type="float" office:value="0.182821">
                <text:p>0.182821</text:p>
              </table:table-cell>
              <table:table-cell office:value-type="float" office:value="0.166945">
                <text:p>0.166945</text:p>
              </table:table-cell>
              <table:table-cell office:value-type="float" office:value="0.575243">
                <text:p>0.575243</text:p>
              </table:table-cell>
              <table:table-cell office:value-type="float" office:value="0.524917">
                <text:p>0.524917</text:p>
              </table:table-cell>
              <table:table-cell office:value-type="float" office:value="0.310586">
                <text:p>0.31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17">
                <text:p>0.4517</text:p>
              </table:table-cell>
              <table:table-cell office:value-type="float" office:value="0.241328">
                <text:p>0.241328</text:p>
              </table:table-cell>
              <table:table-cell office:value-type="float" office:value="0.235339">
                <text:p>0.235339</text:p>
              </table:table-cell>
              <table:table-cell office:value-type="float" office:value="0.675849">
                <text:p>0.675849</text:p>
              </table:table-cell>
              <table:table-cell office:value-type="float" office:value="0.560564">
                <text:p>0.560564</text:p>
              </table:table-cell>
              <table:table-cell office:value-type="float" office:value="0.566807">
                <text:p>0.566807</text:p>
              </table:table-cell>
              <table:table-cell office:value-type="float" office:value="0.204909">
                <text:p>0.204909</text:p>
              </table:table-cell>
              <table:table-cell office:value-type="float" office:value="0.38837">
                <text:p>0.38837</text:p>
              </table:table-cell>
              <table:table-cell office:value-type="float" office:value="0.671979">
                <text:p>0.671979</text:p>
              </table:table-cell>
              <table:table-cell office:value-type="float" office:value="0.699364">
                <text:p>0.699364</text:p>
              </table:table-cell>
              <table:table-cell office:value-type="float" office:value="0.469621">
                <text:p>0.469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775">
                <text:p>0.707775</text:p>
              </table:table-cell>
              <table:table-cell office:value-type="float" office:value="0.304036">
                <text:p>0.304036</text:p>
              </table:table-cell>
              <table:table-cell office:value-type="float" office:value="0.479874">
                <text:p>0.479874</text:p>
              </table:table-cell>
              <table:table-cell office:value-type="float" office:value="0.714926">
                <text:p>0.714926</text:p>
              </table:table-cell>
              <table:table-cell office:value-type="float" office:value="0.653369">
                <text:p>0.653369</text:p>
              </table:table-cell>
              <table:table-cell office:value-type="float" office:value="0.646511">
                <text:p>0.646511</text:p>
              </table:table-cell>
              <table:table-cell office:value-type="float" office:value="0.636616">
                <text:p>0.636616</text:p>
              </table:table-cell>
              <table:table-cell office:value-type="float" office:value="0.588019">
                <text:p>0.588019</text:p>
              </table:table-cell>
              <table:table-cell office:value-type="float" office:value="0.719241">
                <text:p>0.719241</text:p>
              </table:table-cell>
              <table:table-cell office:value-type="float" office:value="0.738006">
                <text:p>0.738006</text:p>
              </table:table-cell>
              <table:table-cell office:value-type="float" office:value="0.618837">
                <text:p>0.618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4556">
                <text:p>0.764556</text:p>
              </table:table-cell>
              <table:table-cell office:value-type="float" office:value="0.743465">
                <text:p>0.743465</text:p>
              </table:table-cell>
              <table:table-cell office:value-type="float" office:value="0.743311">
                <text:p>0.743311</text:p>
              </table:table-cell>
              <table:table-cell office:value-type="float" office:value="0.748735">
                <text:p>0.748735</text:p>
              </table:table-cell>
              <table:table-cell office:value-type="float" office:value="0.699898">
                <text:p>0.699898</text:p>
              </table:table-cell>
              <table:table-cell office:value-type="float" office:value="0.686556">
                <text:p>0.686556</text:p>
              </table:table-cell>
              <table:table-cell office:value-type="float" office:value="0.757744">
                <text:p>0.757744</text:p>
              </table:table-cell>
              <table:table-cell office:value-type="float" office:value="0.660955">
                <text:p>0.660955</text:p>
              </table:table-cell>
              <table:table-cell office:value-type="float" office:value="0.763316">
                <text:p>0.763316</text:p>
              </table:table-cell>
              <table:table-cell office:value-type="float" office:value="0.787108">
                <text:p>0.787108</text:p>
              </table:table-cell>
              <table:table-cell office:value-type="float" office:value="0.735564">
                <text:p>0.7355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36cm" svg:height="10.572cm" xlink:href=".." xlink:type="simple" chart:class="chart:line" chart:style-name="ch1">
        <chart:legend chart:legend-position="end" svg:x="21.269cm" svg:y="2.497cm" style:legend-expansion="high" chart:style-name="ch2"/>
        <chart:plot-area chart:style-name="ch3" table:cell-range-address="ver_noticias.B1:ver_noticias.L10" chart:data-source-has-labels="row" svg:x="-0.131cm" svg:y="0.011cm" svg:width="21.061cm" svg:height="10.996cm">
          <chartooo:coordinate-region svg:x="0.596cm" svg:y="0.21cm" svg:width="20.241cm" svg:height="10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r_noticias.B2:ver_noticias.B10" chart:label-cell-address="ver_noticias.B1:ver_noticias.B1" chart:class="chart:line">
            <chart:data-point chart:repeated="9"/>
          </chart:series>
          <chart:series chart:style-name="ch7" chart:values-cell-range-address="ver_noticias.C2:ver_noticias.C10" chart:label-cell-address="ver_noticias.C1:ver_noticias.C1" chart:class="chart:line">
            <chart:data-point chart:repeated="9"/>
          </chart:series>
          <chart:series chart:style-name="ch8" chart:values-cell-range-address="ver_noticias.D2:ver_noticias.D10" chart:label-cell-address="ver_noticias.D1:ver_noticias.D1" chart:class="chart:line">
            <chart:data-point chart:repeated="9"/>
          </chart:series>
          <chart:series chart:style-name="ch9" chart:values-cell-range-address="ver_noticias.E2:ver_noticias.E10" chart:label-cell-address="ver_noticias.E1:ver_noticias.E1" chart:class="chart:line">
            <chart:data-point chart:repeated="9"/>
          </chart:series>
          <chart:series chart:style-name="ch10" chart:values-cell-range-address="ver_noticias.F2:ver_noticias.F10" chart:label-cell-address="ver_noticias.F1:ver_noticias.F1" chart:class="chart:line">
            <chart:data-point chart:repeated="9"/>
          </chart:series>
          <chart:series chart:style-name="ch11" chart:values-cell-range-address="ver_noticias.G2:ver_noticias.G10" chart:label-cell-address="ver_noticias.G1:ver_noticias.G1" chart:class="chart:line">
            <chart:data-point chart:repeated="9"/>
          </chart:series>
          <chart:series chart:style-name="ch12" chart:values-cell-range-address="ver_noticias.H2:ver_noticias.H10" chart:label-cell-address="ver_noticias.H1:ver_noticias.H1" chart:class="chart:line">
            <chart:data-point chart:repeated="9"/>
          </chart:series>
          <chart:series chart:style-name="ch13" chart:values-cell-range-address="ver_noticias.I2:ver_noticias.I10" chart:label-cell-address="ver_noticias.I1:ver_noticias.I1" chart:class="chart:line">
            <chart:data-point chart:repeated="9"/>
          </chart:series>
          <chart:series chart:style-name="ch14" chart:values-cell-range-address="ver_noticias.J2:ver_noticias.J10" chart:label-cell-address="ver_noticias.J1:ver_noticias.J1" chart:class="chart:line">
            <chart:data-point chart:repeated="9"/>
          </chart:series>
          <chart:series chart:style-name="ch15" chart:values-cell-range-address="ver_noticias.K2:ver_noticias.K10" chart:label-cell-address="ver_noticias.K1:ver_noticias.K1" chart:class="chart:line">
            <chart:data-point chart:repeated="9"/>
          </chart:series>
          <chart:series chart:style-name="ch16" chart:values-cell-range-address="ver_noticias.L2:ver_noticias.L10" chart:label-cell-address="ver_noticias.L1:ver_noticias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_noticias1</text:p>
                <draw:g>
                  <svg:desc>ver_noticias.B1:ver_noticias.B1</svg:desc>
                </draw:g>
              </table:table-cell>
              <table:table-cell office:value-type="string">
                <text:p>ver_noticias2</text:p>
                <draw:g>
                  <svg:desc>ver_noticias.C1:ver_noticias.C1</svg:desc>
                </draw:g>
              </table:table-cell>
              <table:table-cell office:value-type="string">
                <text:p>ver_noticias3</text:p>
                <draw:g>
                  <svg:desc>ver_noticias.D1:ver_noticias.D1</svg:desc>
                </draw:g>
              </table:table-cell>
              <table:table-cell office:value-type="string">
                <text:p>ver_noticias4</text:p>
                <draw:g>
                  <svg:desc>ver_noticias.E1:ver_noticias.E1</svg:desc>
                </draw:g>
              </table:table-cell>
              <table:table-cell office:value-type="string">
                <text:p>ver_noticias5</text:p>
                <draw:g>
                  <svg:desc>ver_noticias.F1:ver_noticias.F1</svg:desc>
                </draw:g>
              </table:table-cell>
              <table:table-cell office:value-type="string">
                <text:p>ver_noticias6</text:p>
                <draw:g>
                  <svg:desc>ver_noticias.G1:ver_noticias.G1</svg:desc>
                </draw:g>
              </table:table-cell>
              <table:table-cell office:value-type="string">
                <text:p>ver_noticias7</text:p>
                <draw:g>
                  <svg:desc>ver_noticias.H1:ver_noticias.H1</svg:desc>
                </draw:g>
              </table:table-cell>
              <table:table-cell office:value-type="string">
                <text:p>ver_noticias8</text:p>
                <draw:g>
                  <svg:desc>ver_noticias.I1:ver_noticias.I1</svg:desc>
                </draw:g>
              </table:table-cell>
              <table:table-cell office:value-type="string">
                <text:p>ver_noticias9</text:p>
                <draw:g>
                  <svg:desc>ver_noticias.J1:ver_noticias.J1</svg:desc>
                </draw:g>
              </table:table-cell>
              <table:table-cell office:value-type="string">
                <text:p>ver_noticias10</text:p>
                <draw:g>
                  <svg:desc>ver_noticias.K1:ver_noticias.K1</svg:desc>
                </draw:g>
              </table:table-cell>
              <table:table-cell office:value-type="string">
                <text:p>Curva Média1</text:p>
                <draw:g>
                  <svg:desc>ver_noticias.L1:ver_noticia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6365">
                <text:p>0.0466365</text:p>
                <draw:g>
                  <svg:desc>ver_noticias.B2:ver_noticias.B10</svg:desc>
                </draw:g>
              </table:table-cell>
              <table:table-cell office:value-type="float" office:value="0.0522446">
                <text:p>0.0522446</text:p>
                <draw:g>
                  <svg:desc>ver_noticias.C2:ver_noticias.C10</svg:desc>
                </draw:g>
              </table:table-cell>
              <table:table-cell office:value-type="float" office:value="0.0663353">
                <text:p>0.0663353</text:p>
                <draw:g>
                  <svg:desc>ver_noticias.D2:ver_noticias.D10</svg:desc>
                </draw:g>
              </table:table-cell>
              <table:table-cell office:value-type="float" office:value="0.0622601">
                <text:p>0.0622601</text:p>
                <draw:g>
                  <svg:desc>ver_noticias.E2:ver_noticias.E10</svg:desc>
                </draw:g>
              </table:table-cell>
              <table:table-cell office:value-type="float" office:value="0.0601499">
                <text:p>0.0601499</text:p>
                <draw:g>
                  <svg:desc>ver_noticias.F2:ver_noticias.F10</svg:desc>
                </draw:g>
              </table:table-cell>
              <table:table-cell office:value-type="float" office:value="0.0767828">
                <text:p>0.0767828</text:p>
                <draw:g>
                  <svg:desc>ver_noticias.G2:ver_noticias.G10</svg:desc>
                </draw:g>
              </table:table-cell>
              <table:table-cell office:value-type="float" office:value="0.0619153">
                <text:p>0.0619153</text:p>
                <draw:g>
                  <svg:desc>ver_noticias.H2:ver_noticias.H10</svg:desc>
                </draw:g>
              </table:table-cell>
              <table:table-cell office:value-type="float" office:value="0.0452636">
                <text:p>0.0452636</text:p>
                <draw:g>
                  <svg:desc>ver_noticias.I2:ver_noticias.I10</svg:desc>
                </draw:g>
              </table:table-cell>
              <table:table-cell office:value-type="float" office:value="0.0484216">
                <text:p>0.0484216</text:p>
                <draw:g>
                  <svg:desc>ver_noticias.J2:ver_noticias.J10</svg:desc>
                </draw:g>
              </table:table-cell>
              <table:table-cell office:value-type="float" office:value="0.0271055">
                <text:p>0.0271055</text:p>
                <draw:g>
                  <svg:desc>ver_noticias.K2:ver_noticias.K10</svg:desc>
                </draw:g>
              </table:table-cell>
              <table:table-cell office:value-type="float" office:value="0.0547115">
                <text:p>0.0547115</text:p>
                <draw:g>
                  <svg:desc>ver_noticias.L2:ver_noticias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499">
                <text:p>0.0666499</text:p>
              </table:table-cell>
              <table:table-cell office:value-type="float" office:value="0.0683256">
                <text:p>0.0683256</text:p>
              </table:table-cell>
              <table:table-cell office:value-type="float" office:value="0.0936082">
                <text:p>0.0936082</text:p>
              </table:table-cell>
              <table:table-cell office:value-type="float" office:value="0.0830634">
                <text:p>0.0830634</text:p>
              </table:table-cell>
              <table:table-cell office:value-type="float" office:value="0.0767253">
                <text:p>0.0767253</text:p>
              </table:table-cell>
              <table:table-cell office:value-type="float" office:value="0.119958">
                <text:p>0.119958</text:p>
              </table:table-cell>
              <table:table-cell office:value-type="float" office:value="0.0944481">
                <text:p>0.0944481</text:p>
              </table:table-cell>
              <table:table-cell office:value-type="float" office:value="0.0613651">
                <text:p>0.0613651</text:p>
              </table:table-cell>
              <table:table-cell office:value-type="float" office:value="0.0618199">
                <text:p>0.0618199</text:p>
              </table:table-cell>
              <table:table-cell office:value-type="float" office:value="0.0506966">
                <text:p>0.0506966</text:p>
              </table:table-cell>
              <table:table-cell office:value-type="float" office:value="0.077666">
                <text:p>0.07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2959">
                <text:p>0.0822959</text:p>
              </table:table-cell>
              <table:table-cell office:value-type="float" office:value="0.0865657">
                <text:p>0.0865657</text:p>
              </table:table-cell>
              <table:table-cell office:value-type="float" office:value="0.108613">
                <text:p>0.108613</text:p>
              </table:table-cell>
              <table:table-cell office:value-type="float" office:value="0.100777">
                <text:p>0.100777</text:p>
              </table:table-cell>
              <table:table-cell office:value-type="float" office:value="0.0909666">
                <text:p>0.0909666</text:p>
              </table:table-cell>
              <table:table-cell office:value-type="float" office:value="0.151742">
                <text:p>0.151742</text:p>
              </table:table-cell>
              <table:table-cell office:value-type="float" office:value="0.11606">
                <text:p>0.11606</text:p>
              </table:table-cell>
              <table:table-cell office:value-type="float" office:value="0.0758915">
                <text:p>0.0758915</text:p>
              </table:table-cell>
              <table:table-cell office:value-type="float" office:value="0.0798107">
                <text:p>0.0798107</text:p>
              </table:table-cell>
              <table:table-cell office:value-type="float" office:value="0.0757818">
                <text:p>0.0757818</text:p>
              </table:table-cell>
              <table:table-cell office:value-type="float" office:value="0.0968504">
                <text:p>0.0968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1299">
                <text:p>0.0991299</text:p>
              </table:table-cell>
              <table:table-cell office:value-type="float" office:value="0.109626">
                <text:p>0.109626</text:p>
              </table:table-cell>
              <table:table-cell office:value-type="float" office:value="0.123777">
                <text:p>0.123777</text:p>
              </table:table-cell>
              <table:table-cell office:value-type="float" office:value="0.116806">
                <text:p>0.116806</text:p>
              </table:table-cell>
              <table:table-cell office:value-type="float" office:value="0.123089">
                <text:p>0.123089</text:p>
              </table:table-cell>
              <table:table-cell office:value-type="float" office:value="0.170031">
                <text:p>0.170031</text:p>
              </table:table-cell>
              <table:table-cell office:value-type="float" office:value="0.133778">
                <text:p>0.133778</text:p>
              </table:table-cell>
              <table:table-cell office:value-type="float" office:value="0.0979873">
                <text:p>0.0979873</text:p>
              </table:table-cell>
              <table:table-cell office:value-type="float" office:value="0.0966035">
                <text:p>0.0966035</text:p>
              </table:table-cell>
              <table:table-cell office:value-type="float" office:value="0.10556">
                <text:p>0.10556</text:p>
              </table:table-cell>
              <table:table-cell office:value-type="float" office:value="0.117639">
                <text:p>0.11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86">
                <text:p>0.113186</text:p>
              </table:table-cell>
              <table:table-cell office:value-type="float" office:value="0.129988">
                <text:p>0.129988</text:p>
              </table:table-cell>
              <table:table-cell office:value-type="float" office:value="0.13844">
                <text:p>0.13844</text:p>
              </table:table-cell>
              <table:table-cell office:value-type="float" office:value="0.141803">
                <text:p>0.141803</text:p>
              </table:table-cell>
              <table:table-cell office:value-type="float" office:value="0.173804">
                <text:p>0.173804</text:p>
              </table:table-cell>
              <table:table-cell office:value-type="float" office:value="0.195839">
                <text:p>0.195839</text:p>
              </table:table-cell>
              <table:table-cell office:value-type="float" office:value="0.153328">
                <text:p>0.153328</text:p>
              </table:table-cell>
              <table:table-cell office:value-type="float" office:value="0.114876">
                <text:p>0.114876</text:p>
              </table:table-cell>
              <table:table-cell office:value-type="float" office:value="0.111439">
                <text:p>0.111439</text:p>
              </table:table-cell>
              <table:table-cell office:value-type="float" office:value="0.145629">
                <text:p>0.145629</text:p>
              </table:table-cell>
              <table:table-cell office:value-type="float" office:value="0.141833">
                <text:p>0.14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526">
                <text:p>0.131526</text:p>
              </table:table-cell>
              <table:table-cell office:value-type="float" office:value="0.161238">
                <text:p>0.161238</text:p>
              </table:table-cell>
              <table:table-cell office:value-type="float" office:value="0.162315">
                <text:p>0.162315</text:p>
              </table:table-cell>
              <table:table-cell office:value-type="float" office:value="0.194046">
                <text:p>0.194046</text:p>
              </table:table-cell>
              <table:table-cell office:value-type="float" office:value="0.224934">
                <text:p>0.224934</text:p>
              </table:table-cell>
              <table:table-cell office:value-type="float" office:value="0.226119">
                <text:p>0.226119</text:p>
              </table:table-cell>
              <table:table-cell office:value-type="float" office:value="0.213716">
                <text:p>0.213716</text:p>
              </table:table-cell>
              <table:table-cell office:value-type="float" office:value="0.144257">
                <text:p>0.144257</text:p>
              </table:table-cell>
              <table:table-cell office:value-type="float" office:value="0.172061">
                <text:p>0.172061</text:p>
              </table:table-cell>
              <table:table-cell office:value-type="float" office:value="0.198998">
                <text:p>0.198998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154">
                <text:p>0.155154</text:p>
              </table:table-cell>
              <table:table-cell office:value-type="float" office:value="0.23632">
                <text:p>0.23632</text:p>
              </table:table-cell>
              <table:table-cell office:value-type="float" office:value="0.239756">
                <text:p>0.239756</text:p>
              </table:table-cell>
              <table:table-cell office:value-type="float" office:value="0.230166">
                <text:p>0.230166</text:p>
              </table:table-cell>
              <table:table-cell office:value-type="float" office:value="0.256107">
                <text:p>0.256107</text:p>
              </table:table-cell>
              <table:table-cell office:value-type="float" office:value="0.265742">
                <text:p>0.265742</text:p>
              </table:table-cell>
              <table:table-cell office:value-type="float" office:value="0.252415">
                <text:p>0.252415</text:p>
              </table:table-cell>
              <table:table-cell office:value-type="float" office:value="0.20151">
                <text:p>0.20151</text:p>
              </table:table-cell>
              <table:table-cell office:value-type="float" office:value="0.244644">
                <text:p>0.244644</text:p>
              </table:table-cell>
              <table:table-cell office:value-type="float" office:value="0.22602">
                <text:p>0.22602</text:p>
              </table:table-cell>
              <table:table-cell office:value-type="float" office:value="0.230783">
                <text:p>0.23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248">
                <text:p>0.195248</text:p>
              </table:table-cell>
              <table:table-cell office:value-type="float" office:value="0.272242">
                <text:p>0.272242</text:p>
              </table:table-cell>
              <table:table-cell office:value-type="float" office:value="0.272798">
                <text:p>0.272798</text:p>
              </table:table-cell>
              <table:table-cell office:value-type="float" office:value="0.256661">
                <text:p>0.256661</text:p>
              </table:table-cell>
              <table:table-cell office:value-type="float" office:value="0.400637">
                <text:p>0.400637</text:p>
              </table:table-cell>
              <table:table-cell office:value-type="float" office:value="0.323465">
                <text:p>0.323465</text:p>
              </table:table-cell>
              <table:table-cell office:value-type="float" office:value="0.276299">
                <text:p>0.276299</text:p>
              </table:table-cell>
              <table:table-cell office:value-type="float" office:value="0.248458">
                <text:p>0.248458</text:p>
              </table:table-cell>
              <table:table-cell office:value-type="float" office:value="0.430223">
                <text:p>0.430223</text:p>
              </table:table-cell>
              <table:table-cell office:value-type="float" office:value="0.256955">
                <text:p>0.256955</text:p>
              </table:table-cell>
              <table:table-cell office:value-type="float" office:value="0.293299">
                <text:p>0.293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892">
                <text:p>0.443892</text:p>
              </table:table-cell>
              <table:table-cell office:value-type="float" office:value="0.382743">
                <text:p>0.382743</text:p>
              </table:table-cell>
              <table:table-cell office:value-type="float" office:value="0.342827">
                <text:p>0.342827</text:p>
              </table:table-cell>
              <table:table-cell office:value-type="float" office:value="0.354817">
                <text:p>0.354817</text:p>
              </table:table-cell>
              <table:table-cell office:value-type="float" office:value="0.483375">
                <text:p>0.483375</text:p>
              </table:table-cell>
              <table:table-cell office:value-type="float" office:value="0.575486">
                <text:p>0.575486</text:p>
              </table:table-cell>
              <table:table-cell office:value-type="float" office:value="0.401657">
                <text:p>0.401657</text:p>
              </table:table-cell>
              <table:table-cell office:value-type="float" office:value="0.287399">
                <text:p>0.287399</text:p>
              </table:table-cell>
              <table:table-cell office:value-type="float" office:value="0.656956">
                <text:p>0.656956</text:p>
              </table:table-cell>
              <table:table-cell office:value-type="float" office:value="0.458984">
                <text:p>0.458984</text:p>
              </table:table-cell>
              <table:table-cell office:value-type="float" office:value="0.438814">
                <text:p>0.4388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094cm" svg:height="9.8cm" xlink:href=".." xlink:type="simple" chart:class="chart:line" chart:style-name="ch1">
        <chart:legend chart:legend-position="end" svg:x="23.633cm" svg:y="2.111cm" style:legend-expansion="high" chart:style-name="ch2"/>
        <chart:plot-area chart:style-name="ch3" table:cell-range-address="Alarme.B1:Alarme.L10" chart:data-source-has-labels="row" svg:x="0.541cm" svg:y="0.196cm" svg:width="22.551cm" svg:height="9.408cm">
          <chartooo:coordinate-region svg:x="1.268cm" svg:y="0.395cm" svg:width="21.73cm" svg:height="8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arme.B2:Alarme.B10" chart:label-cell-address="Alarme.B1:Alarme.B1" chart:class="chart:line">
            <chart:data-point chart:repeated="9"/>
          </chart:series>
          <chart:series chart:style-name="ch7" chart:values-cell-range-address="Alarme.C2:Alarme.C10" chart:label-cell-address="Alarme.C1:Alarme.C1" chart:class="chart:line">
            <chart:data-point chart:repeated="9"/>
          </chart:series>
          <chart:series chart:style-name="ch8" chart:values-cell-range-address="Alarme.D2:Alarme.D10" chart:label-cell-address="Alarme.D1:Alarme.D1" chart:class="chart:line">
            <chart:data-point chart:repeated="9"/>
          </chart:series>
          <chart:series chart:style-name="ch9" chart:values-cell-range-address="Alarme.E2:Alarme.E10" chart:label-cell-address="Alarme.E1:Alarme.E1" chart:class="chart:line">
            <chart:data-point chart:repeated="9"/>
          </chart:series>
          <chart:series chart:style-name="ch10" chart:values-cell-range-address="Alarme.F2:Alarme.F10" chart:label-cell-address="Alarme.F1:Alarme.F1" chart:class="chart:line">
            <chart:data-point chart:repeated="9"/>
          </chart:series>
          <chart:series chart:style-name="ch11" chart:values-cell-range-address="Alarme.G2:Alarme.G10" chart:label-cell-address="Alarme.G1:Alarme.G1" chart:class="chart:line">
            <chart:data-point chart:repeated="9"/>
          </chart:series>
          <chart:series chart:style-name="ch12" chart:values-cell-range-address="Alarme.H2:Alarme.H10" chart:label-cell-address="Alarme.H1:Alarme.H1" chart:class="chart:line">
            <chart:data-point chart:repeated="9"/>
          </chart:series>
          <chart:series chart:style-name="ch13" chart:values-cell-range-address="Alarme.I2:Alarme.I10" chart:label-cell-address="Alarme.I1:Alarme.I1" chart:class="chart:line">
            <chart:data-point chart:repeated="9"/>
          </chart:series>
          <chart:series chart:style-name="ch14" chart:values-cell-range-address="Alarme.J2:Alarme.J10" chart:label-cell-address="Alarme.J1:Alarme.J1" chart:class="chart:line">
            <chart:data-point chart:repeated="9"/>
          </chart:series>
          <chart:series chart:style-name="ch15" chart:values-cell-range-address="Alarme.K2:Alarme.K10" chart:label-cell-address="Alarme.K1:Alarme.K1" chart:class="chart:line">
            <chart:data-point chart:repeated="9"/>
          </chart:series>
          <chart:series chart:style-name="ch16" chart:values-cell-range-address="Alarme.L2:Alarme.L10" chart:label-cell-address="Alarme.L1:Alarme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  <draw:g>
                  <svg:desc>Alarme.B1:Alarme.B1</svg:desc>
                </draw:g>
              </table:table-cell>
              <table:table-cell office:value-type="string">
                <text:p>Alarme2</text:p>
                <draw:g>
                  <svg:desc>Alarme.C1:Alarme.C1</svg:desc>
                </draw:g>
              </table:table-cell>
              <table:table-cell office:value-type="string">
                <text:p>Alarme3</text:p>
                <draw:g>
                  <svg:desc>Alarme.D1:Alarme.D1</svg:desc>
                </draw:g>
              </table:table-cell>
              <table:table-cell office:value-type="string">
                <text:p>Alarme4</text:p>
                <draw:g>
                  <svg:desc>Alarme.E1:Alarme.E1</svg:desc>
                </draw:g>
              </table:table-cell>
              <table:table-cell office:value-type="string">
                <text:p>Alarme5</text:p>
                <draw:g>
                  <svg:desc>Alarme.F1:Alarme.F1</svg:desc>
                </draw:g>
              </table:table-cell>
              <table:table-cell office:value-type="string">
                <text:p>Alarme6</text:p>
                <draw:g>
                  <svg:desc>Alarme.G1:Alarme.G1</svg:desc>
                </draw:g>
              </table:table-cell>
              <table:table-cell office:value-type="string">
                <text:p>Alarme7</text:p>
                <draw:g>
                  <svg:desc>Alarme.H1:Alarme.H1</svg:desc>
                </draw:g>
              </table:table-cell>
              <table:table-cell office:value-type="string">
                <text:p>Alarme8</text:p>
                <draw:g>
                  <svg:desc>Alarme.I1:Alarme.I1</svg:desc>
                </draw:g>
              </table:table-cell>
              <table:table-cell office:value-type="string">
                <text:p>Alarme9</text:p>
                <draw:g>
                  <svg:desc>Alarme.J1:Alarme.J1</svg:desc>
                </draw:g>
              </table:table-cell>
              <table:table-cell office:value-type="string">
                <text:p>Alarme10</text:p>
                <draw:g>
                  <svg:desc>Alarme.K1:Alarme.K1</svg:desc>
                </draw:g>
              </table:table-cell>
              <table:table-cell office:value-type="string">
                <text:p>Curva Média1</text:p>
                <draw:g>
                  <svg:desc>Alarme.L1:Alarm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24405">
                <text:p>0.0924405</text:p>
                <draw:g>
                  <svg:desc>Alarme.B2:Alarme.B10</svg:desc>
                </draw:g>
              </table:table-cell>
              <table:table-cell office:value-type="float" office:value="0.0732086">
                <text:p>0.0732086</text:p>
                <draw:g>
                  <svg:desc>Alarme.C2:Alarme.C10</svg:desc>
                </draw:g>
              </table:table-cell>
              <table:table-cell office:value-type="float" office:value="0.0993454">
                <text:p>0.0993454</text:p>
                <draw:g>
                  <svg:desc>Alarme.D2:Alarme.D10</svg:desc>
                </draw:g>
              </table:table-cell>
              <table:table-cell office:value-type="float" office:value="0.0855381">
                <text:p>0.0855381</text:p>
                <draw:g>
                  <svg:desc>Alarme.E2:Alarme.E10</svg:desc>
                </draw:g>
              </table:table-cell>
              <table:table-cell office:value-type="float" office:value="0.150003">
                <text:p>0.150003</text:p>
                <draw:g>
                  <svg:desc>Alarme.F2:Alarme.F10</svg:desc>
                </draw:g>
              </table:table-cell>
              <table:table-cell office:value-type="float" office:value="0.219194">
                <text:p>0.219194</text:p>
                <draw:g>
                  <svg:desc>Alarme.G2:Alarme.G10</svg:desc>
                </draw:g>
              </table:table-cell>
              <table:table-cell office:value-type="float" office:value="0.160395">
                <text:p>0.160395</text:p>
                <draw:g>
                  <svg:desc>Alarme.H2:Alarme.H10</svg:desc>
                </draw:g>
              </table:table-cell>
              <table:table-cell office:value-type="float" office:value="0.123124">
                <text:p>0.123124</text:p>
                <draw:g>
                  <svg:desc>Alarme.I2:Alarme.I10</svg:desc>
                </draw:g>
              </table:table-cell>
              <table:table-cell office:value-type="float" office:value="0.0969456">
                <text:p>0.0969456</text:p>
                <draw:g>
                  <svg:desc>Alarme.J2:Alarme.J10</svg:desc>
                </draw:g>
              </table:table-cell>
              <table:table-cell office:value-type="float" office:value="0.111534">
                <text:p>0.111534</text:p>
                <draw:g>
                  <svg:desc>Alarme.K2:Alarme.K10</svg:desc>
                </draw:g>
              </table:table-cell>
              <table:table-cell office:value-type="float" office:value="0.121173">
                <text:p>0.121173</text:p>
                <draw:g>
                  <svg:desc>Alarme.L2:Alarme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602">
                <text:p>0.121602</text:p>
              </table:table-cell>
              <table:table-cell office:value-type="float" office:value="0.101147">
                <text:p>0.101147</text:p>
              </table:table-cell>
              <table:table-cell office:value-type="float" office:value="0.124088">
                <text:p>0.124088</text:p>
              </table:table-cell>
              <table:table-cell office:value-type="float" office:value="0.12761">
                <text:p>0.12761</text:p>
              </table:table-cell>
              <table:table-cell office:value-type="float" office:value="0.195172">
                <text:p>0.195172</text:p>
              </table:table-cell>
              <table:table-cell office:value-type="float" office:value="0.296149">
                <text:p>0.296149</text:p>
              </table:table-cell>
              <table:table-cell office:value-type="float" office:value="0.2146">
                <text:p>0.2146</text:p>
              </table:table-cell>
              <table:table-cell office:value-type="float" office:value="0.149092">
                <text:p>0.149092</text:p>
              </table:table-cell>
              <table:table-cell office:value-type="float" office:value="0.20973">
                <text:p>0.20973</text:p>
              </table:table-cell>
              <table:table-cell office:value-type="float" office:value="0.143087">
                <text:p>0.143087</text:p>
              </table:table-cell>
              <table:table-cell office:value-type="float" office:value="0.168228">
                <text:p>0.168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7044">
                <text:p>0.167044</text:p>
              </table:table-cell>
              <table:table-cell office:value-type="float" office:value="0.133627">
                <text:p>0.133627</text:p>
              </table:table-cell>
              <table:table-cell office:value-type="float" office:value="0.149119">
                <text:p>0.149119</text:p>
              </table:table-cell>
              <table:table-cell office:value-type="float" office:value="0.17325">
                <text:p>0.17325</text:p>
              </table:table-cell>
              <table:table-cell office:value-type="float" office:value="0.249692">
                <text:p>0.249692</text:p>
              </table:table-cell>
              <table:table-cell office:value-type="float" office:value="0.321776">
                <text:p>0.321776</text:p>
              </table:table-cell>
              <table:table-cell office:value-type="float" office:value="0.268567">
                <text:p>0.268567</text:p>
              </table:table-cell>
              <table:table-cell office:value-type="float" office:value="0.174441">
                <text:p>0.174441</text:p>
              </table:table-cell>
              <table:table-cell office:value-type="float" office:value="0.288375">
                <text:p>0.288375</text:p>
              </table:table-cell>
              <table:table-cell office:value-type="float" office:value="0.201479">
                <text:p>0.201479</text:p>
              </table:table-cell>
              <table:table-cell office:value-type="float" office:value="0.212737">
                <text:p>0.21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4564">
                <text:p>0.244564</text:p>
              </table:table-cell>
              <table:table-cell office:value-type="float" office:value="0.181397">
                <text:p>0.181397</text:p>
              </table:table-cell>
              <table:table-cell office:value-type="float" office:value="0.201805">
                <text:p>0.201805</text:p>
              </table:table-cell>
              <table:table-cell office:value-type="float" office:value="0.214448">
                <text:p>0.214448</text:p>
              </table:table-cell>
              <table:table-cell office:value-type="float" office:value="0.293429">
                <text:p>0.293429</text:p>
              </table:table-cell>
              <table:table-cell office:value-type="float" office:value="0.348862">
                <text:p>0.348862</text:p>
              </table:table-cell>
              <table:table-cell office:value-type="float" office:value="0.312701">
                <text:p>0.312701</text:p>
              </table:table-cell>
              <table:table-cell office:value-type="float" office:value="0.191773">
                <text:p>0.191773</text:p>
              </table:table-cell>
              <table:table-cell office:value-type="float" office:value="0.316717">
                <text:p>0.316717</text:p>
              </table:table-cell>
              <table:table-cell office:value-type="float" office:value="0.262354">
                <text:p>0.262354</text:p>
              </table:table-cell>
              <table:table-cell office:value-type="float" office:value="0.256805">
                <text:p>0.25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32">
                <text:p>0.29932</text:p>
              </table:table-cell>
              <table:table-cell office:value-type="float" office:value="0.254434">
                <text:p>0.254434</text:p>
              </table:table-cell>
              <table:table-cell office:value-type="float" office:value="0.263431">
                <text:p>0.263431</text:p>
              </table:table-cell>
              <table:table-cell office:value-type="float" office:value="0.237929">
                <text:p>0.237929</text:p>
              </table:table-cell>
              <table:table-cell office:value-type="float" office:value="0.317479">
                <text:p>0.317479</text:p>
              </table:table-cell>
              <table:table-cell office:value-type="float" office:value="0.374198">
                <text:p>0.374198</text:p>
              </table:table-cell>
              <table:table-cell office:value-type="float" office:value="0.358222">
                <text:p>0.358222</text:p>
              </table:table-cell>
              <table:table-cell office:value-type="float" office:value="0.225634">
                <text:p>0.225634</text:p>
              </table:table-cell>
              <table:table-cell office:value-type="float" office:value="0.344379">
                <text:p>0.344379</text:p>
              </table:table-cell>
              <table:table-cell office:value-type="float" office:value="0.310276">
                <text:p>0.310276</text:p>
              </table:table-cell>
              <table:table-cell office:value-type="float" office:value="0.29853">
                <text:p>0.29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8029">
                <text:p>0.328029</text:p>
              </table:table-cell>
              <table:table-cell office:value-type="float" office:value="0.316116">
                <text:p>0.316116</text:p>
              </table:table-cell>
              <table:table-cell office:value-type="float" office:value="0.296854">
                <text:p>0.296854</text:p>
              </table:table-cell>
              <table:table-cell office:value-type="float" office:value="0.258977">
                <text:p>0.258977</text:p>
              </table:table-cell>
              <table:table-cell office:value-type="float" office:value="0.35012">
                <text:p>0.35012</text:p>
              </table:table-cell>
              <table:table-cell office:value-type="float" office:value="0.397564">
                <text:p>0.397564</text:p>
              </table:table-cell>
              <table:table-cell office:value-type="float" office:value="0.394346">
                <text:p>0.394346</text:p>
              </table:table-cell>
              <table:table-cell office:value-type="float" office:value="0.327184">
                <text:p>0.327184</text:p>
              </table:table-cell>
              <table:table-cell office:value-type="float" office:value="0.375344">
                <text:p>0.375344</text:p>
              </table:table-cell>
              <table:table-cell office:value-type="float" office:value="0.360596">
                <text:p>0.360596</text:p>
              </table:table-cell>
              <table:table-cell office:value-type="float" office:value="0.340513">
                <text:p>0.340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093">
                <text:p>0.371093</text:p>
              </table:table-cell>
              <table:table-cell office:value-type="float" office:value="0.371792">
                <text:p>0.371792</text:p>
              </table:table-cell>
              <table:table-cell office:value-type="float" office:value="0.346973">
                <text:p>0.346973</text:p>
              </table:table-cell>
              <table:table-cell office:value-type="float" office:value="0.298379">
                <text:p>0.298379</text:p>
              </table:table-cell>
              <table:table-cell office:value-type="float" office:value="0.383499">
                <text:p>0.383499</text:p>
              </table:table-cell>
              <table:table-cell office:value-type="float" office:value="0.416456">
                <text:p>0.416456</text:p>
              </table:table-cell>
              <table:table-cell office:value-type="float" office:value="0.430152">
                <text:p>0.430152</text:p>
              </table:table-cell>
              <table:table-cell office:value-type="float" office:value="0.389087">
                <text:p>0.389087</text:p>
              </table:table-cell>
              <table:table-cell office:value-type="float" office:value="0.411654">
                <text:p>0.411654</text:p>
              </table:table-cell>
              <table:table-cell office:value-type="float" office:value="0.413654">
                <text:p>0.413654</text:p>
              </table:table-cell>
              <table:table-cell office:value-type="float" office:value="0.383274">
                <text:p>0.3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889">
                <text:p>0.40889</text:p>
              </table:table-cell>
              <table:table-cell office:value-type="float" office:value="0.411342">
                <text:p>0.411342</text:p>
              </table:table-cell>
              <table:table-cell office:value-type="float" office:value="0.388644">
                <text:p>0.388644</text:p>
              </table:table-cell>
              <table:table-cell office:value-type="float" office:value="0.35661">
                <text:p>0.35661</text:p>
              </table:table-cell>
              <table:table-cell office:value-type="float" office:value="0.421732">
                <text:p>0.421732</text:p>
              </table:table-cell>
              <table:table-cell office:value-type="float" office:value="0.442472">
                <text:p>0.442472</text:p>
              </table:table-cell>
              <table:table-cell office:value-type="float" office:value="0.472104">
                <text:p>0.472104</text:p>
              </table:table-cell>
              <table:table-cell office:value-type="float" office:value="0.420719">
                <text:p>0.420719</text:p>
              </table:table-cell>
              <table:table-cell office:value-type="float" office:value="0.454928">
                <text:p>0.454928</text:p>
              </table:table-cell>
              <table:table-cell office:value-type="float" office:value="0.499196">
                <text:p>0.499196</text:p>
              </table:table-cell>
              <table:table-cell office:value-type="float" office:value="0.427664">
                <text:p>0.427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708">
                <text:p>0.450708</text:p>
              </table:table-cell>
              <table:table-cell office:value-type="float" office:value="0.469001">
                <text:p>0.469001</text:p>
              </table:table-cell>
              <table:table-cell office:value-type="float" office:value="0.424056">
                <text:p>0.424056</text:p>
              </table:table-cell>
              <table:table-cell office:value-type="float" office:value="0.419163">
                <text:p>0.419163</text:p>
              </table:table-cell>
              <table:table-cell office:value-type="float" office:value="0.545247">
                <text:p>0.545247</text:p>
              </table:table-cell>
              <table:table-cell office:value-type="float" office:value="0.489885">
                <text:p>0.489885</text:p>
              </table:table-cell>
              <table:table-cell office:value-type="float" office:value="0.571514">
                <text:p>0.571514</text:p>
              </table:table-cell>
              <table:table-cell office:value-type="float" office:value="0.471293">
                <text:p>0.471293</text:p>
              </table:table-cell>
              <table:table-cell office:value-type="float" office:value="0.531468">
                <text:p>0.531468</text:p>
              </table:table-cell>
              <table:table-cell office:value-type="float" office:value="0.672734">
                <text:p>0.672734</text:p>
              </table:table-cell>
              <table:table-cell office:value-type="float" office:value="0.504507">
                <text:p>0.504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326cm" svg:height="10.599cm" xlink:href=".." xlink:type="simple" chart:class="chart:line" chart:style-name="ch1">
        <chart:legend chart:legend-position="end" svg:x="26.072cm" svg:y="2.51cm" style:legend-expansion="high" chart:style-name="ch2"/>
        <chart:plot-area chart:style-name="ch3" table:cell-range-address="Boa_noite.B1:Boa_noite.L10" chart:data-source-has-labels="row" svg:x="0.606cm" svg:y="0.211cm" svg:width="24.86cm" svg:height="10.177cm">
          <chartooo:coordinate-region svg:x="1.333cm" svg:y="0.411cm" svg:width="24.039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a_noite.B2:Boa_noite.B10" chart:label-cell-address="Boa_noite.B1:Boa_noite.B1" chart:class="chart:line">
            <chart:data-point chart:repeated="9"/>
          </chart:series>
          <chart:series chart:style-name="ch7" chart:values-cell-range-address="Boa_noite.C2:Boa_noite.C10" chart:label-cell-address="Boa_noite.C1:Boa_noite.C1" chart:class="chart:line">
            <chart:data-point chart:repeated="9"/>
          </chart:series>
          <chart:series chart:style-name="ch8" chart:values-cell-range-address="Boa_noite.D2:Boa_noite.D10" chart:label-cell-address="Boa_noite.D1:Boa_noite.D1" chart:class="chart:line">
            <chart:data-point chart:repeated="9"/>
          </chart:series>
          <chart:series chart:style-name="ch9" chart:values-cell-range-address="Boa_noite.E2:Boa_noite.E10" chart:label-cell-address="Boa_noite.E1:Boa_noite.E1" chart:class="chart:line">
            <chart:data-point chart:repeated="9"/>
          </chart:series>
          <chart:series chart:style-name="ch10" chart:values-cell-range-address="Boa_noite.F2:Boa_noite.F10" chart:label-cell-address="Boa_noite.F1:Boa_noite.F1" chart:class="chart:line">
            <chart:data-point chart:repeated="9"/>
          </chart:series>
          <chart:series chart:style-name="ch11" chart:values-cell-range-address="Boa_noite.G2:Boa_noite.G10" chart:label-cell-address="Boa_noite.G1:Boa_noite.G1" chart:class="chart:line">
            <chart:data-point chart:repeated="9"/>
          </chart:series>
          <chart:series chart:style-name="ch12" chart:values-cell-range-address="Boa_noite.H2:Boa_noite.H10" chart:label-cell-address="Boa_noite.H1:Boa_noite.H1" chart:class="chart:line">
            <chart:data-point chart:repeated="9"/>
          </chart:series>
          <chart:series chart:style-name="ch13" chart:values-cell-range-address="Boa_noite.I2:Boa_noite.I10" chart:label-cell-address="Boa_noite.I1:Boa_noite.I1" chart:class="chart:line">
            <chart:data-point chart:repeated="9"/>
          </chart:series>
          <chart:series chart:style-name="ch14" chart:values-cell-range-address="Boa_noite.J2:Boa_noite.J10" chart:label-cell-address="Boa_noite.J1:Boa_noite.J1" chart:class="chart:line">
            <chart:data-point chart:repeated="9"/>
          </chart:series>
          <chart:series chart:style-name="ch15" chart:values-cell-range-address="Boa_noite.K2:Boa_noite.K10" chart:label-cell-address="Boa_noite.K1:Boa_noite.K1" chart:class="chart:line">
            <chart:data-point chart:repeated="9"/>
          </chart:series>
          <chart:series chart:style-name="ch16" chart:values-cell-range-address="Boa_noite.L2:Boa_noite.L10" chart:label-cell-address="Boa_noite.L1:Boa_noite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a_noite_logan1</text:p>
                <draw:g>
                  <svg:desc>Boa_noite.B1:Boa_noite.B1</svg:desc>
                </draw:g>
              </table:table-cell>
              <table:table-cell office:value-type="string">
                <text:p>Boa_noite_logan2</text:p>
                <draw:g>
                  <svg:desc>Boa_noite.C1:Boa_noite.C1</svg:desc>
                </draw:g>
              </table:table-cell>
              <table:table-cell office:value-type="string">
                <text:p>Boa_noite_logan3</text:p>
                <draw:g>
                  <svg:desc>Boa_noite.D1:Boa_noite.D1</svg:desc>
                </draw:g>
              </table:table-cell>
              <table:table-cell office:value-type="string">
                <text:p>Boa_noite_logan4</text:p>
                <draw:g>
                  <svg:desc>Boa_noite.E1:Boa_noite.E1</svg:desc>
                </draw:g>
              </table:table-cell>
              <table:table-cell office:value-type="string">
                <text:p>Boa_noite_logan5</text:p>
                <draw:g>
                  <svg:desc>Boa_noite.F1:Boa_noite.F1</svg:desc>
                </draw:g>
              </table:table-cell>
              <table:table-cell office:value-type="string">
                <text:p>Boa_noite_logan6</text:p>
                <draw:g>
                  <svg:desc>Boa_noite.G1:Boa_noite.G1</svg:desc>
                </draw:g>
              </table:table-cell>
              <table:table-cell office:value-type="string">
                <text:p>Boa_noite_logan7</text:p>
                <draw:g>
                  <svg:desc>Boa_noite.H1:Boa_noite.H1</svg:desc>
                </draw:g>
              </table:table-cell>
              <table:table-cell office:value-type="string">
                <text:p>Boa_noite_logan8</text:p>
                <draw:g>
                  <svg:desc>Boa_noite.I1:Boa_noite.I1</svg:desc>
                </draw:g>
              </table:table-cell>
              <table:table-cell office:value-type="string">
                <text:p>Boa_noite_logan9</text:p>
                <draw:g>
                  <svg:desc>Boa_noite.J1:Boa_noite.J1</svg:desc>
                </draw:g>
              </table:table-cell>
              <table:table-cell office:value-type="string">
                <text:p>Boa_noite_logan10</text:p>
                <draw:g>
                  <svg:desc>Boa_noite.K1:Boa_noite.K1</svg:desc>
                </draw:g>
              </table:table-cell>
              <table:table-cell office:value-type="string">
                <text:p>Curva Média1</text:p>
                <draw:g>
                  <svg:desc>Boa_noite.L1:Boa_noit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563">
                <text:p>0.103563</text:p>
                <draw:g>
                  <svg:desc>Boa_noite.B2:Boa_noite.B10</svg:desc>
                </draw:g>
              </table:table-cell>
              <table:table-cell office:value-type="float" office:value="0.12131">
                <text:p>0.12131</text:p>
                <draw:g>
                  <svg:desc>Boa_noite.C2:Boa_noite.C10</svg:desc>
                </draw:g>
              </table:table-cell>
              <table:table-cell office:value-type="float" office:value="0.0949511">
                <text:p>0.0949511</text:p>
                <draw:g>
                  <svg:desc>Boa_noite.D2:Boa_noite.D10</svg:desc>
                </draw:g>
              </table:table-cell>
              <table:table-cell office:value-type="float" office:value="0.0889084">
                <text:p>0.0889084</text:p>
                <draw:g>
                  <svg:desc>Boa_noite.E2:Boa_noite.E10</svg:desc>
                </draw:g>
              </table:table-cell>
              <table:table-cell office:value-type="float" office:value="0.101455">
                <text:p>0.101455</text:p>
                <draw:g>
                  <svg:desc>Boa_noite.F2:Boa_noite.F10</svg:desc>
                </draw:g>
              </table:table-cell>
              <table:table-cell office:value-type="float" office:value="0.0609149">
                <text:p>0.0609149</text:p>
                <draw:g>
                  <svg:desc>Boa_noite.G2:Boa_noite.G10</svg:desc>
                </draw:g>
              </table:table-cell>
              <table:table-cell office:value-type="float" office:value="0.0663422">
                <text:p>0.0663422</text:p>
                <draw:g>
                  <svg:desc>Boa_noite.H2:Boa_noite.H10</svg:desc>
                </draw:g>
              </table:table-cell>
              <table:table-cell office:value-type="float" office:value="0.0990875">
                <text:p>0.0990875</text:p>
                <draw:g>
                  <svg:desc>Boa_noite.I2:Boa_noite.I10</svg:desc>
                </draw:g>
              </table:table-cell>
              <table:table-cell office:value-type="float" office:value="0.0436157">
                <text:p>0.0436157</text:p>
                <draw:g>
                  <svg:desc>Boa_noite.J2:Boa_noite.J10</svg:desc>
                </draw:g>
              </table:table-cell>
              <table:table-cell office:value-type="float" office:value="0.0499724">
                <text:p>0.0499724</text:p>
                <draw:g>
                  <svg:desc>Boa_noite.K2:Boa_noite.K10</svg:desc>
                </draw:g>
              </table:table-cell>
              <table:table-cell office:value-type="float" office:value="0.083012">
                <text:p>0.083012</text:p>
                <draw:g>
                  <svg:desc>Boa_noite.L2:Boa_noite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8">
                <text:p>0.1138</text:p>
              </table:table-cell>
              <table:table-cell office:value-type="float" office:value="0.146081">
                <text:p>0.146081</text:p>
              </table:table-cell>
              <table:table-cell office:value-type="float" office:value="0.12526">
                <text:p>0.12526</text:p>
              </table:table-cell>
              <table:table-cell office:value-type="float" office:value="0.111215">
                <text:p>0.111215</text:p>
              </table:table-cell>
              <table:table-cell office:value-type="float" office:value="0.165582">
                <text:p>0.165582</text:p>
              </table:table-cell>
              <table:table-cell office:value-type="float" office:value="0.132097">
                <text:p>0.132097</text:p>
              </table:table-cell>
              <table:table-cell office:value-type="float" office:value="0.0848178">
                <text:p>0.0848178</text:p>
              </table:table-cell>
              <table:table-cell office:value-type="float" office:value="0.125538">
                <text:p>0.125538</text:p>
              </table:table-cell>
              <table:table-cell office:value-type="float" office:value="0.0682003">
                <text:p>0.0682003</text:p>
              </table:table-cell>
              <table:table-cell office:value-type="float" office:value="0.0641397">
                <text:p>0.0641397</text:p>
              </table:table-cell>
              <table:table-cell office:value-type="float" office:value="0.113673">
                <text:p>0.113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263">
                <text:p>0.121263</text:p>
              </table:table-cell>
              <table:table-cell office:value-type="float" office:value="0.211169">
                <text:p>0.211169</text:p>
              </table:table-cell>
              <table:table-cell office:value-type="float" office:value="0.16108">
                <text:p>0.16108</text:p>
              </table:table-cell>
              <table:table-cell office:value-type="float" office:value="0.140372">
                <text:p>0.140372</text:p>
              </table:table-cell>
              <table:table-cell office:value-type="float" office:value="0.244675">
                <text:p>0.244675</text:p>
              </table:table-cell>
              <table:table-cell office:value-type="float" office:value="0.167803">
                <text:p>0.167803</text:p>
              </table:table-cell>
              <table:table-cell office:value-type="float" office:value="0.100647">
                <text:p>0.100647</text:p>
              </table:table-cell>
              <table:table-cell office:value-type="float" office:value="0.154442">
                <text:p>0.154442</text:p>
              </table:table-cell>
              <table:table-cell office:value-type="float" office:value="0.0970994">
                <text:p>0.0970994</text:p>
              </table:table-cell>
              <table:table-cell office:value-type="float" office:value="0.0755222">
                <text:p>0.0755222</text:p>
              </table:table-cell>
              <table:table-cell office:value-type="float" office:value="0.147407">
                <text:p>0.147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0626">
                <text:p>0.130626</text:p>
              </table:table-cell>
              <table:table-cell office:value-type="float" office:value="0.272023">
                <text:p>0.272023</text:p>
              </table:table-cell>
              <table:table-cell office:value-type="float" office:value="0.249053">
                <text:p>0.249053</text:p>
              </table:table-cell>
              <table:table-cell office:value-type="float" office:value="0.199125">
                <text:p>0.199125</text:p>
              </table:table-cell>
              <table:table-cell office:value-type="float" office:value="0.294255">
                <text:p>0.294255</text:p>
              </table:table-cell>
              <table:table-cell office:value-type="float" office:value="0.213834">
                <text:p>0.213834</text:p>
              </table:table-cell>
              <table:table-cell office:value-type="float" office:value="0.118154">
                <text:p>0.118154</text:p>
              </table:table-cell>
              <table:table-cell office:value-type="float" office:value="0.243091">
                <text:p>0.243091</text:p>
              </table:table-cell>
              <table:table-cell office:value-type="float" office:value="0.184993">
                <text:p>0.184993</text:p>
              </table:table-cell>
              <table:table-cell office:value-type="float" office:value="0.0988839">
                <text:p>0.0988839</text:p>
              </table:table-cell>
              <table:table-cell office:value-type="float" office:value="0.200404">
                <text:p>0.20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472">
                <text:p>0.146472</text:p>
              </table:table-cell>
              <table:table-cell office:value-type="float" office:value="0.293472">
                <text:p>0.293472</text:p>
              </table:table-cell>
              <table:table-cell office:value-type="float" office:value="0.272722">
                <text:p>0.272722</text:p>
              </table:table-cell>
              <table:table-cell office:value-type="float" office:value="0.259236">
                <text:p>0.259236</text:p>
              </table:table-cell>
              <table:table-cell office:value-type="float" office:value="0.332796">
                <text:p>0.332796</text:p>
              </table:table-cell>
              <table:table-cell office:value-type="float" office:value="0.258199">
                <text:p>0.258199</text:p>
              </table:table-cell>
              <table:table-cell office:value-type="float" office:value="0.168005">
                <text:p>0.168005</text:p>
              </table:table-cell>
              <table:table-cell office:value-type="float" office:value="0.288503">
                <text:p>0.288503</text:p>
              </table:table-cell>
              <table:table-cell office:value-type="float" office:value="0.244649">
                <text:p>0.244649</text:p>
              </table:table-cell>
              <table:table-cell office:value-type="float" office:value="0.163267">
                <text:p>0.163267</text:p>
              </table:table-cell>
              <table:table-cell office:value-type="float" office:value="0.242732">
                <text:p>0.242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974">
                <text:p>0.237974</text:p>
              </table:table-cell>
              <table:table-cell office:value-type="float" office:value="0.308012">
                <text:p>0.308012</text:p>
              </table:table-cell>
              <table:table-cell office:value-type="float" office:value="0.293278">
                <text:p>0.293278</text:p>
              </table:table-cell>
              <table:table-cell office:value-type="float" office:value="0.299237">
                <text:p>0.299237</text:p>
              </table:table-cell>
              <table:table-cell office:value-type="float" office:value="0.43903">
                <text:p>0.43903</text:p>
              </table:table-cell>
              <table:table-cell office:value-type="float" office:value="0.326584">
                <text:p>0.326584</text:p>
              </table:table-cell>
              <table:table-cell office:value-type="float" office:value="0.234253">
                <text:p>0.234253</text:p>
              </table:table-cell>
              <table:table-cell office:value-type="float" office:value="0.319667">
                <text:p>0.319667</text:p>
              </table:table-cell>
              <table:table-cell office:value-type="float" office:value="0.270964">
                <text:p>0.270964</text:p>
              </table:table-cell>
              <table:table-cell office:value-type="float" office:value="0.22723">
                <text:p>0.22723</text:p>
              </table:table-cell>
              <table:table-cell office:value-type="float" office:value="0.295623">
                <text:p>0.295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083">
                <text:p>0.261083</text:p>
              </table:table-cell>
              <table:table-cell office:value-type="float" office:value="0.319894">
                <text:p>0.319894</text:p>
              </table:table-cell>
              <table:table-cell office:value-type="float" office:value="0.327889">
                <text:p>0.327889</text:p>
              </table:table-cell>
              <table:table-cell office:value-type="float" office:value="0.322782">
                <text:p>0.322782</text:p>
              </table:table-cell>
              <table:table-cell office:value-type="float" office:value="0.592986">
                <text:p>0.592986</text:p>
              </table:table-cell>
              <table:table-cell office:value-type="float" office:value="0.485921">
                <text:p>0.485921</text:p>
              </table:table-cell>
              <table:table-cell office:value-type="float" office:value="0.273449">
                <text:p>0.273449</text:p>
              </table:table-cell>
              <table:table-cell office:value-type="float" office:value="0.336045">
                <text:p>0.336045</text:p>
              </table:table-cell>
              <table:table-cell office:value-type="float" office:value="0.509227">
                <text:p>0.509227</text:p>
              </table:table-cell>
              <table:table-cell office:value-type="float" office:value="0.280031">
                <text:p>0.280031</text:p>
              </table:table-cell>
              <table:table-cell office:value-type="float" office:value="0.370931">
                <text:p>0.370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6615">
                <text:p>0.376615</text:p>
              </table:table-cell>
              <table:table-cell office:value-type="float" office:value="0.340964">
                <text:p>0.340964</text:p>
              </table:table-cell>
              <table:table-cell office:value-type="float" office:value="0.515293">
                <text:p>0.515293</text:p>
              </table:table-cell>
              <table:table-cell office:value-type="float" office:value="0.344211">
                <text:p>0.344211</text:p>
              </table:table-cell>
              <table:table-cell office:value-type="float" office:value="0.662652">
                <text:p>0.662652</text:p>
              </table:table-cell>
              <table:table-cell office:value-type="float" office:value="0.55126">
                <text:p>0.55126</text:p>
              </table:table-cell>
              <table:table-cell office:value-type="float" office:value="0.31385">
                <text:p>0.31385</text:p>
              </table:table-cell>
              <table:table-cell office:value-type="float" office:value="0.552987">
                <text:p>0.552987</text:p>
              </table:table-cell>
              <table:table-cell office:value-type="float" office:value="0.576787">
                <text:p>0.576787</text:p>
              </table:table-cell>
              <table:table-cell office:value-type="float" office:value="0.491391">
                <text:p>0.491391</text:p>
              </table:table-cell>
              <table:table-cell office:value-type="float" office:value="0.472601">
                <text:p>0.472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345">
                <text:p>0.598345</text:p>
              </table:table-cell>
              <table:table-cell office:value-type="float" office:value="0.587248">
                <text:p>0.587248</text:p>
              </table:table-cell>
              <table:table-cell office:value-type="float" office:value="0.632367">
                <text:p>0.632367</text:p>
              </table:table-cell>
              <table:table-cell office:value-type="float" office:value="0.545932">
                <text:p>0.545932</text:p>
              </table:table-cell>
              <table:table-cell office:value-type="float" office:value="0.803065">
                <text:p>0.803065</text:p>
              </table:table-cell>
              <table:table-cell office:value-type="float" office:value="0.666635">
                <text:p>0.666635</text:p>
              </table:table-cell>
              <table:table-cell office:value-type="float" office:value="0.594268">
                <text:p>0.594268</text:p>
              </table:table-cell>
              <table:table-cell office:value-type="float" office:value="0.636256">
                <text:p>0.636256</text:p>
              </table:table-cell>
              <table:table-cell office:value-type="float" office:value="0.613525">
                <text:p>0.613525</text:p>
              </table:table-cell>
              <table:table-cell office:value-type="float" office:value="0.622235">
                <text:p>0.622235</text:p>
              </table:table-cell>
              <table:table-cell office:value-type="float" office:value="0.629988">
                <text:p>0.629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571cm" svg:height="10.546cm" xlink:href=".." xlink:type="simple" chart:class="chart:line" chart:style-name="ch1">
        <chart:legend chart:legend-position="end" svg:x="27.396cm" svg:y="2.484cm" style:legend-expansion="high" chart:style-name="ch2"/>
        <chart:plot-area chart:style-name="ch3" table:cell-range-address="Bom_dia.B1:Bom_dia.L10" chart:data-source-has-labels="row" svg:x="0.631cm" svg:y="0.21cm" svg:width="26.134cm" svg:height="10.126cm">
          <chartooo:coordinate-region svg:x="1.358cm" svg:y="0.409cm" svg:width="25.313cm" svg:height="9.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m_dia.B2:Bom_dia.B10" chart:label-cell-address="Bom_dia.B1:Bom_dia.B1" chart:class="chart:line">
            <chart:data-point chart:repeated="9"/>
          </chart:series>
          <chart:series chart:style-name="ch7" chart:values-cell-range-address="Bom_dia.C2:Bom_dia.C10" chart:label-cell-address="Bom_dia.C1:Bom_dia.C1" chart:class="chart:line">
            <chart:data-point chart:repeated="9"/>
          </chart:series>
          <chart:series chart:style-name="ch8" chart:values-cell-range-address="Bom_dia.D2:Bom_dia.D10" chart:label-cell-address="Bom_dia.D1:Bom_dia.D1" chart:class="chart:line">
            <chart:data-point chart:repeated="9"/>
          </chart:series>
          <chart:series chart:style-name="ch9" chart:values-cell-range-address="Bom_dia.E2:Bom_dia.E10" chart:label-cell-address="Bom_dia.E1:Bom_dia.E1" chart:class="chart:line">
            <chart:data-point chart:repeated="9"/>
          </chart:series>
          <chart:series chart:style-name="ch10" chart:values-cell-range-address="Bom_dia.F2:Bom_dia.F10" chart:label-cell-address="Bom_dia.F1:Bom_dia.F1" chart:class="chart:line">
            <chart:data-point chart:repeated="9"/>
          </chart:series>
          <chart:series chart:style-name="ch11" chart:values-cell-range-address="Bom_dia.G2:Bom_dia.G10" chart:label-cell-address="Bom_dia.G1:Bom_dia.G1" chart:class="chart:line">
            <chart:data-point chart:repeated="9"/>
          </chart:series>
          <chart:series chart:style-name="ch12" chart:values-cell-range-address="Bom_dia.H2:Bom_dia.H10" chart:label-cell-address="Bom_dia.H1:Bom_dia.H1" chart:class="chart:line">
            <chart:data-point chart:repeated="9"/>
          </chart:series>
          <chart:series chart:style-name="ch13" chart:values-cell-range-address="Bom_dia.I2:Bom_dia.I10" chart:label-cell-address="Bom_dia.I1:Bom_dia.I1" chart:class="chart:line">
            <chart:data-point chart:repeated="9"/>
          </chart:series>
          <chart:series chart:style-name="ch14" chart:values-cell-range-address="Bom_dia.J2:Bom_dia.J10" chart:label-cell-address="Bom_dia.J1:Bom_dia.J1" chart:class="chart:line">
            <chart:data-point chart:repeated="9"/>
          </chart:series>
          <chart:series chart:style-name="ch15" chart:values-cell-range-address="Bom_dia.K2:Bom_dia.K10" chart:label-cell-address="Bom_dia.K1:Bom_dia.K1" chart:class="chart:line">
            <chart:data-point chart:repeated="9"/>
          </chart:series>
          <chart:series chart:style-name="ch16" chart:values-cell-range-address="Bom_dia.L2:Bom_dia.L10" chart:label-cell-address="Bom_dia.L1:Bom_dia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m_dia_Logan1</text:p>
                <draw:g>
                  <svg:desc>Bom_dia.B1:Bom_dia.B1</svg:desc>
                </draw:g>
              </table:table-cell>
              <table:table-cell office:value-type="string">
                <text:p>Bom_dia_Logan2</text:p>
                <draw:g>
                  <svg:desc>Bom_dia.C1:Bom_dia.C1</svg:desc>
                </draw:g>
              </table:table-cell>
              <table:table-cell office:value-type="string">
                <text:p>Bom_dia_Logan3</text:p>
                <draw:g>
                  <svg:desc>Bom_dia.D1:Bom_dia.D1</svg:desc>
                </draw:g>
              </table:table-cell>
              <table:table-cell office:value-type="string">
                <text:p>Bom_dia_Logan4</text:p>
                <draw:g>
                  <svg:desc>Bom_dia.E1:Bom_dia.E1</svg:desc>
                </draw:g>
              </table:table-cell>
              <table:table-cell office:value-type="string">
                <text:p>Bom_dia_Logan5</text:p>
                <draw:g>
                  <svg:desc>Bom_dia.F1:Bom_dia.F1</svg:desc>
                </draw:g>
              </table:table-cell>
              <table:table-cell office:value-type="string">
                <text:p>Bom_dia_Logan6</text:p>
                <draw:g>
                  <svg:desc>Bom_dia.G1:Bom_dia.G1</svg:desc>
                </draw:g>
              </table:table-cell>
              <table:table-cell office:value-type="string">
                <text:p>Bom_dia_Logan7</text:p>
                <draw:g>
                  <svg:desc>Bom_dia.H1:Bom_dia.H1</svg:desc>
                </draw:g>
              </table:table-cell>
              <table:table-cell office:value-type="string">
                <text:p>Bom_dia_Logan8</text:p>
                <draw:g>
                  <svg:desc>Bom_dia.I1:Bom_dia.I1</svg:desc>
                </draw:g>
              </table:table-cell>
              <table:table-cell office:value-type="string">
                <text:p>Bom_dia_Logan9</text:p>
                <draw:g>
                  <svg:desc>Bom_dia.J1:Bom_dia.J1</svg:desc>
                </draw:g>
              </table:table-cell>
              <table:table-cell office:value-type="string">
                <text:p>Bom_dia_Logan10</text:p>
                <draw:g>
                  <svg:desc>Bom_dia.K1:Bom_dia.K1</svg:desc>
                </draw:g>
              </table:table-cell>
              <table:table-cell office:value-type="string">
                <text:p>Curva Média1</text:p>
                <draw:g>
                  <svg:desc>Bom_dia.L1:Bom_di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3343">
                <text:p>0.0803343</text:p>
                <draw:g>
                  <svg:desc>Bom_dia.B2:Bom_dia.B10</svg:desc>
                </draw:g>
              </table:table-cell>
              <table:table-cell office:value-type="float" office:value="0.0498652">
                <text:p>0.0498652</text:p>
                <draw:g>
                  <svg:desc>Bom_dia.C2:Bom_dia.C10</svg:desc>
                </draw:g>
              </table:table-cell>
              <table:table-cell office:value-type="float" office:value="0.0709458">
                <text:p>0.0709458</text:p>
                <draw:g>
                  <svg:desc>Bom_dia.D2:Bom_dia.D10</svg:desc>
                </draw:g>
              </table:table-cell>
              <table:table-cell office:value-type="float" office:value="0.111952">
                <text:p>0.111952</text:p>
                <draw:g>
                  <svg:desc>Bom_dia.E2:Bom_dia.E10</svg:desc>
                </draw:g>
              </table:table-cell>
              <table:table-cell office:value-type="float" office:value="0.083044">
                <text:p>0.083044</text:p>
                <draw:g>
                  <svg:desc>Bom_dia.F2:Bom_dia.F10</svg:desc>
                </draw:g>
              </table:table-cell>
              <table:table-cell office:value-type="float" office:value="0.0630821">
                <text:p>0.0630821</text:p>
                <draw:g>
                  <svg:desc>Bom_dia.G2:Bom_dia.G10</svg:desc>
                </draw:g>
              </table:table-cell>
              <table:table-cell office:value-type="float" office:value="0.0995925">
                <text:p>0.0995925</text:p>
                <draw:g>
                  <svg:desc>Bom_dia.H2:Bom_dia.H10</svg:desc>
                </draw:g>
              </table:table-cell>
              <table:table-cell office:value-type="float" office:value="0.0521114">
                <text:p>0.0521114</text:p>
                <draw:g>
                  <svg:desc>Bom_dia.I2:Bom_dia.I10</svg:desc>
                </draw:g>
              </table:table-cell>
              <table:table-cell office:value-type="float" office:value="0.0470236">
                <text:p>0.0470236</text:p>
                <draw:g>
                  <svg:desc>Bom_dia.J2:Bom_dia.J10</svg:desc>
                </draw:g>
              </table:table-cell>
              <table:table-cell office:value-type="float" office:value="0.0379609">
                <text:p>0.0379609</text:p>
                <draw:g>
                  <svg:desc>Bom_dia.K2:Bom_dia.K10</svg:desc>
                </draw:g>
              </table:table-cell>
              <table:table-cell office:value-type="float" office:value="0.0695912">
                <text:p>0.0695912</text:p>
                <draw:g>
                  <svg:desc>Bom_dia.L2:Bom_dia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8784">
                <text:p>0.138784</text:p>
              </table:table-cell>
              <table:table-cell office:value-type="float" office:value="0.0961302">
                <text:p>0.0961302</text:p>
              </table:table-cell>
              <table:table-cell office:value-type="float" office:value="0.110983">
                <text:p>0.110983</text:p>
              </table:table-cell>
              <table:table-cell office:value-type="float" office:value="0.168449">
                <text:p>0.168449</text:p>
              </table:table-cell>
              <table:table-cell office:value-type="float" office:value="0.118515">
                <text:p>0.118515</text:p>
              </table:table-cell>
              <table:table-cell office:value-type="float" office:value="0.108258">
                <text:p>0.108258</text:p>
              </table:table-cell>
              <table:table-cell office:value-type="float" office:value="0.123926">
                <text:p>0.123926</text:p>
              </table:table-cell>
              <table:table-cell office:value-type="float" office:value="0.0995676">
                <text:p>0.0995676</text:p>
              </table:table-cell>
              <table:table-cell office:value-type="float" office:value="0.0897164">
                <text:p>0.0897164</text:p>
              </table:table-cell>
              <table:table-cell office:value-type="float" office:value="0.0981819">
                <text:p>0.0981819</text:p>
              </table:table-cell>
              <table:table-cell office:value-type="float" office:value="0.115251">
                <text:p>0.115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6001">
                <text:p>0.276001</text:p>
              </table:table-cell>
              <table:table-cell office:value-type="float" office:value="0.273161">
                <text:p>0.273161</text:p>
              </table:table-cell>
              <table:table-cell office:value-type="float" office:value="0.175335">
                <text:p>0.175335</text:p>
              </table:table-cell>
              <table:table-cell office:value-type="float" office:value="0.215898">
                <text:p>0.215898</text:p>
              </table:table-cell>
              <table:table-cell office:value-type="float" office:value="0.163683">
                <text:p>0.163683</text:p>
              </table:table-cell>
              <table:table-cell office:value-type="float" office:value="0.213777">
                <text:p>0.213777</text:p>
              </table:table-cell>
              <table:table-cell office:value-type="float" office:value="0.150152">
                <text:p>0.150152</text:p>
              </table:table-cell>
              <table:table-cell office:value-type="float" office:value="0.192627">
                <text:p>0.192627</text:p>
              </table:table-cell>
              <table:table-cell office:value-type="float" office:value="0.16039">
                <text:p>0.16039</text:p>
              </table:table-cell>
              <table:table-cell office:value-type="float" office:value="0.219956">
                <text:p>0.219956</text:p>
              </table:table-cell>
              <table:table-cell office:value-type="float" office:value="0.204098">
                <text:p>0.204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9875">
                <text:p>0.329875</text:p>
              </table:table-cell>
              <table:table-cell office:value-type="float" office:value="0.355352">
                <text:p>0.355352</text:p>
              </table:table-cell>
              <table:table-cell office:value-type="float" office:value="0.351844">
                <text:p>0.351844</text:p>
              </table:table-cell>
              <table:table-cell office:value-type="float" office:value="0.32177">
                <text:p>0.32177</text:p>
              </table:table-cell>
              <table:table-cell office:value-type="float" office:value="0.19002">
                <text:p>0.19002</text:p>
              </table:table-cell>
              <table:table-cell office:value-type="float" office:value="0.316608">
                <text:p>0.316608</text:p>
              </table:table-cell>
              <table:table-cell office:value-type="float" office:value="0.201638">
                <text:p>0.201638</text:p>
              </table:table-cell>
              <table:table-cell office:value-type="float" office:value="0.360698">
                <text:p>0.360698</text:p>
              </table:table-cell>
              <table:table-cell office:value-type="float" office:value="0.319506">
                <text:p>0.319506</text:p>
              </table:table-cell>
              <table:table-cell office:value-type="float" office:value="0.36272">
                <text:p>0.36272</text:p>
              </table:table-cell>
              <table:table-cell office:value-type="float" office:value="0.311003">
                <text:p>0.311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9865">
                <text:p>0.359865</text:p>
              </table:table-cell>
              <table:table-cell office:value-type="float" office:value="0.39742">
                <text:p>0.39742</text:p>
              </table:table-cell>
              <table:table-cell office:value-type="float" office:value="0.393756">
                <text:p>0.393756</text:p>
              </table:table-cell>
              <table:table-cell office:value-type="float" office:value="0.345946">
                <text:p>0.345946</text:p>
              </table:table-cell>
              <table:table-cell office:value-type="float" office:value="0.322576">
                <text:p>0.322576</text:p>
              </table:table-cell>
              <table:table-cell office:value-type="float" office:value="0.387364">
                <text:p>0.387364</text:p>
              </table:table-cell>
              <table:table-cell office:value-type="float" office:value="0.386493">
                <text:p>0.386493</text:p>
              </table:table-cell>
              <table:table-cell office:value-type="float" office:value="0.417067">
                <text:p>0.417067</text:p>
              </table:table-cell>
              <table:table-cell office:value-type="float" office:value="0.362199">
                <text:p>0.362199</text:p>
              </table:table-cell>
              <table:table-cell office:value-type="float" office:value="0.423166">
                <text:p>0.423166</text:p>
              </table:table-cell>
              <table:table-cell office:value-type="float" office:value="0.379585">
                <text:p>0.37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3699">
                <text:p>0.373699</text:p>
              </table:table-cell>
              <table:table-cell office:value-type="float" office:value="0.411186">
                <text:p>0.411186</text:p>
              </table:table-cell>
              <table:table-cell office:value-type="float" office:value="0.410447">
                <text:p>0.410447</text:p>
              </table:table-cell>
              <table:table-cell office:value-type="float" office:value="0.368216">
                <text:p>0.368216</text:p>
              </table:table-cell>
              <table:table-cell office:value-type="float" office:value="0.381494">
                <text:p>0.381494</text:p>
              </table:table-cell>
              <table:table-cell office:value-type="float" office:value="0.422094">
                <text:p>0.422094</text:p>
              </table:table-cell>
              <table:table-cell office:value-type="float" office:value="0.429656">
                <text:p>0.429656</text:p>
              </table:table-cell>
              <table:table-cell office:value-type="float" office:value="0.438975">
                <text:p>0.438975</text:p>
              </table:table-cell>
              <table:table-cell office:value-type="float" office:value="0.393236">
                <text:p>0.393236</text:p>
              </table:table-cell>
              <table:table-cell office:value-type="float" office:value="0.451165">
                <text:p>0.451165</text:p>
              </table:table-cell>
              <table:table-cell office:value-type="float" office:value="0.408017">
                <text:p>0.40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2647">
                <text:p>0.392647</text:p>
              </table:table-cell>
              <table:table-cell office:value-type="float" office:value="0.422218">
                <text:p>0.422218</text:p>
              </table:table-cell>
              <table:table-cell office:value-type="float" office:value="0.422254">
                <text:p>0.422254</text:p>
              </table:table-cell>
              <table:table-cell office:value-type="float" office:value="0.407901">
                <text:p>0.407901</text:p>
              </table:table-cell>
              <table:table-cell office:value-type="float" office:value="0.422435">
                <text:p>0.422435</text:p>
              </table:table-cell>
              <table:table-cell office:value-type="float" office:value="0.464204">
                <text:p>0.464204</text:p>
              </table:table-cell>
              <table:table-cell office:value-type="float" office:value="0.456577">
                <text:p>0.456577</text:p>
              </table:table-cell>
              <table:table-cell office:value-type="float" office:value="0.479548">
                <text:p>0.479548</text:p>
              </table:table-cell>
              <table:table-cell office:value-type="float" office:value="0.43145">
                <text:p>0.43145</text:p>
              </table:table-cell>
              <table:table-cell office:value-type="float" office:value="0.470945">
                <text:p>0.470945</text:p>
              </table:table-cell>
              <table:table-cell office:value-type="float" office:value="0.437018">
                <text:p>0.437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5336">
                <text:p>0.435336</text:p>
              </table:table-cell>
              <table:table-cell office:value-type="float" office:value="0.447882">
                <text:p>0.447882</text:p>
              </table:table-cell>
              <table:table-cell office:value-type="float" office:value="0.451288">
                <text:p>0.451288</text:p>
              </table:table-cell>
              <table:table-cell office:value-type="float" office:value="0.446943">
                <text:p>0.446943</text:p>
              </table:table-cell>
              <table:table-cell office:value-type="float" office:value="0.45969">
                <text:p>0.45969</text:p>
              </table:table-cell>
              <table:table-cell office:value-type="float" office:value="0.546471">
                <text:p>0.546471</text:p>
              </table:table-cell>
              <table:table-cell office:value-type="float" office:value="0.497132">
                <text:p>0.497132</text:p>
              </table:table-cell>
              <table:table-cell office:value-type="float" office:value="0.606186">
                <text:p>0.606186</text:p>
              </table:table-cell>
              <table:table-cell office:value-type="float" office:value="0.539466">
                <text:p>0.539466</text:p>
              </table:table-cell>
              <table:table-cell office:value-type="float" office:value="0.581794">
                <text:p>0.581794</text:p>
              </table:table-cell>
              <table:table-cell office:value-type="float" office:value="0.501219">
                <text:p>0.501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3326">
                <text:p>0.523326</text:p>
              </table:table-cell>
              <table:table-cell office:value-type="float" office:value="0.551386">
                <text:p>0.551386</text:p>
              </table:table-cell>
              <table:table-cell office:value-type="float" office:value="0.558253">
                <text:p>0.558253</text:p>
              </table:table-cell>
              <table:table-cell office:value-type="float" office:value="0.539093">
                <text:p>0.539093</text:p>
              </table:table-cell>
              <table:table-cell office:value-type="float" office:value="0.543374">
                <text:p>0.543374</text:p>
              </table:table-cell>
              <table:table-cell office:value-type="float" office:value="0.653876">
                <text:p>0.653876</text:p>
              </table:table-cell>
              <table:table-cell office:value-type="float" office:value="0.644986">
                <text:p>0.644986</text:p>
              </table:table-cell>
              <table:table-cell office:value-type="float" office:value="0.746084">
                <text:p>0.746084</text:p>
              </table:table-cell>
              <table:table-cell office:value-type="float" office:value="0.602518">
                <text:p>0.602518</text:p>
              </table:table-cell>
              <table:table-cell office:value-type="float" office:value="0.681985">
                <text:p>0.681985</text:p>
              </table:table-cell>
              <table:table-cell office:value-type="float" office:value="0.604488">
                <text:p>0.604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902cm" svg:height="10.174cm" xlink:href=".." xlink:type="simple" chart:class="chart:line" chart:style-name="ch1">
        <chart:legend chart:legend-position="end" svg:x="23.441cm" svg:y="2.298cm" style:legend-expansion="high" chart:style-name="ch2"/>
        <chart:plot-area chart:style-name="ch3" table:cell-range-address="Calendario.B1:Calendario.L10" chart:data-source-has-labels="row" svg:x="0.538cm" svg:y="0.203cm" svg:width="22.365cm" svg:height="9.768cm">
          <chartooo:coordinate-region svg:x="1.265cm" svg:y="0.402cm" svg:width="21.544cm" svg:height="8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endario.B2:Calendario.B10" chart:label-cell-address="Calendario.B1:Calendario.B1" chart:class="chart:line">
            <chart:data-point chart:repeated="9"/>
          </chart:series>
          <chart:series chart:style-name="ch7" chart:values-cell-range-address="Calendario.C2:Calendario.C10" chart:label-cell-address="Calendario.C1:Calendario.C1" chart:class="chart:line">
            <chart:data-point chart:repeated="9"/>
          </chart:series>
          <chart:series chart:style-name="ch8" chart:values-cell-range-address="Calendario.D2:Calendario.D10" chart:label-cell-address="Calendario.D1:Calendario.D1" chart:class="chart:line">
            <chart:data-point chart:repeated="9"/>
          </chart:series>
          <chart:series chart:style-name="ch9" chart:values-cell-range-address="Calendario.E2:Calendario.E10" chart:label-cell-address="Calendario.E1:Calendario.E1" chart:class="chart:line">
            <chart:data-point chart:repeated="9"/>
          </chart:series>
          <chart:series chart:style-name="ch10" chart:values-cell-range-address="Calendario.F2:Calendario.F10" chart:label-cell-address="Calendario.F1:Calendario.F1" chart:class="chart:line">
            <chart:data-point chart:repeated="9"/>
          </chart:series>
          <chart:series chart:style-name="ch11" chart:values-cell-range-address="Calendario.G2:Calendario.G10" chart:label-cell-address="Calendario.G1:Calendario.G1" chart:class="chart:line">
            <chart:data-point chart:repeated="9"/>
          </chart:series>
          <chart:series chart:style-name="ch12" chart:values-cell-range-address="Calendario.H2:Calendario.H10" chart:label-cell-address="Calendario.H1:Calendario.H1" chart:class="chart:line">
            <chart:data-point chart:repeated="9"/>
          </chart:series>
          <chart:series chart:style-name="ch13" chart:values-cell-range-address="Calendario.I2:Calendario.I10" chart:label-cell-address="Calendario.I1:Calendario.I1" chart:class="chart:line">
            <chart:data-point chart:repeated="9"/>
          </chart:series>
          <chart:series chart:style-name="ch14" chart:values-cell-range-address="Calendario.J2:Calendario.J10" chart:label-cell-address="Calendario.J1:Calendario.J1" chart:class="chart:line">
            <chart:data-point chart:repeated="9"/>
          </chart:series>
          <chart:series chart:style-name="ch15" chart:values-cell-range-address="Calendario.K2:Calendario.K10" chart:label-cell-address="Calendario.K1:Calendario.K1" chart:class="chart:line">
            <chart:data-point chart:repeated="9"/>
          </chart:series>
          <chart:series chart:style-name="ch16" chart:values-cell-range-address="Calendario.L2:Calendario.L10" chart:label-cell-address="Calendario.L1:Calendario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endario1</text:p>
                <draw:g>
                  <svg:desc>Calendario.B1:Calendario.B1</svg:desc>
                </draw:g>
              </table:table-cell>
              <table:table-cell office:value-type="string">
                <text:p>Calendario2</text:p>
                <draw:g>
                  <svg:desc>Calendario.C1:Calendario.C1</svg:desc>
                </draw:g>
              </table:table-cell>
              <table:table-cell office:value-type="string">
                <text:p>Calendario3</text:p>
                <draw:g>
                  <svg:desc>Calendario.D1:Calendario.D1</svg:desc>
                </draw:g>
              </table:table-cell>
              <table:table-cell office:value-type="string">
                <text:p>Calendario4</text:p>
                <draw:g>
                  <svg:desc>Calendario.E1:Calendario.E1</svg:desc>
                </draw:g>
              </table:table-cell>
              <table:table-cell office:value-type="string">
                <text:p>Calendario5</text:p>
                <draw:g>
                  <svg:desc>Calendario.F1:Calendario.F1</svg:desc>
                </draw:g>
              </table:table-cell>
              <table:table-cell office:value-type="string">
                <text:p>Calendario6</text:p>
                <draw:g>
                  <svg:desc>Calendario.G1:Calendario.G1</svg:desc>
                </draw:g>
              </table:table-cell>
              <table:table-cell office:value-type="string">
                <text:p>Calendario7</text:p>
                <draw:g>
                  <svg:desc>Calendario.H1:Calendario.H1</svg:desc>
                </draw:g>
              </table:table-cell>
              <table:table-cell office:value-type="string">
                <text:p>Calendario8</text:p>
                <draw:g>
                  <svg:desc>Calendario.I1:Calendario.I1</svg:desc>
                </draw:g>
              </table:table-cell>
              <table:table-cell office:value-type="string">
                <text:p>Calendario9</text:p>
                <draw:g>
                  <svg:desc>Calendario.J1:Calendario.J1</svg:desc>
                </draw:g>
              </table:table-cell>
              <table:table-cell office:value-type="string">
                <text:p>Calendario10</text:p>
                <draw:g>
                  <svg:desc>Calendario.K1:Calendario.K1</svg:desc>
                </draw:g>
              </table:table-cell>
              <table:table-cell office:value-type="string">
                <text:p>Curva Média1</text:p>
                <draw:g>
                  <svg:desc>Calendario.L1:Calendario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2038">
                <text:p>0.0902038</text:p>
                <draw:g>
                  <svg:desc>Calendario.B2:Calendario.B10</svg:desc>
                </draw:g>
              </table:table-cell>
              <table:table-cell office:value-type="float" office:value="0.109774">
                <text:p>0.109774</text:p>
                <draw:g>
                  <svg:desc>Calendario.C2:Calendario.C10</svg:desc>
                </draw:g>
              </table:table-cell>
              <table:table-cell office:value-type="float" office:value="0.107698">
                <text:p>0.107698</text:p>
                <draw:g>
                  <svg:desc>Calendario.D2:Calendario.D10</svg:desc>
                </draw:g>
              </table:table-cell>
              <table:table-cell office:value-type="float" office:value="0.114867">
                <text:p>0.114867</text:p>
                <draw:g>
                  <svg:desc>Calendario.E2:Calendario.E10</svg:desc>
                </draw:g>
              </table:table-cell>
              <table:table-cell office:value-type="float" office:value="0.0940079">
                <text:p>0.0940079</text:p>
                <draw:g>
                  <svg:desc>Calendario.F2:Calendario.F10</svg:desc>
                </draw:g>
              </table:table-cell>
              <table:table-cell office:value-type="float" office:value="0.109791">
                <text:p>0.109791</text:p>
                <draw:g>
                  <svg:desc>Calendario.G2:Calendario.G10</svg:desc>
                </draw:g>
              </table:table-cell>
              <table:table-cell office:value-type="float" office:value="0.0558555">
                <text:p>0.0558555</text:p>
                <draw:g>
                  <svg:desc>Calendario.H2:Calendario.H10</svg:desc>
                </draw:g>
              </table:table-cell>
              <table:table-cell office:value-type="float" office:value="0.0530438">
                <text:p>0.0530438</text:p>
                <draw:g>
                  <svg:desc>Calendario.I2:Calendario.I10</svg:desc>
                </draw:g>
              </table:table-cell>
              <table:table-cell office:value-type="float" office:value="0.059125">
                <text:p>0.059125</text:p>
                <draw:g>
                  <svg:desc>Calendario.J2:Calendario.J10</svg:desc>
                </draw:g>
              </table:table-cell>
              <table:table-cell office:value-type="float" office:value="0.0840703">
                <text:p>0.0840703</text:p>
                <draw:g>
                  <svg:desc>Calendario.K2:Calendario.K10</svg:desc>
                </draw:g>
              </table:table-cell>
              <table:table-cell office:value-type="float" office:value="0.0878436">
                <text:p>0.0878436</text:p>
                <draw:g>
                  <svg:desc>Calendario.L2:Calendario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">
                <text:p>0.11081</text:p>
              </table:table-cell>
              <table:table-cell office:value-type="float" office:value="0.136483">
                <text:p>0.136483</text:p>
              </table:table-cell>
              <table:table-cell office:value-type="float" office:value="0.129581">
                <text:p>0.129581</text:p>
              </table:table-cell>
              <table:table-cell office:value-type="float" office:value="0.135795">
                <text:p>0.135795</text:p>
              </table:table-cell>
              <table:table-cell office:value-type="float" office:value="0.145152">
                <text:p>0.145152</text:p>
              </table:table-cell>
              <table:table-cell office:value-type="float" office:value="0.186787">
                <text:p>0.186787</text:p>
              </table:table-cell>
              <table:table-cell office:value-type="float" office:value="0.0786412">
                <text:p>0.0786412</text:p>
              </table:table-cell>
              <table:table-cell office:value-type="float" office:value="0.101811">
                <text:p>0.101811</text:p>
              </table:table-cell>
              <table:table-cell office:value-type="float" office:value="0.0738296">
                <text:p>0.0738296</text:p>
              </table:table-cell>
              <table:table-cell office:value-type="float" office:value="0.115476">
                <text:p>0.115476</text:p>
              </table:table-cell>
              <table:table-cell office:value-type="float" office:value="0.121437">
                <text:p>0.121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474">
                <text:p>0.134474</text:p>
              </table:table-cell>
              <table:table-cell office:value-type="float" office:value="0.179121">
                <text:p>0.179121</text:p>
              </table:table-cell>
              <table:table-cell office:value-type="float" office:value="0.144865">
                <text:p>0.144865</text:p>
              </table:table-cell>
              <table:table-cell office:value-type="float" office:value="0.163108">
                <text:p>0.163108</text:p>
              </table:table-cell>
              <table:table-cell office:value-type="float" office:value="0.190665">
                <text:p>0.190665</text:p>
              </table:table-cell>
              <table:table-cell office:value-type="float" office:value="0.230465">
                <text:p>0.230465</text:p>
              </table:table-cell>
              <table:table-cell office:value-type="float" office:value="0.0989844">
                <text:p>0.0989844</text:p>
              </table:table-cell>
              <table:table-cell office:value-type="float" office:value="0.166139">
                <text:p>0.166139</text:p>
              </table:table-cell>
              <table:table-cell office:value-type="float" office:value="0.0916534">
                <text:p>0.0916534</text:p>
              </table:table-cell>
              <table:table-cell office:value-type="float" office:value="0.151842">
                <text:p>0.151842</text:p>
              </table:table-cell>
              <table:table-cell office:value-type="float" office:value="0.155132">
                <text:p>0.155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3541">
                <text:p>0.153541</text:p>
              </table:table-cell>
              <table:table-cell office:value-type="float" office:value="0.238043">
                <text:p>0.238043</text:p>
              </table:table-cell>
              <table:table-cell office:value-type="float" office:value="0.167086">
                <text:p>0.167086</text:p>
              </table:table-cell>
              <table:table-cell office:value-type="float" office:value="0.205971">
                <text:p>0.205971</text:p>
              </table:table-cell>
              <table:table-cell office:value-type="float" office:value="0.262869">
                <text:p>0.262869</text:p>
              </table:table-cell>
              <table:table-cell office:value-type="float" office:value="0.268499">
                <text:p>0.268499</text:p>
              </table:table-cell>
              <table:table-cell office:value-type="float" office:value="0.14883">
                <text:p>0.14883</text:p>
              </table:table-cell>
              <table:table-cell office:value-type="float" office:value="0.220986">
                <text:p>0.220986</text:p>
              </table:table-cell>
              <table:table-cell office:value-type="float" office:value="0.174061">
                <text:p>0.174061</text:p>
              </table:table-cell>
              <table:table-cell office:value-type="float" office:value="0.18716">
                <text:p>0.18716</text:p>
              </table:table-cell>
              <table:table-cell office:value-type="float" office:value="0.202705">
                <text:p>0.202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588">
                <text:p>0.190588</text:p>
              </table:table-cell>
              <table:table-cell office:value-type="float" office:value="0.276907">
                <text:p>0.276907</text:p>
              </table:table-cell>
              <table:table-cell office:value-type="float" office:value="0.223283">
                <text:p>0.223283</text:p>
              </table:table-cell>
              <table:table-cell office:value-type="float" office:value="0.273683">
                <text:p>0.273683</text:p>
              </table:table-cell>
              <table:table-cell office:value-type="float" office:value="0.298556">
                <text:p>0.298556</text:p>
              </table:table-cell>
              <table:table-cell office:value-type="float" office:value="0.41961">
                <text:p>0.41961</text:p>
              </table:table-cell>
              <table:table-cell office:value-type="float" office:value="0.205939">
                <text:p>0.205939</text:p>
              </table:table-cell>
              <table:table-cell office:value-type="float" office:value="0.279929">
                <text:p>0.279929</text:p>
              </table:table-cell>
              <table:table-cell office:value-type="float" office:value="0.268416">
                <text:p>0.268416</text:p>
              </table:table-cell>
              <table:table-cell office:value-type="float" office:value="0.228827">
                <text:p>0.228827</text:p>
              </table:table-cell>
              <table:table-cell office:value-type="float" office:value="0.266574">
                <text:p>0.266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723">
                <text:p>0.286723</text:p>
              </table:table-cell>
              <table:table-cell office:value-type="float" office:value="0.444685">
                <text:p>0.444685</text:p>
              </table:table-cell>
              <table:table-cell office:value-type="float" office:value="0.299398">
                <text:p>0.299398</text:p>
              </table:table-cell>
              <table:table-cell office:value-type="float" office:value="0.418486">
                <text:p>0.418486</text:p>
              </table:table-cell>
              <table:table-cell office:value-type="float" office:value="0.344594">
                <text:p>0.344594</text:p>
              </table:table-cell>
              <table:table-cell office:value-type="float" office:value="0.478292">
                <text:p>0.478292</text:p>
              </table:table-cell>
              <table:table-cell office:value-type="float" office:value="0.254499">
                <text:p>0.254499</text:p>
              </table:table-cell>
              <table:table-cell office:value-type="float" office:value="0.399696">
                <text:p>0.399696</text:p>
              </table:table-cell>
              <table:table-cell office:value-type="float" office:value="0.426964">
                <text:p>0.426964</text:p>
              </table:table-cell>
              <table:table-cell office:value-type="float" office:value="0.265476">
                <text:p>0.265476</text:p>
              </table:table-cell>
              <table:table-cell office:value-type="float" office:value="0.361881">
                <text:p>0.361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227">
                <text:p>0.466227</text:p>
              </table:table-cell>
              <table:table-cell office:value-type="float" office:value="0.486343">
                <text:p>0.486343</text:p>
              </table:table-cell>
              <table:table-cell office:value-type="float" office:value="0.512737">
                <text:p>0.512737</text:p>
              </table:table-cell>
              <table:table-cell office:value-type="float" office:value="0.478303">
                <text:p>0.478303</text:p>
              </table:table-cell>
              <table:table-cell office:value-type="float" office:value="0.424222">
                <text:p>0.424222</text:p>
              </table:table-cell>
              <table:table-cell office:value-type="float" office:value="0.512348">
                <text:p>0.512348</text:p>
              </table:table-cell>
              <table:table-cell office:value-type="float" office:value="0.321282">
                <text:p>0.321282</text:p>
              </table:table-cell>
              <table:table-cell office:value-type="float" office:value="0.449262">
                <text:p>0.449262</text:p>
              </table:table-cell>
              <table:table-cell office:value-type="float" office:value="0.459771">
                <text:p>0.459771</text:p>
              </table:table-cell>
              <table:table-cell office:value-type="float" office:value="0.352749">
                <text:p>0.352749</text:p>
              </table:table-cell>
              <table:table-cell office:value-type="float" office:value="0.446324">
                <text:p>0.446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4466">
                <text:p>0.544466</text:p>
              </table:table-cell>
              <table:table-cell office:value-type="float" office:value="0.532276">
                <text:p>0.532276</text:p>
              </table:table-cell>
              <table:table-cell office:value-type="float" office:value="0.54791">
                <text:p>0.54791</text:p>
              </table:table-cell>
              <table:table-cell office:value-type="float" office:value="0.521644">
                <text:p>0.521644</text:p>
              </table:table-cell>
              <table:table-cell office:value-type="float" office:value="0.510778">
                <text:p>0.510778</text:p>
              </table:table-cell>
              <table:table-cell office:value-type="float" office:value="0.55536">
                <text:p>0.55536</text:p>
              </table:table-cell>
              <table:table-cell office:value-type="float" office:value="0.501318">
                <text:p>0.501318</text:p>
              </table:table-cell>
              <table:table-cell office:value-type="float" office:value="0.491177">
                <text:p>0.491177</text:p>
              </table:table-cell>
              <table:table-cell office:value-type="float" office:value="0.507589">
                <text:p>0.507589</text:p>
              </table:table-cell>
              <table:table-cell office:value-type="float" office:value="0.486366">
                <text:p>0.486366</text:p>
              </table:table-cell>
              <table:table-cell office:value-type="float" office:value="0.519888">
                <text:p>0.51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033">
                <text:p>0.605033</text:p>
              </table:table-cell>
              <table:table-cell office:value-type="float" office:value="0.577624">
                <text:p>0.577624</text:p>
              </table:table-cell>
              <table:table-cell office:value-type="float" office:value="0.607145">
                <text:p>0.607145</text:p>
              </table:table-cell>
              <table:table-cell office:value-type="float" office:value="0.577196">
                <text:p>0.577196</text:p>
              </table:table-cell>
              <table:table-cell office:value-type="float" office:value="0.580166">
                <text:p>0.580166</text:p>
              </table:table-cell>
              <table:table-cell office:value-type="float" office:value="0.617709">
                <text:p>0.617709</text:p>
              </table:table-cell>
              <table:table-cell office:value-type="float" office:value="0.603677">
                <text:p>0.603677</text:p>
              </table:table-cell>
              <table:table-cell office:value-type="float" office:value="0.543087">
                <text:p>0.543087</text:p>
              </table:table-cell>
              <table:table-cell office:value-type="float" office:value="0.56443">
                <text:p>0.56443</text:p>
              </table:table-cell>
              <table:table-cell office:value-type="float" office:value="0.594955">
                <text:p>0.594955</text:p>
              </table:table-cell>
              <table:table-cell office:value-type="float" office:value="0.587102">
                <text:p>0.587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779cm" svg:height="10.599cm" xlink:href=".." xlink:type="simple" chart:class="chart:line" chart:style-name="ch1">
        <chart:legend chart:legend-position="end" svg:x="24.006cm" svg:y="2.51cm" style:legend-expansion="high" chart:style-name="ch2"/>
        <chart:plot-area chart:style-name="ch3" table:cell-range-address="Como_esta_tempo.B1:Como_esta_tempo.L10" svg:x="0.535cm" svg:y="0.211cm" svg:width="22.936cm" svg:height="10.177cm">
          <chartooo:coordinate-region svg:x="1.262cm" svg:y="0.41cm" svg:width="22.023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o_esta_tempo.B1:Como_esta_tempo.B10" chart:class="chart:line">
            <chart:data-point chart:repeated="10"/>
          </chart:series>
          <chart:series chart:style-name="ch7" chart:values-cell-range-address="Como_esta_tempo.C1:Como_esta_tempo.C10" chart:class="chart:line">
            <chart:data-point chart:repeated="10"/>
          </chart:series>
          <chart:series chart:style-name="ch8" chart:values-cell-range-address="Como_esta_tempo.D1:Como_esta_tempo.D10" chart:class="chart:line">
            <chart:data-point chart:repeated="10"/>
          </chart:series>
          <chart:series chart:style-name="ch9" chart:values-cell-range-address="Como_esta_tempo.E1:Como_esta_tempo.E10" chart:class="chart:line">
            <chart:data-point chart:repeated="10"/>
          </chart:series>
          <chart:series chart:style-name="ch10" chart:values-cell-range-address="Como_esta_tempo.F1:Como_esta_tempo.F10" chart:class="chart:line">
            <chart:data-point chart:repeated="10"/>
          </chart:series>
          <chart:series chart:style-name="ch11" chart:values-cell-range-address="Como_esta_tempo.G1:Como_esta_tempo.G10" chart:class="chart:line">
            <chart:data-point chart:repeated="10"/>
          </chart:series>
          <chart:series chart:style-name="ch12" chart:values-cell-range-address="Como_esta_tempo.H1:Como_esta_tempo.H10" chart:class="chart:line">
            <chart:data-point chart:repeated="10"/>
          </chart:series>
          <chart:series chart:style-name="ch13" chart:values-cell-range-address="Como_esta_tempo.I1:Como_esta_tempo.I10" chart:class="chart:line">
            <chart:data-point chart:repeated="10"/>
          </chart:series>
          <chart:series chart:style-name="ch14" chart:values-cell-range-address="Como_esta_tempo.J1:Como_esta_tempo.J10" chart:class="chart:line">
            <chart:data-point chart:repeated="10"/>
          </chart:series>
          <chart:series chart:style-name="ch15" chart:values-cell-range-address="Como_esta_tempo.K1:Como_esta_tempo.K10" chart:class="chart:line">
            <chart:data-point chart:repeated="10"/>
          </chart:series>
          <chart:series chart:style-name="ch16" chart:values-cell-range-address="Como_esta_tempo.L1:Como_esta_tempo.L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mo_esta_tempo.B1:Como_esta_tempo.B10</svg:desc>
                </draw:g>
              </table:table-cell>
              <table:table-cell office:value-type="float" office:value="NaN">
                <text:p>NaN</text:p>
                <draw:g>
                  <svg:desc>Como_esta_tempo.C1:Como_esta_tempo.C10</svg:desc>
                </draw:g>
              </table:table-cell>
              <table:table-cell office:value-type="float" office:value="NaN">
                <text:p>NaN</text:p>
                <draw:g>
                  <svg:desc>Como_esta_tempo.D1:Como_esta_tempo.D10</svg:desc>
                </draw:g>
              </table:table-cell>
              <table:table-cell office:value-type="float" office:value="NaN">
                <text:p>NaN</text:p>
                <draw:g>
                  <svg:desc>Como_esta_tempo.E1:Como_esta_tempo.E10</svg:desc>
                </draw:g>
              </table:table-cell>
              <table:table-cell office:value-type="float" office:value="NaN">
                <text:p>NaN</text:p>
                <draw:g>
                  <svg:desc>Como_esta_tempo.F1:Como_esta_tempo.F10</svg:desc>
                </draw:g>
              </table:table-cell>
              <table:table-cell office:value-type="float" office:value="NaN">
                <text:p>NaN</text:p>
                <draw:g>
                  <svg:desc>Como_esta_tempo.G1:Como_esta_tempo.G10</svg:desc>
                </draw:g>
              </table:table-cell>
              <table:table-cell office:value-type="float" office:value="NaN">
                <text:p>NaN</text:p>
                <draw:g>
                  <svg:desc>Como_esta_tempo.H1:Como_esta_tempo.H10</svg:desc>
                </draw:g>
              </table:table-cell>
              <table:table-cell office:value-type="float" office:value="NaN">
                <text:p>NaN</text:p>
                <draw:g>
                  <svg:desc>Como_esta_tempo.I1:Como_esta_tempo.I10</svg:desc>
                </draw:g>
              </table:table-cell>
              <table:table-cell office:value-type="float" office:value="NaN">
                <text:p>NaN</text:p>
                <draw:g>
                  <svg:desc>Como_esta_tempo.J1:Como_esta_tempo.J10</svg:desc>
                </draw:g>
              </table:table-cell>
              <table:table-cell office:value-type="float" office:value="NaN">
                <text:p>NaN</text:p>
                <draw:g>
                  <svg:desc>Como_esta_tempo.K1:Como_esta_tempo.K10</svg:desc>
                </draw:g>
              </table:table-cell>
              <table:table-cell office:value-type="float" office:value="NaN">
                <text:p>NaN</text:p>
                <draw:g>
                  <svg:desc>Como_esta_tempo.L1:Como_esta_tempo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1413">
                <text:p>0.0571413</text:p>
              </table:table-cell>
              <table:table-cell office:value-type="float" office:value="0.0668">
                <text:p>0.0668</text:p>
              </table:table-cell>
              <table:table-cell office:value-type="float" office:value="0.0651449">
                <text:p>0.0651449</text:p>
              </table:table-cell>
              <table:table-cell office:value-type="float" office:value="0.0521305">
                <text:p>0.0521305</text:p>
              </table:table-cell>
              <table:table-cell office:value-type="float" office:value="0.0455175">
                <text:p>0.0455175</text:p>
              </table:table-cell>
              <table:table-cell office:value-type="float" office:value="0.0832248">
                <text:p>0.0832248</text:p>
              </table:table-cell>
              <table:table-cell office:value-type="float" office:value="0.0737346">
                <text:p>0.0737346</text:p>
              </table:table-cell>
              <table:table-cell office:value-type="float" office:value="0.0495319">
                <text:p>0.0495319</text:p>
              </table:table-cell>
              <table:table-cell office:value-type="float" office:value="0.0480536">
                <text:p>0.0480536</text:p>
              </table:table-cell>
              <table:table-cell office:value-type="float" office:value="0.0503853">
                <text:p>0.0503853</text:p>
              </table:table-cell>
              <table:table-cell office:value-type="float" office:value="0.0591664">
                <text:p>0.0591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7114">
                <text:p>0.147114</text:p>
              </table:table-cell>
              <table:table-cell office:value-type="float" office:value="0.106934">
                <text:p>0.106934</text:p>
              </table:table-cell>
              <table:table-cell office:value-type="float" office:value="0.26381">
                <text:p>0.26381</text:p>
              </table:table-cell>
              <table:table-cell office:value-type="float" office:value="0.119048">
                <text:p>0.119048</text:p>
              </table:table-cell>
              <table:table-cell office:value-type="float" office:value="0.0664368">
                <text:p>0.0664368</text:p>
              </table:table-cell>
              <table:table-cell office:value-type="float" office:value="0.121793">
                <text:p>0.121793</text:p>
              </table:table-cell>
              <table:table-cell office:value-type="float" office:value="0.106463">
                <text:p>0.106463</text:p>
              </table:table-cell>
              <table:table-cell office:value-type="float" office:value="0.0841354">
                <text:p>0.0841354</text:p>
              </table:table-cell>
              <table:table-cell office:value-type="float" office:value="0.0754298">
                <text:p>0.0754298</text:p>
              </table:table-cell>
              <table:table-cell office:value-type="float" office:value="0.0992263">
                <text:p>0.0992263</text:p>
              </table:table-cell>
              <table:table-cell office:value-type="float" office:value="0.119039">
                <text:p>0.119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675">
                <text:p>0.276675</text:p>
              </table:table-cell>
              <table:table-cell office:value-type="float" office:value="0.254048">
                <text:p>0.254048</text:p>
              </table:table-cell>
              <table:table-cell office:value-type="float" office:value="0.288471">
                <text:p>0.288471</text:p>
              </table:table-cell>
              <table:table-cell office:value-type="float" office:value="0.186303">
                <text:p>0.186303</text:p>
              </table:table-cell>
              <table:table-cell office:value-type="float" office:value="0.111985">
                <text:p>0.111985</text:p>
              </table:table-cell>
              <table:table-cell office:value-type="float" office:value="0.139439">
                <text:p>0.139439</text:p>
              </table:table-cell>
              <table:table-cell office:value-type="float" office:value="0.244323">
                <text:p>0.244323</text:p>
              </table:table-cell>
              <table:table-cell office:value-type="float" office:value="0.12419">
                <text:p>0.12419</text:p>
              </table:table-cell>
              <table:table-cell office:value-type="float" office:value="0.134625">
                <text:p>0.134625</text:p>
              </table:table-cell>
              <table:table-cell office:value-type="float" office:value="0.160001">
                <text:p>0.160001</text:p>
              </table:table-cell>
              <table:table-cell office:value-type="float" office:value="0.192006">
                <text:p>0.19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8712">
                <text:p>0.288712</text:p>
              </table:table-cell>
              <table:table-cell office:value-type="float" office:value="0.29478">
                <text:p>0.29478</text:p>
              </table:table-cell>
              <table:table-cell office:value-type="float" office:value="0.300267">
                <text:p>0.300267</text:p>
              </table:table-cell>
              <table:table-cell office:value-type="float" office:value="0.271417">
                <text:p>0.271417</text:p>
              </table:table-cell>
              <table:table-cell office:value-type="float" office:value="0.158873">
                <text:p>0.158873</text:p>
              </table:table-cell>
              <table:table-cell office:value-type="float" office:value="0.171495">
                <text:p>0.171495</text:p>
              </table:table-cell>
              <table:table-cell office:value-type="float" office:value="0.277802">
                <text:p>0.277802</text:p>
              </table:table-cell>
              <table:table-cell office:value-type="float" office:value="0.272016">
                <text:p>0.272016</text:p>
              </table:table-cell>
              <table:table-cell office:value-type="float" office:value="0.293123">
                <text:p>0.293123</text:p>
              </table:table-cell>
              <table:table-cell office:value-type="float" office:value="0.299301">
                <text:p>0.299301</text:p>
              </table:table-cell>
              <table:table-cell office:value-type="float" office:value="0.262779">
                <text:p>0.26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404">
                <text:p>0.306404</text:p>
              </table:table-cell>
              <table:table-cell office:value-type="float" office:value="0.354083">
                <text:p>0.354083</text:p>
              </table:table-cell>
              <table:table-cell office:value-type="float" office:value="0.311914">
                <text:p>0.311914</text:p>
              </table:table-cell>
              <table:table-cell office:value-type="float" office:value="0.296906">
                <text:p>0.296906</text:p>
              </table:table-cell>
              <table:table-cell office:value-type="float" office:value="0.265378">
                <text:p>0.265378</text:p>
              </table:table-cell>
              <table:table-cell office:value-type="float" office:value="0.280729">
                <text:p>0.280729</text:p>
              </table:table-cell>
              <table:table-cell office:value-type="float" office:value="0.320078">
                <text:p>0.320078</text:p>
              </table:table-cell>
              <table:table-cell office:value-type="float" office:value="0.295571">
                <text:p>0.295571</text:p>
              </table:table-cell>
              <table:table-cell office:value-type="float" office:value="0.312365">
                <text:p>0.312365</text:p>
              </table:table-cell>
              <table:table-cell office:value-type="float" office:value="0.330172">
                <text:p>0.330172</text:p>
              </table:table-cell>
              <table:table-cell office:value-type="float" office:value="0.30736">
                <text:p>0.30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6384">
                <text:p>0.326384</text:p>
              </table:table-cell>
              <table:table-cell office:value-type="float" office:value="0.488644">
                <text:p>0.488644</text:p>
              </table:table-cell>
              <table:table-cell office:value-type="float" office:value="0.326656">
                <text:p>0.326656</text:p>
              </table:table-cell>
              <table:table-cell office:value-type="float" office:value="0.318557">
                <text:p>0.318557</text:p>
              </table:table-cell>
              <table:table-cell office:value-type="float" office:value="0.279062">
                <text:p>0.279062</text:p>
              </table:table-cell>
              <table:table-cell office:value-type="float" office:value="0.315473">
                <text:p>0.315473</text:p>
              </table:table-cell>
              <table:table-cell office:value-type="float" office:value="0.446019">
                <text:p>0.446019</text:p>
              </table:table-cell>
              <table:table-cell office:value-type="float" office:value="0.32402">
                <text:p>0.32402</text:p>
              </table:table-cell>
              <table:table-cell office:value-type="float" office:value="0.333316">
                <text:p>0.333316</text:p>
              </table:table-cell>
              <table:table-cell office:value-type="float" office:value="0.357923">
                <text:p>0.357923</text:p>
              </table:table-cell>
              <table:table-cell office:value-type="float" office:value="0.351605">
                <text:p>0.35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08">
                <text:p>0.349908</text:p>
              </table:table-cell>
              <table:table-cell office:value-type="float" office:value="0.626874">
                <text:p>0.626874</text:p>
              </table:table-cell>
              <table:table-cell office:value-type="float" office:value="0.344945">
                <text:p>0.344945</text:p>
              </table:table-cell>
              <table:table-cell office:value-type="float" office:value="0.348775">
                <text:p>0.348775</text:p>
              </table:table-cell>
              <table:table-cell office:value-type="float" office:value="0.306939">
                <text:p>0.306939</text:p>
              </table:table-cell>
              <table:table-cell office:value-type="float" office:value="0.338617">
                <text:p>0.338617</text:p>
              </table:table-cell>
              <table:table-cell office:value-type="float" office:value="0.593564">
                <text:p>0.593564</text:p>
              </table:table-cell>
              <table:table-cell office:value-type="float" office:value="0.436997">
                <text:p>0.436997</text:p>
              </table:table-cell>
              <table:table-cell office:value-type="float" office:value="0.350234">
                <text:p>0.350234</text:p>
              </table:table-cell>
              <table:table-cell office:value-type="float" office:value="0.47682">
                <text:p>0.47682</text:p>
              </table:table-cell>
              <table:table-cell office:value-type="float" office:value="0.417367">
                <text:p>0.417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829">
                <text:p>0.496829</text:p>
              </table:table-cell>
              <table:table-cell office:value-type="float" office:value="0.693517">
                <text:p>0.693517</text:p>
              </table:table-cell>
              <table:table-cell office:value-type="float" office:value="0.392988">
                <text:p>0.392988</text:p>
              </table:table-cell>
              <table:table-cell office:value-type="float" office:value="0.582987">
                <text:p>0.582987</text:p>
              </table:table-cell>
              <table:table-cell office:value-type="float" office:value="0.460178">
                <text:p>0.460178</text:p>
              </table:table-cell>
              <table:table-cell office:value-type="float" office:value="0.470912">
                <text:p>0.470912</text:p>
              </table:table-cell>
              <table:table-cell office:value-type="float" office:value="0.64167">
                <text:p>0.64167</text:p>
              </table:table-cell>
              <table:table-cell office:value-type="float" office:value="0.504992">
                <text:p>0.504992</text:p>
              </table:table-cell>
              <table:table-cell office:value-type="float" office:value="0.524591">
                <text:p>0.524591</text:p>
              </table:table-cell>
              <table:table-cell office:value-type="float" office:value="0.656163">
                <text:p>0.656163</text:p>
              </table:table-cell>
              <table:table-cell office:value-type="float" office:value="0.542483">
                <text:p>0.54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2171">
                <text:p>0.662171</text:p>
              </table:table-cell>
              <table:table-cell office:value-type="float" office:value="0.760411">
                <text:p>0.760411</text:p>
              </table:table-cell>
              <table:table-cell office:value-type="float" office:value="0.711394">
                <text:p>0.711394</text:p>
              </table:table-cell>
              <table:table-cell office:value-type="float" office:value="0.710464">
                <text:p>0.710464</text:p>
              </table:table-cell>
              <table:table-cell office:value-type="float" office:value="0.636214">
                <text:p>0.636214</text:p>
              </table:table-cell>
              <table:table-cell office:value-type="float" office:value="0.613533">
                <text:p>0.613533</text:p>
              </table:table-cell>
              <table:table-cell office:value-type="float" office:value="0.696432">
                <text:p>0.696432</text:p>
              </table:table-cell>
              <table:table-cell office:value-type="float" office:value="0.653686">
                <text:p>0.653686</text:p>
              </table:table-cell>
              <table:table-cell office:value-type="float" office:value="0.705629">
                <text:p>0.705629</text:p>
              </table:table-cell>
              <table:table-cell office:value-type="float" office:value="0.73848">
                <text:p>0.73848</text:p>
              </table:table-cell>
              <table:table-cell office:value-type="float" office:value="0.688841">
                <text:p>0.688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88cm" svg:height="10.599cm" xlink:href=".." xlink:type="simple" chart:class="chart:line" chart:style-name="ch1">
        <chart:legend chart:legend-position="end" svg:x="21.127cm" svg:y="2.51cm" style:legend-expansion="high" chart:style-name="ch2"/>
        <chart:plot-area chart:style-name="ch3" table:cell-range-address="Oi_logan.B1:Oi_logan.L10" chart:data-source-has-labels="row" svg:x="0.491cm" svg:y="0.211cm" svg:width="20.145cm" svg:height="10.177cm">
          <chartooo:coordinate-region svg:x="1.218cm" svg:y="0.411cm" svg:width="19.324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i_logan.B2:Oi_logan.B10" chart:label-cell-address="Oi_logan.B1:Oi_logan.B1" chart:class="chart:line">
            <chart:data-point chart:repeated="9"/>
          </chart:series>
          <chart:series chart:style-name="ch7" chart:values-cell-range-address="Oi_logan.C2:Oi_logan.C10" chart:label-cell-address="Oi_logan.C1:Oi_logan.C1" chart:class="chart:line">
            <chart:data-point chart:repeated="9"/>
          </chart:series>
          <chart:series chart:style-name="ch8" chart:values-cell-range-address="Oi_logan.D2:Oi_logan.D10" chart:label-cell-address="Oi_logan.D1:Oi_logan.D1" chart:class="chart:line">
            <chart:data-point chart:repeated="9"/>
          </chart:series>
          <chart:series chart:style-name="ch9" chart:values-cell-range-address="Oi_logan.E2:Oi_logan.E10" chart:label-cell-address="Oi_logan.E1:Oi_logan.E1" chart:class="chart:line">
            <chart:data-point chart:repeated="9"/>
          </chart:series>
          <chart:series chart:style-name="ch10" chart:values-cell-range-address="Oi_logan.F2:Oi_logan.F10" chart:label-cell-address="Oi_logan.F1:Oi_logan.F1" chart:class="chart:line">
            <chart:data-point chart:repeated="9"/>
          </chart:series>
          <chart:series chart:style-name="ch11" chart:values-cell-range-address="Oi_logan.G2:Oi_logan.G10" chart:label-cell-address="Oi_logan.G1:Oi_logan.G1" chart:class="chart:line">
            <chart:data-point chart:repeated="9"/>
          </chart:series>
          <chart:series chart:style-name="ch12" chart:values-cell-range-address="Oi_logan.H2:Oi_logan.H10" chart:label-cell-address="Oi_logan.H1:Oi_logan.H1" chart:class="chart:line">
            <chart:data-point chart:repeated="9"/>
          </chart:series>
          <chart:series chart:style-name="ch13" chart:values-cell-range-address="Oi_logan.I2:Oi_logan.I10" chart:label-cell-address="Oi_logan.I1:Oi_logan.I1" chart:class="chart:line">
            <chart:data-point chart:repeated="9"/>
          </chart:series>
          <chart:series chart:style-name="ch14" chart:values-cell-range-address="Oi_logan.J2:Oi_logan.J10" chart:label-cell-address="Oi_logan.J1:Oi_logan.J1" chart:class="chart:line">
            <chart:data-point chart:repeated="9"/>
          </chart:series>
          <chart:series chart:style-name="ch15" chart:values-cell-range-address="Oi_logan.K2:Oi_logan.K10" chart:label-cell-address="Oi_logan.K1:Oi_logan.K1" chart:class="chart:line">
            <chart:data-point chart:repeated="9"/>
          </chart:series>
          <chart:series chart:style-name="ch16" chart:values-cell-range-address="Oi_logan.L2:Oi_logan.L10" chart:label-cell-address="Oi_logan.L1:Oi_logan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_logan1</text:p>
                <draw:g>
                  <svg:desc>Oi_logan.B1:Oi_logan.B1</svg:desc>
                </draw:g>
              </table:table-cell>
              <table:table-cell office:value-type="string">
                <text:p>Oi_logan2</text:p>
                <draw:g>
                  <svg:desc>Oi_logan.C1:Oi_logan.C1</svg:desc>
                </draw:g>
              </table:table-cell>
              <table:table-cell office:value-type="string">
                <text:p>Oi_logan3</text:p>
                <draw:g>
                  <svg:desc>Oi_logan.D1:Oi_logan.D1</svg:desc>
                </draw:g>
              </table:table-cell>
              <table:table-cell office:value-type="string">
                <text:p>Oi_logan4</text:p>
                <draw:g>
                  <svg:desc>Oi_logan.E1:Oi_logan.E1</svg:desc>
                </draw:g>
              </table:table-cell>
              <table:table-cell office:value-type="string">
                <text:p>Oi_logan5</text:p>
                <draw:g>
                  <svg:desc>Oi_logan.F1:Oi_logan.F1</svg:desc>
                </draw:g>
              </table:table-cell>
              <table:table-cell office:value-type="string">
                <text:p>Oi_logan6</text:p>
                <draw:g>
                  <svg:desc>Oi_logan.G1:Oi_logan.G1</svg:desc>
                </draw:g>
              </table:table-cell>
              <table:table-cell office:value-type="string">
                <text:p>Oi_logan7</text:p>
                <draw:g>
                  <svg:desc>Oi_logan.H1:Oi_logan.H1</svg:desc>
                </draw:g>
              </table:table-cell>
              <table:table-cell office:value-type="string">
                <text:p>Oi_logan8</text:p>
                <draw:g>
                  <svg:desc>Oi_logan.I1:Oi_logan.I1</svg:desc>
                </draw:g>
              </table:table-cell>
              <table:table-cell office:value-type="string">
                <text:p>Oi_logan9</text:p>
                <draw:g>
                  <svg:desc>Oi_logan.J1:Oi_logan.J1</svg:desc>
                </draw:g>
              </table:table-cell>
              <table:table-cell office:value-type="string">
                <text:p>Oi_logan10</text:p>
                <draw:g>
                  <svg:desc>Oi_logan.K1:Oi_logan.K1</svg:desc>
                </draw:g>
              </table:table-cell>
              <table:table-cell office:value-type="string">
                <text:p>Curva Média1</text:p>
                <draw:g>
                  <svg:desc>Oi_logan.L1:Oi_loga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149">
                <text:p>0.106149</text:p>
                <draw:g>
                  <svg:desc>Oi_logan.B2:Oi_logan.B10</svg:desc>
                </draw:g>
              </table:table-cell>
              <table:table-cell office:value-type="float" office:value="0.0697235">
                <text:p>0.0697235</text:p>
                <draw:g>
                  <svg:desc>Oi_logan.C2:Oi_logan.C10</svg:desc>
                </draw:g>
              </table:table-cell>
              <table:table-cell office:value-type="float" office:value="0.102491">
                <text:p>0.102491</text:p>
                <draw:g>
                  <svg:desc>Oi_logan.D2:Oi_logan.D10</svg:desc>
                </draw:g>
              </table:table-cell>
              <table:table-cell office:value-type="float" office:value="0.130542">
                <text:p>0.130542</text:p>
                <draw:g>
                  <svg:desc>Oi_logan.E2:Oi_logan.E10</svg:desc>
                </draw:g>
              </table:table-cell>
              <table:table-cell office:value-type="float" office:value="0.127683">
                <text:p>0.127683</text:p>
                <draw:g>
                  <svg:desc>Oi_logan.F2:Oi_logan.F10</svg:desc>
                </draw:g>
              </table:table-cell>
              <table:table-cell office:value-type="float" office:value="0.131496">
                <text:p>0.131496</text:p>
                <draw:g>
                  <svg:desc>Oi_logan.G2:Oi_logan.G10</svg:desc>
                </draw:g>
              </table:table-cell>
              <table:table-cell office:value-type="float" office:value="0.0728059">
                <text:p>0.0728059</text:p>
                <draw:g>
                  <svg:desc>Oi_logan.H2:Oi_logan.H10</svg:desc>
                </draw:g>
              </table:table-cell>
              <table:table-cell office:value-type="float" office:value="0.06336">
                <text:p>0.06336</text:p>
                <draw:g>
                  <svg:desc>Oi_logan.I2:Oi_logan.I10</svg:desc>
                </draw:g>
              </table:table-cell>
              <table:table-cell office:value-type="float" office:value="0.064185">
                <text:p>0.064185</text:p>
                <draw:g>
                  <svg:desc>Oi_logan.J2:Oi_logan.J10</svg:desc>
                </draw:g>
              </table:table-cell>
              <table:table-cell office:value-type="float" office:value="0.119763">
                <text:p>0.119763</text:p>
                <draw:g>
                  <svg:desc>Oi_logan.K2:Oi_logan.K10</svg:desc>
                </draw:g>
              </table:table-cell>
              <table:table-cell office:value-type="float" office:value="0.0988198">
                <text:p>0.0988198</text:p>
                <draw:g>
                  <svg:desc>Oi_logan.L2:Oi_logan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974">
                <text:p>0.12974</text:p>
              </table:table-cell>
              <table:table-cell office:value-type="float" office:value="0.0897868">
                <text:p>0.0897868</text:p>
              </table:table-cell>
              <table:table-cell office:value-type="float" office:value="0.119086">
                <text:p>0.119086</text:p>
              </table:table-cell>
              <table:table-cell office:value-type="float" office:value="0.28434">
                <text:p>0.28434</text:p>
              </table:table-cell>
              <table:table-cell office:value-type="float" office:value="0.177407">
                <text:p>0.177407</text:p>
              </table:table-cell>
              <table:table-cell office:value-type="float" office:value="0.186573">
                <text:p>0.186573</text:p>
              </table:table-cell>
              <table:table-cell office:value-type="float" office:value="0.101759">
                <text:p>0.101759</text:p>
              </table:table-cell>
              <table:table-cell office:value-type="float" office:value="0.0840574">
                <text:p>0.0840574</text:p>
              </table:table-cell>
              <table:table-cell office:value-type="float" office:value="0.0879291">
                <text:p>0.0879291</text:p>
              </table:table-cell>
              <table:table-cell office:value-type="float" office:value="0.142327">
                <text:p>0.142327</text:p>
              </table:table-cell>
              <table:table-cell office:value-type="float" office:value="0.140301">
                <text:p>0.14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824">
                <text:p>0.166824</text:p>
              </table:table-cell>
              <table:table-cell office:value-type="float" office:value="0.112636">
                <text:p>0.112636</text:p>
              </table:table-cell>
              <table:table-cell office:value-type="float" office:value="0.14577">
                <text:p>0.14577</text:p>
              </table:table-cell>
              <table:table-cell office:value-type="float" office:value="0.350326">
                <text:p>0.350326</text:p>
              </table:table-cell>
              <table:table-cell office:value-type="float" office:value="0.251485">
                <text:p>0.251485</text:p>
              </table:table-cell>
              <table:table-cell office:value-type="float" office:value="0.247847">
                <text:p>0.247847</text:p>
              </table:table-cell>
              <table:table-cell office:value-type="float" office:value="0.121917">
                <text:p>0.121917</text:p>
              </table:table-cell>
              <table:table-cell office:value-type="float" office:value="0.109249">
                <text:p>0.109249</text:p>
              </table:table-cell>
              <table:table-cell office:value-type="float" office:value="0.109246">
                <text:p>0.109246</text:p>
              </table:table-cell>
              <table:table-cell office:value-type="float" office:value="0.165049">
                <text:p>0.165049</text:p>
              </table:table-cell>
              <table:table-cell office:value-type="float" office:value="0.178035">
                <text:p>0.17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401">
                <text:p>0.215401</text:p>
              </table:table-cell>
              <table:table-cell office:value-type="float" office:value="0.131984">
                <text:p>0.131984</text:p>
              </table:table-cell>
              <table:table-cell office:value-type="float" office:value="0.178588">
                <text:p>0.178588</text:p>
              </table:table-cell>
              <table:table-cell office:value-type="float" office:value="0.381056">
                <text:p>0.381056</text:p>
              </table:table-cell>
              <table:table-cell office:value-type="float" office:value="0.324026">
                <text:p>0.324026</text:p>
              </table:table-cell>
              <table:table-cell office:value-type="float" office:value="0.28675">
                <text:p>0.28675</text:p>
              </table:table-cell>
              <table:table-cell office:value-type="float" office:value="0.142197">
                <text:p>0.142197</text:p>
              </table:table-cell>
              <table:table-cell office:value-type="float" office:value="0.140987">
                <text:p>0.140987</text:p>
              </table:table-cell>
              <table:table-cell office:value-type="float" office:value="0.158781">
                <text:p>0.158781</text:p>
              </table:table-cell>
              <table:table-cell office:value-type="float" office:value="0.188885">
                <text:p>0.188885</text:p>
              </table:table-cell>
              <table:table-cell office:value-type="float" office:value="0.214866">
                <text:p>0.214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621">
                <text:p>0.327621</text:p>
              </table:table-cell>
              <table:table-cell office:value-type="float" office:value="0.155165">
                <text:p>0.155165</text:p>
              </table:table-cell>
              <table:table-cell office:value-type="float" office:value="0.229542">
                <text:p>0.229542</text:p>
              </table:table-cell>
              <table:table-cell office:value-type="float" office:value="0.405235">
                <text:p>0.405235</text:p>
              </table:table-cell>
              <table:table-cell office:value-type="float" office:value="0.370233">
                <text:p>0.370233</text:p>
              </table:table-cell>
              <table:table-cell office:value-type="float" office:value="0.319303">
                <text:p>0.319303</text:p>
              </table:table-cell>
              <table:table-cell office:value-type="float" office:value="0.168702">
                <text:p>0.168702</text:p>
              </table:table-cell>
              <table:table-cell office:value-type="float" office:value="0.167124">
                <text:p>0.167124</text:p>
              </table:table-cell>
              <table:table-cell office:value-type="float" office:value="0.236242">
                <text:p>0.236242</text:p>
              </table:table-cell>
              <table:table-cell office:value-type="float" office:value="0.232925">
                <text:p>0.232925</text:p>
              </table:table-cell>
              <table:table-cell office:value-type="float" office:value="0.261209">
                <text:p>0.261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0478">
                <text:p>0.360478</text:p>
              </table:table-cell>
              <table:table-cell office:value-type="float" office:value="0.211241">
                <text:p>0.211241</text:p>
              </table:table-cell>
              <table:table-cell office:value-type="float" office:value="0.293877">
                <text:p>0.293877</text:p>
              </table:table-cell>
              <table:table-cell office:value-type="float" office:value="0.427419">
                <text:p>0.427419</text:p>
              </table:table-cell>
              <table:table-cell office:value-type="float" office:value="0.400109">
                <text:p>0.400109</text:p>
              </table:table-cell>
              <table:table-cell office:value-type="float" office:value="0.342393">
                <text:p>0.342393</text:p>
              </table:table-cell>
              <table:table-cell office:value-type="float" office:value="0.203367">
                <text:p>0.203367</text:p>
              </table:table-cell>
              <table:table-cell office:value-type="float" office:value="0.197732">
                <text:p>0.197732</text:p>
              </table:table-cell>
              <table:table-cell office:value-type="float" office:value="0.321422">
                <text:p>0.321422</text:p>
              </table:table-cell>
              <table:table-cell office:value-type="float" office:value="0.276328">
                <text:p>0.276328</text:p>
              </table:table-cell>
              <table:table-cell office:value-type="float" office:value="0.303437">
                <text:p>0.303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815">
                <text:p>0.390815</text:p>
              </table:table-cell>
              <table:table-cell office:value-type="float" office:value="0.26729">
                <text:p>0.26729</text:p>
              </table:table-cell>
              <table:table-cell office:value-type="float" office:value="0.365275">
                <text:p>0.365275</text:p>
              </table:table-cell>
              <table:table-cell office:value-type="float" office:value="0.463717">
                <text:p>0.463717</text:p>
              </table:table-cell>
              <table:table-cell office:value-type="float" office:value="0.432903">
                <text:p>0.432903</text:p>
              </table:table-cell>
              <table:table-cell office:value-type="float" office:value="0.387339">
                <text:p>0.387339</text:p>
              </table:table-cell>
              <table:table-cell office:value-type="float" office:value="0.23637">
                <text:p>0.23637</text:p>
              </table:table-cell>
              <table:table-cell office:value-type="float" office:value="0.219605">
                <text:p>0.219605</text:p>
              </table:table-cell>
              <table:table-cell office:value-type="float" office:value="0.357828">
                <text:p>0.357828</text:p>
              </table:table-cell>
              <table:table-cell office:value-type="float" office:value="0.337231">
                <text:p>0.337231</text:p>
              </table:table-cell>
              <table:table-cell office:value-type="float" office:value="0.345837">
                <text:p>0.345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4377">
                <text:p>0.434377</text:p>
              </table:table-cell>
              <table:table-cell office:value-type="float" office:value="0.363186">
                <text:p>0.363186</text:p>
              </table:table-cell>
              <table:table-cell office:value-type="float" office:value="0.416255">
                <text:p>0.416255</text:p>
              </table:table-cell>
              <table:table-cell office:value-type="float" office:value="0.493315">
                <text:p>0.493315</text:p>
              </table:table-cell>
              <table:table-cell office:value-type="float" office:value="0.470645">
                <text:p>0.470645</text:p>
              </table:table-cell>
              <table:table-cell office:value-type="float" office:value="0.436656">
                <text:p>0.436656</text:p>
              </table:table-cell>
              <table:table-cell office:value-type="float" office:value="0.404376">
                <text:p>0.404376</text:p>
              </table:table-cell>
              <table:table-cell office:value-type="float" office:value="0.306774">
                <text:p>0.306774</text:p>
              </table:table-cell>
              <table:table-cell office:value-type="float" office:value="0.377741">
                <text:p>0.377741</text:p>
              </table:table-cell>
              <table:table-cell office:value-type="float" office:value="0.424541">
                <text:p>0.424541</text:p>
              </table:table-cell>
              <table:table-cell office:value-type="float" office:value="0.412787">
                <text:p>0.412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052">
                <text:p>0.495052</text:p>
              </table:table-cell>
              <table:table-cell office:value-type="float" office:value="0.441931">
                <text:p>0.441931</text:p>
              </table:table-cell>
              <table:table-cell office:value-type="float" office:value="0.453189">
                <text:p>0.453189</text:p>
              </table:table-cell>
              <table:table-cell office:value-type="float" office:value="0.524462">
                <text:p>0.524462</text:p>
              </table:table-cell>
              <table:table-cell office:value-type="float" office:value="0.519692">
                <text:p>0.519692</text:p>
              </table:table-cell>
              <table:table-cell office:value-type="float" office:value="0.49919">
                <text:p>0.49919</text:p>
              </table:table-cell>
              <table:table-cell office:value-type="float" office:value="0.516381">
                <text:p>0.516381</text:p>
              </table:table-cell>
              <table:table-cell office:value-type="float" office:value="0.360915">
                <text:p>0.360915</text:p>
              </table:table-cell>
              <table:table-cell office:value-type="float" office:value="0.43447">
                <text:p>0.43447</text:p>
              </table:table-cell>
              <table:table-cell office:value-type="float" office:value="0.468926">
                <text:p>0.468926</text:p>
              </table:table-cell>
              <table:table-cell office:value-type="float" office:value="0.471421">
                <text:p>0.4714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99cm" svg:height="10.599cm" xlink:href=".." xlink:type="simple" chart:class="chart:line" chart:style-name="ch1">
        <chart:legend chart:legend-position="end" svg:x="21.238cm" svg:y="2.51cm" style:legend-expansion="high" chart:style-name="ch2"/>
        <chart:plot-area chart:style-name="ch3" table:cell-range-address="Pesquisar.B1:Pesquisar.L10" chart:data-source-has-labels="row" svg:x="0.493cm" svg:y="0.211cm" svg:width="20.252cm" svg:height="10.177cm">
          <chartooo:coordinate-region svg:x="1.22cm" svg:y="0.411cm" svg:width="19.431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esquisar.B2:Pesquisar.B10" chart:label-cell-address="Pesquisar.B1:Pesquisar.B1" chart:class="chart:line">
            <chart:data-point chart:repeated="9"/>
          </chart:series>
          <chart:series chart:style-name="ch7" chart:values-cell-range-address="Pesquisar.C2:Pesquisar.C10" chart:label-cell-address="Pesquisar.C1:Pesquisar.C1" chart:class="chart:line">
            <chart:data-point chart:repeated="9"/>
          </chart:series>
          <chart:series chart:style-name="ch8" chart:values-cell-range-address="Pesquisar.D2:Pesquisar.D10" chart:label-cell-address="Pesquisar.D1:Pesquisar.D1" chart:class="chart:line">
            <chart:data-point chart:repeated="9"/>
          </chart:series>
          <chart:series chart:style-name="ch9" chart:values-cell-range-address="Pesquisar.E2:Pesquisar.E10" chart:label-cell-address="Pesquisar.E1:Pesquisar.E1" chart:class="chart:line">
            <chart:data-point chart:repeated="9"/>
          </chart:series>
          <chart:series chart:style-name="ch10" chart:values-cell-range-address="Pesquisar.F2:Pesquisar.F10" chart:label-cell-address="Pesquisar.F1:Pesquisar.F1" chart:class="chart:line">
            <chart:data-point chart:repeated="9"/>
          </chart:series>
          <chart:series chart:style-name="ch11" chart:values-cell-range-address="Pesquisar.G2:Pesquisar.G10" chart:label-cell-address="Pesquisar.G1:Pesquisar.G1" chart:class="chart:line">
            <chart:data-point chart:repeated="9"/>
          </chart:series>
          <chart:series chart:style-name="ch12" chart:values-cell-range-address="Pesquisar.H2:Pesquisar.H10" chart:label-cell-address="Pesquisar.H1:Pesquisar.H1" chart:class="chart:line">
            <chart:data-point chart:repeated="9"/>
          </chart:series>
          <chart:series chart:style-name="ch13" chart:values-cell-range-address="Pesquisar.I2:Pesquisar.I10" chart:label-cell-address="Pesquisar.I1:Pesquisar.I1" chart:class="chart:line">
            <chart:data-point chart:repeated="9"/>
          </chart:series>
          <chart:series chart:style-name="ch14" chart:values-cell-range-address="Pesquisar.J2:Pesquisar.J10" chart:label-cell-address="Pesquisar.J1:Pesquisar.J1" chart:class="chart:line">
            <chart:data-point chart:repeated="9"/>
          </chart:series>
          <chart:series chart:style-name="ch15" chart:values-cell-range-address="Pesquisar.K2:Pesquisar.K10" chart:label-cell-address="Pesquisar.K1:Pesquisar.K1" chart:class="chart:line">
            <chart:data-point chart:repeated="9"/>
          </chart:series>
          <chart:series chart:style-name="ch16" chart:values-cell-range-address="Pesquisar.L2:Pesquisar.L10" chart:label-cell-address="Pesquisar.L1:Pesquisa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quisar1</text:p>
                <draw:g>
                  <svg:desc>Pesquisar.B1:Pesquisar.B1</svg:desc>
                </draw:g>
              </table:table-cell>
              <table:table-cell office:value-type="string">
                <text:p>Pesquisar2</text:p>
                <draw:g>
                  <svg:desc>Pesquisar.C1:Pesquisar.C1</svg:desc>
                </draw:g>
              </table:table-cell>
              <table:table-cell office:value-type="string">
                <text:p>Pesquisar3</text:p>
                <draw:g>
                  <svg:desc>Pesquisar.D1:Pesquisar.D1</svg:desc>
                </draw:g>
              </table:table-cell>
              <table:table-cell office:value-type="string">
                <text:p>Pesquisar4</text:p>
                <draw:g>
                  <svg:desc>Pesquisar.E1:Pesquisar.E1</svg:desc>
                </draw:g>
              </table:table-cell>
              <table:table-cell office:value-type="string">
                <text:p>Pesquisar5</text:p>
                <draw:g>
                  <svg:desc>Pesquisar.F1:Pesquisar.F1</svg:desc>
                </draw:g>
              </table:table-cell>
              <table:table-cell office:value-type="string">
                <text:p>Pesquisar6</text:p>
                <draw:g>
                  <svg:desc>Pesquisar.G1:Pesquisar.G1</svg:desc>
                </draw:g>
              </table:table-cell>
              <table:table-cell office:value-type="string">
                <text:p>Pesquisar7</text:p>
                <draw:g>
                  <svg:desc>Pesquisar.H1:Pesquisar.H1</svg:desc>
                </draw:g>
              </table:table-cell>
              <table:table-cell office:value-type="string">
                <text:p>Pesquisar8</text:p>
                <draw:g>
                  <svg:desc>Pesquisar.I1:Pesquisar.I1</svg:desc>
                </draw:g>
              </table:table-cell>
              <table:table-cell office:value-type="string">
                <text:p>Pesquisar9</text:p>
                <draw:g>
                  <svg:desc>Pesquisar.J1:Pesquisar.J1</svg:desc>
                </draw:g>
              </table:table-cell>
              <table:table-cell office:value-type="string">
                <text:p>Pesquisar10</text:p>
                <draw:g>
                  <svg:desc>Pesquisar.K1:Pesquisar.K1</svg:desc>
                </draw:g>
              </table:table-cell>
              <table:table-cell office:value-type="string">
                <text:p>Curva Média1</text:p>
                <draw:g>
                  <svg:desc>Pesquisar.L1:Pesquisa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9484">
                <text:p>0.0809484</text:p>
                <draw:g>
                  <svg:desc>Pesquisar.B2:Pesquisar.B10</svg:desc>
                </draw:g>
              </table:table-cell>
              <table:table-cell office:value-type="float" office:value="0.0858065">
                <text:p>0.0858065</text:p>
                <draw:g>
                  <svg:desc>Pesquisar.C2:Pesquisar.C10</svg:desc>
                </draw:g>
              </table:table-cell>
              <table:table-cell office:value-type="float" office:value="0.117732">
                <text:p>0.117732</text:p>
                <draw:g>
                  <svg:desc>Pesquisar.D2:Pesquisar.D10</svg:desc>
                </draw:g>
              </table:table-cell>
              <table:table-cell office:value-type="float" office:value="0.0414311">
                <text:p>0.0414311</text:p>
                <draw:g>
                  <svg:desc>Pesquisar.E2:Pesquisar.E10</svg:desc>
                </draw:g>
              </table:table-cell>
              <table:table-cell office:value-type="float" office:value="0.0749525">
                <text:p>0.0749525</text:p>
                <draw:g>
                  <svg:desc>Pesquisar.F2:Pesquisar.F10</svg:desc>
                </draw:g>
              </table:table-cell>
              <table:table-cell office:value-type="float" office:value="0.108786">
                <text:p>0.108786</text:p>
                <draw:g>
                  <svg:desc>Pesquisar.G2:Pesquisar.G10</svg:desc>
                </draw:g>
              </table:table-cell>
              <table:table-cell office:value-type="float" office:value="0.0437723">
                <text:p>0.0437723</text:p>
                <draw:g>
                  <svg:desc>Pesquisar.H2:Pesquisar.H10</svg:desc>
                </draw:g>
              </table:table-cell>
              <table:table-cell office:value-type="float" office:value="0.0436701">
                <text:p>0.0436701</text:p>
                <draw:g>
                  <svg:desc>Pesquisar.I2:Pesquisar.I10</svg:desc>
                </draw:g>
              </table:table-cell>
              <table:table-cell office:value-type="float" office:value="0.0714348">
                <text:p>0.0714348</text:p>
                <draw:g>
                  <svg:desc>Pesquisar.J2:Pesquisar.J10</svg:desc>
                </draw:g>
              </table:table-cell>
              <table:table-cell office:value-type="float" office:value="0.0443086">
                <text:p>0.0443086</text:p>
                <draw:g>
                  <svg:desc>Pesquisar.K2:Pesquisar.K10</svg:desc>
                </draw:g>
              </table:table-cell>
              <table:table-cell office:value-type="float" office:value="0.0712842">
                <text:p>0.0712842</text:p>
                <draw:g>
                  <svg:desc>Pesquisar.L2:Pesquisa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554">
                <text:p>0.112554</text:p>
              </table:table-cell>
              <table:table-cell office:value-type="float" office:value="0.127805">
                <text:p>0.127805</text:p>
              </table:table-cell>
              <table:table-cell office:value-type="float" office:value="0.239573">
                <text:p>0.239573</text:p>
              </table:table-cell>
              <table:table-cell office:value-type="float" office:value="0.0704399">
                <text:p>0.0704399</text:p>
              </table:table-cell>
              <table:table-cell office:value-type="float" office:value="0.118635">
                <text:p>0.118635</text:p>
              </table:table-cell>
              <table:table-cell office:value-type="float" office:value="0.325772">
                <text:p>0.325772</text:p>
              </table:table-cell>
              <table:table-cell office:value-type="float" office:value="0.0612628">
                <text:p>0.0612628</text:p>
              </table:table-cell>
              <table:table-cell office:value-type="float" office:value="0.0631353">
                <text:p>0.0631353</text:p>
              </table:table-cell>
              <table:table-cell office:value-type="float" office:value="0.0977789">
                <text:p>0.0977789</text:p>
              </table:table-cell>
              <table:table-cell office:value-type="float" office:value="0.0641711">
                <text:p>0.0641711</text:p>
              </table:table-cell>
              <table:table-cell office:value-type="float" office:value="0.128113">
                <text:p>0.128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6867">
                <text:p>0.136867</text:p>
              </table:table-cell>
              <table:table-cell office:value-type="float" office:value="0.387131">
                <text:p>0.387131</text:p>
              </table:table-cell>
              <table:table-cell office:value-type="float" office:value="0.459666">
                <text:p>0.459666</text:p>
              </table:table-cell>
              <table:table-cell office:value-type="float" office:value="0.0875381">
                <text:p>0.0875381</text:p>
              </table:table-cell>
              <table:table-cell office:value-type="float" office:value="0.231566">
                <text:p>0.231566</text:p>
              </table:table-cell>
              <table:table-cell office:value-type="float" office:value="0.406781">
                <text:p>0.406781</text:p>
              </table:table-cell>
              <table:table-cell office:value-type="float" office:value="0.08361">
                <text:p>0.08361</text:p>
              </table:table-cell>
              <table:table-cell office:value-type="float" office:value="0.0841506">
                <text:p>0.0841506</text:p>
              </table:table-cell>
              <table:table-cell office:value-type="float" office:value="0.132245">
                <text:p>0.132245</text:p>
              </table:table-cell>
              <table:table-cell office:value-type="float" office:value="0.0789043">
                <text:p>0.0789043</text:p>
              </table:table-cell>
              <table:table-cell office:value-type="float" office:value="0.208846">
                <text:p>0.20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4678">
                <text:p>0.174678</text:p>
              </table:table-cell>
              <table:table-cell office:value-type="float" office:value="0.556446">
                <text:p>0.556446</text:p>
              </table:table-cell>
              <table:table-cell office:value-type="float" office:value="0.57046">
                <text:p>0.57046</text:p>
              </table:table-cell>
              <table:table-cell office:value-type="float" office:value="0.100147">
                <text:p>0.100147</text:p>
              </table:table-cell>
              <table:table-cell office:value-type="float" office:value="0.368846">
                <text:p>0.368846</text:p>
              </table:table-cell>
              <table:table-cell office:value-type="float" office:value="0.503759">
                <text:p>0.503759</text:p>
              </table:table-cell>
              <table:table-cell office:value-type="float" office:value="0.0996557">
                <text:p>0.0996557</text:p>
              </table:table-cell>
              <table:table-cell office:value-type="float" office:value="0.0992339">
                <text:p>0.0992339</text:p>
              </table:table-cell>
              <table:table-cell office:value-type="float" office:value="0.415888">
                <text:p>0.415888</text:p>
              </table:table-cell>
              <table:table-cell office:value-type="float" office:value="0.0961475">
                <text:p>0.0961475</text:p>
              </table:table-cell>
              <table:table-cell office:value-type="float" office:value="0.298526">
                <text:p>0.29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73">
                <text:p>0.57773</text:p>
              </table:table-cell>
              <table:table-cell office:value-type="float" office:value="0.584022">
                <text:p>0.584022</text:p>
              </table:table-cell>
              <table:table-cell office:value-type="float" office:value="0.595517">
                <text:p>0.595517</text:p>
              </table:table-cell>
              <table:table-cell office:value-type="float" office:value="0.116873">
                <text:p>0.116873</text:p>
              </table:table-cell>
              <table:table-cell office:value-type="float" office:value="0.390767">
                <text:p>0.390767</text:p>
              </table:table-cell>
              <table:table-cell office:value-type="float" office:value="0.567788">
                <text:p>0.567788</text:p>
              </table:table-cell>
              <table:table-cell office:value-type="float" office:value="0.126399">
                <text:p>0.126399</text:p>
              </table:table-cell>
              <table:table-cell office:value-type="float" office:value="0.365815">
                <text:p>0.365815</text:p>
              </table:table-cell>
              <table:table-cell office:value-type="float" office:value="0.593078">
                <text:p>0.593078</text:p>
              </table:table-cell>
              <table:table-cell office:value-type="float" office:value="0.359653">
                <text:p>0.359653</text:p>
              </table:table-cell>
              <table:table-cell office:value-type="float" office:value="0.427764">
                <text:p>0.427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8606">
                <text:p>0.648606</text:p>
              </table:table-cell>
              <table:table-cell office:value-type="float" office:value="0.615264">
                <text:p>0.615264</text:p>
              </table:table-cell>
              <table:table-cell office:value-type="float" office:value="0.617425">
                <text:p>0.617425</text:p>
              </table:table-cell>
              <table:table-cell office:value-type="float" office:value="0.14616">
                <text:p>0.14616</text:p>
              </table:table-cell>
              <table:table-cell office:value-type="float" office:value="0.423278">
                <text:p>0.423278</text:p>
              </table:table-cell>
              <table:table-cell office:value-type="float" office:value="0.600682">
                <text:p>0.600682</text:p>
              </table:table-cell>
              <table:table-cell office:value-type="float" office:value="0.405508">
                <text:p>0.405508</text:p>
              </table:table-cell>
              <table:table-cell office:value-type="float" office:value="0.402122">
                <text:p>0.402122</text:p>
              </table:table-cell>
              <table:table-cell office:value-type="float" office:value="0.650773">
                <text:p>0.650773</text:p>
              </table:table-cell>
              <table:table-cell office:value-type="float" office:value="0.530967">
                <text:p>0.530967</text:p>
              </table:table-cell>
              <table:table-cell office:value-type="float" office:value="0.504078">
                <text:p>0.504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8684">
                <text:p>0.678684</text:p>
              </table:table-cell>
              <table:table-cell office:value-type="float" office:value="0.643622">
                <text:p>0.643622</text:p>
              </table:table-cell>
              <table:table-cell office:value-type="float" office:value="0.645497">
                <text:p>0.645497</text:p>
              </table:table-cell>
              <table:table-cell office:value-type="float" office:value="0.440017">
                <text:p>0.440017</text:p>
              </table:table-cell>
              <table:table-cell office:value-type="float" office:value="0.557416">
                <text:p>0.557416</text:p>
              </table:table-cell>
              <table:table-cell office:value-type="float" office:value="0.639068">
                <text:p>0.639068</text:p>
              </table:table-cell>
              <table:table-cell office:value-type="float" office:value="0.445531">
                <text:p>0.445531</text:p>
              </table:table-cell>
              <table:table-cell office:value-type="float" office:value="0.500075">
                <text:p>0.500075</text:p>
              </table:table-cell>
              <table:table-cell office:value-type="float" office:value="0.687043">
                <text:p>0.687043</text:p>
              </table:table-cell>
              <table:table-cell office:value-type="float" office:value="0.605288">
                <text:p>0.605288</text:p>
              </table:table-cell>
              <table:table-cell office:value-type="float" office:value="0.584224">
                <text:p>0.584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443">
                <text:p>0.712443</text:p>
              </table:table-cell>
              <table:table-cell office:value-type="float" office:value="0.663912">
                <text:p>0.663912</text:p>
              </table:table-cell>
              <table:table-cell office:value-type="float" office:value="0.676237">
                <text:p>0.676237</text:p>
              </table:table-cell>
              <table:table-cell office:value-type="float" office:value="0.609091">
                <text:p>0.609091</text:p>
              </table:table-cell>
              <table:table-cell office:value-type="float" office:value="0.60881">
                <text:p>0.60881</text:p>
              </table:table-cell>
              <table:table-cell office:value-type="float" office:value="0.67724">
                <text:p>0.67724</text:p>
              </table:table-cell>
              <table:table-cell office:value-type="float" office:value="0.621327">
                <text:p>0.621327</text:p>
              </table:table-cell>
              <table:table-cell office:value-type="float" office:value="0.609593">
                <text:p>0.609593</text:p>
              </table:table-cell>
              <table:table-cell office:value-type="float" office:value="0.722033">
                <text:p>0.722033</text:p>
              </table:table-cell>
              <table:table-cell office:value-type="float" office:value="0.680891">
                <text:p>0.680891</text:p>
              </table:table-cell>
              <table:table-cell office:value-type="float" office:value="0.658158">
                <text:p>0.658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014">
                <text:p>0.768014</text:p>
              </table:table-cell>
              <table:table-cell office:value-type="float" office:value="0.698186">
                <text:p>0.698186</text:p>
              </table:table-cell>
              <table:table-cell office:value-type="float" office:value="0.716051">
                <text:p>0.716051</text:p>
              </table:table-cell>
              <table:table-cell office:value-type="float" office:value="0.676553">
                <text:p>0.676553</text:p>
              </table:table-cell>
              <table:table-cell office:value-type="float" office:value="0.677477">
                <text:p>0.677477</text:p>
              </table:table-cell>
              <table:table-cell office:value-type="float" office:value="0.725249">
                <text:p>0.725249</text:p>
              </table:table-cell>
              <table:table-cell office:value-type="float" office:value="0.696115">
                <text:p>0.696115</text:p>
              </table:table-cell>
              <table:table-cell office:value-type="float" office:value="0.677378">
                <text:p>0.677378</text:p>
              </table:table-cell>
              <table:table-cell office:value-type="float" office:value="0.758449">
                <text:p>0.758449</text:p>
              </table:table-cell>
              <table:table-cell office:value-type="float" office:value="0.767898">
                <text:p>0.767898</text:p>
              </table:table-cell>
              <table:table-cell office:value-type="float" office:value="0.716137">
                <text:p>0.716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06cm" svg:height="10.599cm" xlink:href=".." xlink:type="simple" chart:class="chart:line" chart:style-name="ch1">
        <chart:legend chart:legend-position="end" svg:x="21.045cm" svg:y="2.51cm" style:legend-expansion="high" chart:style-name="ch2"/>
        <chart:plot-area chart:style-name="ch3" table:cell-range-address="Sair.B1:Sair.L10" chart:data-source-has-labels="row" svg:x="0.49cm" svg:y="0.211cm" svg:width="20.065cm" svg:height="10.177cm">
          <chartooo:coordinate-region svg:x="1.217cm" svg:y="0.41cm" svg:width="19.244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ir.B2:Sair.B10" chart:label-cell-address="Sair.B1:Sair.B1" chart:class="chart:line">
            <chart:data-point chart:repeated="9"/>
          </chart:series>
          <chart:series chart:style-name="ch7" chart:values-cell-range-address="Sair.C2:Sair.C10" chart:label-cell-address="Sair.C1:Sair.C1" chart:class="chart:line">
            <chart:data-point chart:repeated="9"/>
          </chart:series>
          <chart:series chart:style-name="ch8" chart:values-cell-range-address="Sair.D2:Sair.D10" chart:label-cell-address="Sair.D1:Sair.D1" chart:class="chart:line">
            <chart:data-point chart:repeated="9"/>
          </chart:series>
          <chart:series chart:style-name="ch9" chart:values-cell-range-address="Sair.E2:Sair.E10" chart:label-cell-address="Sair.E1:Sair.E1" chart:class="chart:line">
            <chart:data-point chart:repeated="9"/>
          </chart:series>
          <chart:series chart:style-name="ch10" chart:values-cell-range-address="Sair.F2:Sair.F10" chart:label-cell-address="Sair.F1:Sair.F1" chart:class="chart:line">
            <chart:data-point chart:repeated="9"/>
          </chart:series>
          <chart:series chart:style-name="ch11" chart:values-cell-range-address="Sair.G2:Sair.G10" chart:label-cell-address="Sair.G1:Sair.G1" chart:class="chart:line">
            <chart:data-point chart:repeated="9"/>
          </chart:series>
          <chart:series chart:style-name="ch12" chart:values-cell-range-address="Sair.H2:Sair.H10" chart:label-cell-address="Sair.H1:Sair.H1" chart:class="chart:line">
            <chart:data-point chart:repeated="9"/>
          </chart:series>
          <chart:series chart:style-name="ch13" chart:values-cell-range-address="Sair.I2:Sair.I10" chart:label-cell-address="Sair.I1:Sair.I1" chart:class="chart:line">
            <chart:data-point chart:repeated="9"/>
          </chart:series>
          <chart:series chart:style-name="ch14" chart:values-cell-range-address="Sair.J2:Sair.J10" chart:label-cell-address="Sair.J1:Sair.J1" chart:class="chart:line">
            <chart:data-point chart:repeated="9"/>
          </chart:series>
          <chart:series chart:style-name="ch15" chart:values-cell-range-address="Sair.K2:Sair.K10" chart:label-cell-address="Sair.K1:Sair.K1" chart:class="chart:line">
            <chart:data-point chart:repeated="9"/>
          </chart:series>
          <chart:series chart:style-name="ch16" chart:values-cell-range-address="Sair.L2:Sair.L10" chart:label-cell-address="Sair.L1:Sai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ir1</text:p>
                <draw:g>
                  <svg:desc>Sair.B1:Sair.B1</svg:desc>
                </draw:g>
              </table:table-cell>
              <table:table-cell office:value-type="string">
                <text:p>Sair2</text:p>
                <draw:g>
                  <svg:desc>Sair.C1:Sair.C1</svg:desc>
                </draw:g>
              </table:table-cell>
              <table:table-cell office:value-type="string">
                <text:p>Sair3</text:p>
                <draw:g>
                  <svg:desc>Sair.D1:Sair.D1</svg:desc>
                </draw:g>
              </table:table-cell>
              <table:table-cell office:value-type="string">
                <text:p>Sair4</text:p>
                <draw:g>
                  <svg:desc>Sair.E1:Sair.E1</svg:desc>
                </draw:g>
              </table:table-cell>
              <table:table-cell office:value-type="string">
                <text:p>Sair5</text:p>
                <draw:g>
                  <svg:desc>Sair.F1:Sair.F1</svg:desc>
                </draw:g>
              </table:table-cell>
              <table:table-cell office:value-type="string">
                <text:p>Sair6</text:p>
                <draw:g>
                  <svg:desc>Sair.G1:Sair.G1</svg:desc>
                </draw:g>
              </table:table-cell>
              <table:table-cell office:value-type="string">
                <text:p>Sair7</text:p>
                <draw:g>
                  <svg:desc>Sair.H1:Sair.H1</svg:desc>
                </draw:g>
              </table:table-cell>
              <table:table-cell office:value-type="string">
                <text:p>Sair8</text:p>
                <draw:g>
                  <svg:desc>Sair.I1:Sair.I1</svg:desc>
                </draw:g>
              </table:table-cell>
              <table:table-cell office:value-type="string">
                <text:p>Sair9</text:p>
                <draw:g>
                  <svg:desc>Sair.J1:Sair.J1</svg:desc>
                </draw:g>
              </table:table-cell>
              <table:table-cell office:value-type="string">
                <text:p>Sair10</text:p>
                <draw:g>
                  <svg:desc>Sair.K1:Sair.K1</svg:desc>
                </draw:g>
              </table:table-cell>
              <table:table-cell office:value-type="string">
                <text:p>Curva Média1</text:p>
                <draw:g>
                  <svg:desc>Sair.L1:Sai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922">
                <text:p>0.328922</text:p>
                <draw:g>
                  <svg:desc>Sair.B2:Sair.B10</svg:desc>
                </draw:g>
              </table:table-cell>
              <table:table-cell office:value-type="float" office:value="0.325007">
                <text:p>0.325007</text:p>
                <draw:g>
                  <svg:desc>Sair.C2:Sair.C10</svg:desc>
                </draw:g>
              </table:table-cell>
              <table:table-cell office:value-type="float" office:value="0.270117">
                <text:p>0.270117</text:p>
                <draw:g>
                  <svg:desc>Sair.D2:Sair.D10</svg:desc>
                </draw:g>
              </table:table-cell>
              <table:table-cell office:value-type="float" office:value="0.168922">
                <text:p>0.168922</text:p>
                <draw:g>
                  <svg:desc>Sair.E2:Sair.E10</svg:desc>
                </draw:g>
              </table:table-cell>
              <table:table-cell office:value-type="float" office:value="0.304598">
                <text:p>0.304598</text:p>
                <draw:g>
                  <svg:desc>Sair.F2:Sair.F10</svg:desc>
                </draw:g>
              </table:table-cell>
              <table:table-cell office:value-type="float" office:value="0.347006">
                <text:p>0.347006</text:p>
                <draw:g>
                  <svg:desc>Sair.G2:Sair.G10</svg:desc>
                </draw:g>
              </table:table-cell>
              <table:table-cell office:value-type="float" office:value="0.159626">
                <text:p>0.159626</text:p>
                <draw:g>
                  <svg:desc>Sair.H2:Sair.H10</svg:desc>
                </draw:g>
              </table:table-cell>
              <table:table-cell office:value-type="float" office:value="0.110983">
                <text:p>0.110983</text:p>
                <draw:g>
                  <svg:desc>Sair.I2:Sair.I10</svg:desc>
                </draw:g>
              </table:table-cell>
              <table:table-cell office:value-type="float" office:value="0.244149">
                <text:p>0.244149</text:p>
                <draw:g>
                  <svg:desc>Sair.J2:Sair.J10</svg:desc>
                </draw:g>
              </table:table-cell>
              <table:table-cell office:value-type="float" office:value="0.252532">
                <text:p>0.252532</text:p>
                <draw:g>
                  <svg:desc>Sair.K2:Sair.K10</svg:desc>
                </draw:g>
              </table:table-cell>
              <table:table-cell office:value-type="float" office:value="0.251186">
                <text:p>0.251186</text:p>
                <draw:g>
                  <svg:desc>Sair.L2:Sai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889">
                <text:p>0.359889</text:p>
              </table:table-cell>
              <table:table-cell office:value-type="float" office:value="0.352175">
                <text:p>0.352175</text:p>
              </table:table-cell>
              <table:table-cell office:value-type="float" office:value="0.304981">
                <text:p>0.304981</text:p>
              </table:table-cell>
              <table:table-cell office:value-type="float" office:value="0.196445">
                <text:p>0.196445</text:p>
              </table:table-cell>
              <table:table-cell office:value-type="float" office:value="0.368245">
                <text:p>0.368245</text:p>
              </table:table-cell>
              <table:table-cell office:value-type="float" office:value="0.395027">
                <text:p>0.395027</text:p>
              </table:table-cell>
              <table:table-cell office:value-type="float" office:value="0.193649">
                <text:p>0.193649</text:p>
              </table:table-cell>
              <table:table-cell office:value-type="float" office:value="0.144611">
                <text:p>0.144611</text:p>
              </table:table-cell>
              <table:table-cell office:value-type="float" office:value="0.263973">
                <text:p>0.263973</text:p>
              </table:table-cell>
              <table:table-cell office:value-type="float" office:value="0.311789">
                <text:p>0.311789</text:p>
              </table:table-cell>
              <table:table-cell office:value-type="float" office:value="0.289078">
                <text:p>0.289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4429">
                <text:p>0.384429</text:p>
              </table:table-cell>
              <table:table-cell office:value-type="float" office:value="0.376854">
                <text:p>0.376854</text:p>
              </table:table-cell>
              <table:table-cell office:value-type="float" office:value="0.335314">
                <text:p>0.335314</text:p>
              </table:table-cell>
              <table:table-cell office:value-type="float" office:value="0.239324">
                <text:p>0.239324</text:p>
              </table:table-cell>
              <table:table-cell office:value-type="float" office:value="0.419274">
                <text:p>0.419274</text:p>
              </table:table-cell>
              <table:table-cell office:value-type="float" office:value="0.432342">
                <text:p>0.432342</text:p>
              </table:table-cell>
              <table:table-cell office:value-type="float" office:value="0.22832">
                <text:p>0.22832</text:p>
              </table:table-cell>
              <table:table-cell office:value-type="float" office:value="0.165387">
                <text:p>0.165387</text:p>
              </table:table-cell>
              <table:table-cell office:value-type="float" office:value="0.278672">
                <text:p>0.278672</text:p>
              </table:table-cell>
              <table:table-cell office:value-type="float" office:value="0.34845">
                <text:p>0.34845</text:p>
              </table:table-cell>
              <table:table-cell office:value-type="float" office:value="0.320837">
                <text:p>0.32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6807">
                <text:p>0.406807</text:p>
              </table:table-cell>
              <table:table-cell office:value-type="float" office:value="0.400739">
                <text:p>0.400739</text:p>
              </table:table-cell>
              <table:table-cell office:value-type="float" office:value="0.356115">
                <text:p>0.356115</text:p>
              </table:table-cell>
              <table:table-cell office:value-type="float" office:value="0.265129">
                <text:p>0.265129</text:p>
              </table:table-cell>
              <table:table-cell office:value-type="float" office:value="0.481403">
                <text:p>0.481403</text:p>
              </table:table-cell>
              <table:table-cell office:value-type="float" office:value="0.47504">
                <text:p>0.47504</text:p>
              </table:table-cell>
              <table:table-cell office:value-type="float" office:value="0.265341">
                <text:p>0.265341</text:p>
              </table:table-cell>
              <table:table-cell office:value-type="float" office:value="0.196305">
                <text:p>0.196305</text:p>
              </table:table-cell>
              <table:table-cell office:value-type="float" office:value="0.294652">
                <text:p>0.294652</text:p>
              </table:table-cell>
              <table:table-cell office:value-type="float" office:value="0.370984">
                <text:p>0.370984</text:p>
              </table:table-cell>
              <table:table-cell office:value-type="float" office:value="0.351251">
                <text:p>0.351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987">
                <text:p>0.427987</text:p>
              </table:table-cell>
              <table:table-cell office:value-type="float" office:value="0.424679">
                <text:p>0.424679</text:p>
              </table:table-cell>
              <table:table-cell office:value-type="float" office:value="0.371856">
                <text:p>0.371856</text:p>
              </table:table-cell>
              <table:table-cell office:value-type="float" office:value="0.287988">
                <text:p>0.287988</text:p>
              </table:table-cell>
              <table:table-cell office:value-type="float" office:value="0.524727">
                <text:p>0.524727</text:p>
              </table:table-cell>
              <table:table-cell office:value-type="float" office:value="0.509866">
                <text:p>0.509866</text:p>
              </table:table-cell>
              <table:table-cell office:value-type="float" office:value="0.301551">
                <text:p>0.301551</text:p>
              </table:table-cell>
              <table:table-cell office:value-type="float" office:value="0.247957">
                <text:p>0.247957</text:p>
              </table:table-cell>
              <table:table-cell office:value-type="float" office:value="0.315456">
                <text:p>0.315456</text:p>
              </table:table-cell>
              <table:table-cell office:value-type="float" office:value="0.392737">
                <text:p>0.392737</text:p>
              </table:table-cell>
              <table:table-cell office:value-type="float" office:value="0.38048">
                <text:p>0.38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516">
                <text:p>0.445516</text:p>
              </table:table-cell>
              <table:table-cell office:value-type="float" office:value="0.453817">
                <text:p>0.453817</text:p>
              </table:table-cell>
              <table:table-cell office:value-type="float" office:value="0.387331">
                <text:p>0.387331</text:p>
              </table:table-cell>
              <table:table-cell office:value-type="float" office:value="0.328729">
                <text:p>0.328729</text:p>
              </table:table-cell>
              <table:table-cell office:value-type="float" office:value="0.560458">
                <text:p>0.560458</text:p>
              </table:table-cell>
              <table:table-cell office:value-type="float" office:value="0.5408">
                <text:p>0.5408</text:p>
              </table:table-cell>
              <table:table-cell office:value-type="float" office:value="0.34242">
                <text:p>0.34242</text:p>
              </table:table-cell>
              <table:table-cell office:value-type="float" office:value="0.293574">
                <text:p>0.293574</text:p>
              </table:table-cell>
              <table:table-cell office:value-type="float" office:value="0.336826">
                <text:p>0.336826</text:p>
              </table:table-cell>
              <table:table-cell office:value-type="float" office:value="0.457682">
                <text:p>0.457682</text:p>
              </table:table-cell>
              <table:table-cell office:value-type="float" office:value="0.414715">
                <text:p>0.414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5752">
                <text:p>0.475752</text:p>
              </table:table-cell>
              <table:table-cell office:value-type="float" office:value="0.495048">
                <text:p>0.495048</text:p>
              </table:table-cell>
              <table:table-cell office:value-type="float" office:value="0.423255">
                <text:p>0.423255</text:p>
              </table:table-cell>
              <table:table-cell office:value-type="float" office:value="0.378585">
                <text:p>0.378585</text:p>
              </table:table-cell>
              <table:table-cell office:value-type="float" office:value="0.605716">
                <text:p>0.605716</text:p>
              </table:table-cell>
              <table:table-cell office:value-type="float" office:value="0.569059">
                <text:p>0.569059</text:p>
              </table:table-cell>
              <table:table-cell office:value-type="float" office:value="0.392969">
                <text:p>0.392969</text:p>
              </table:table-cell>
              <table:table-cell office:value-type="float" office:value="0.369986">
                <text:p>0.369986</text:p>
              </table:table-cell>
              <table:table-cell office:value-type="float" office:value="0.39253">
                <text:p>0.39253</text:p>
              </table:table-cell>
              <table:table-cell office:value-type="float" office:value="0.550319">
                <text:p>0.550319</text:p>
              </table:table-cell>
              <table:table-cell office:value-type="float" office:value="0.465322">
                <text:p>0.465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752">
                <text:p>0.52752</text:p>
              </table:table-cell>
              <table:table-cell office:value-type="float" office:value="0.565499">
                <text:p>0.565499</text:p>
              </table:table-cell>
              <table:table-cell office:value-type="float" office:value="0.544176">
                <text:p>0.544176</text:p>
              </table:table-cell>
              <table:table-cell office:value-type="float" office:value="0.502069">
                <text:p>0.502069</text:p>
              </table:table-cell>
              <table:table-cell office:value-type="float" office:value="0.654176">
                <text:p>0.654176</text:p>
              </table:table-cell>
              <table:table-cell office:value-type="float" office:value="0.60239">
                <text:p>0.60239</text:p>
              </table:table-cell>
              <table:table-cell office:value-type="float" office:value="0.47511">
                <text:p>0.47511</text:p>
              </table:table-cell>
              <table:table-cell office:value-type="float" office:value="0.466639">
                <text:p>0.466639</text:p>
              </table:table-cell>
              <table:table-cell office:value-type="float" office:value="0.446086">
                <text:p>0.446086</text:p>
              </table:table-cell>
              <table:table-cell office:value-type="float" office:value="0.638549">
                <text:p>0.638549</text:p>
              </table:table-cell>
              <table:table-cell office:value-type="float" office:value="0.542221">
                <text:p>0.54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282">
                <text:p>0.658282</text:p>
              </table:table-cell>
              <table:table-cell office:value-type="float" office:value="0.671847">
                <text:p>0.671847</text:p>
              </table:table-cell>
              <table:table-cell office:value-type="float" office:value="0.641502">
                <text:p>0.641502</text:p>
              </table:table-cell>
              <table:table-cell office:value-type="float" office:value="0.620679">
                <text:p>0.620679</text:p>
              </table:table-cell>
              <table:table-cell office:value-type="float" office:value="0.700235">
                <text:p>0.700235</text:p>
              </table:table-cell>
              <table:table-cell office:value-type="float" office:value="0.656417">
                <text:p>0.656417</text:p>
              </table:table-cell>
              <table:table-cell office:value-type="float" office:value="0.563571">
                <text:p>0.563571</text:p>
              </table:table-cell>
              <table:table-cell office:value-type="float" office:value="0.594909">
                <text:p>0.594909</text:p>
              </table:table-cell>
              <table:table-cell office:value-type="float" office:value="0.551992">
                <text:p>0.551992</text:p>
              </table:table-cell>
              <table:table-cell office:value-type="float" office:value="0.72259">
                <text:p>0.72259</text:p>
              </table:table-cell>
              <table:table-cell office:value-type="float" office:value="0.638202">
                <text:p>0.6382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